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4.16pt"/>
    </style:style>
    <style:style style:name="co3" style:family="table-column">
      <style:table-column-properties fo:break-before="auto" style:column-width="29.2pt"/>
    </style:style>
    <style:style style:name="co4" style:family="table-column">
      <style:table-column-properties fo:break-before="auto" style:column-width="132.7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44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1.09pt" fo:break-before="auto" style:use-optimal-row-height="false"/>
    </style:style>
    <style:style style:name="ro5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 style:data-style-name="N61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2b2b2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 fo:font-size="13pt" fo:font-weight="bold" style:font-name-asian="Noto Sans CJK SC DemiLight" style:font-size-asian="13pt" style:font-weight-asian="bold" style:font-name-complex="FreeSans" style:font-size-complex="13pt" style:font-weight-complex="bold"/>
    </style:style>
    <style:style style:name="ce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 style:data-style-name="N100"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ext-properties style:font-name="Liberation Sans" style:font-name-asian="Noto Sans CJK SC DemiLight" style:font-name-complex="FreeSans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 style:data-style-name="N100">
      <style:table-cell-properties fo:background-color="#b2b2b2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3" table:style-name="ta1">
        <table:shapes>
          <draw:frame draw:z-index="0" draw:style-name="gr1" draw:text-style-name="P1" svg:width="453.51pt" svg:height="255.09pt" svg:x="0pt" svg:y="578.83pt">
            <loext:p draw:notify-on-update-of-ranges="Sheet3.A1:Sheet3.A41 Sheet3.B1:Sheet3.B4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453.51pt" svg:height="255.09pt" svg:x="1297.59pt" svg:y="0.11pt">
            <loext:p draw:notify-on-update-of-ranges="Sheet3.S1:Sheet3.S9 Sheet3.T1:Sheet3.T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370.94pt" svg:height="208.66pt" svg:x="402.63pt" svg:y="147.09pt">
            <loext:p draw:notify-on-update-of-ranges="Sheet3.E1:Sheet3.E81 Sheet3.F1:Sheet3.F8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453.51pt" svg:height="255.09pt" svg:x="847.84pt" svg:y="432.51pt">
            <loext:p draw:notify-on-update-of-ranges="Sheet3.L34:Sheet3.L114 Sheet3.M34:Sheet3.M11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4" draw:style-name="gr1" draw:text-style-name="P1" svg:width="453.51pt" svg:height="255.09pt" svg:x="1482.18pt" svg:y="294.46pt">
            <loext:p draw:notify-on-update-of-ranges="Sheet3.V24:Sheet3.V64 Sheet3.W24:Sheet3.W64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5" draw:style-name="gr1" draw:text-style-name="P1" svg:width="453.51pt" svg:height="255.09pt" svg:x="1052.82pt" svg:y="869.58pt">
            <loext:p draw:notify-on-update-of-ranges="Sheet3.O66:Sheet3.O106 Sheet3.P66:Sheet3.P10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6" draw:style-name="gr1" draw:text-style-name="P1" svg:width="453.51pt" svg:height="255.09pt" svg:x="1752.07pt" svg:y="579.74pt">
            <loext:p draw:notify-on-update-of-ranges="Sheet3.Z46:Sheet3.Z86 Sheet3.AA46:Sheet3.AA86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2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16231707321" calcext:value-type="float">
            <text:p>-1.162317073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.00000101734" calcext:value-type="float">
            <text:p>-2.00000101734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-1.16227766022" calcext:value-type="float">
            <text:p>-1.16227766022</text:p>
          </table:table-cell>
          <table:table-cell table:number-columns-repeated="7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860959436966" calcext:value-type="float">
            <text:p>-0.860959436966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-1.98742301569" calcext:value-type="float">
            <text:p>-1.98742301569</text:p>
          </table:table-cell>
          <table:table-cell table:number-columns-repeated="12"/>
          <table:table-cell office:value-type="float" office:value="0.5" calcext:value-type="float">
            <text:p>0.5</text:p>
          </table:table-cell>
          <table:table-cell office:value-type="float" office:value="-0.283686943063" calcext:value-type="float">
            <text:p>-0.283686943063</text:p>
          </table:table-cell>
          <table:table-cell table:number-columns-repeated="7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659867656194" calcext:value-type="float">
            <text:p>-0.65986765619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-1.9746916107" calcext:value-type="float">
            <text:p>-1.9746916107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.11863302954" calcext:value-type="float">
            <text:p>0.11863302954</text:p>
          </table:table-cell>
          <table:table-cell table:number-columns-repeated="7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-0.511483123353" calcext:value-type="float">
            <text:p>-0.511483123353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office:value-type="float" office:value="-1.96180325836" calcext:value-type="float">
            <text:p>-1.96180325836</text:p>
          </table:table-cell>
          <table:table-cell table:number-columns-repeated="12"/>
          <table:table-cell office:value-type="float" office:value="1.5" calcext:value-type="float">
            <text:p>1.5</text:p>
          </table:table-cell>
          <table:table-cell office:value-type="float" office:value="0.396865411611" calcext:value-type="float">
            <text:p>0.396865411611</text:p>
          </table:table-cell>
          <table:table-cell table:number-columns-repeated="7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389394956417" calcext:value-type="float">
            <text:p>-0.389394956417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-1.94875447568" calcext:value-type="float">
            <text:p>-1.94875447568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0.606450745682" calcext:value-type="float">
            <text:p>0.606450745682</text:p>
          </table:table-cell>
          <table:table-cell table:number-columns-repeated="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283686943063" calcext:value-type="float">
            <text:p>-0.283686943063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-1.93554122619" calcext:value-type="float">
            <text:p>-1.93554122619</text:p>
          </table:table-cell>
          <table:table-cell table:number-columns-repeated="12"/>
          <table:table-cell office:value-type="float" office:value="2.5" calcext:value-type="float">
            <text:p>2.5</text:p>
          </table:table-cell>
          <table:table-cell office:value-type="float" office:value="1.22474487139" calcext:value-type="float">
            <text:p>1.22474487139</text:p>
          </table:table-cell>
          <table:table-cell table:number-columns-repeated="7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714131725464" calcext:value-type="float">
            <text:p>-0.714131725464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-1.92215949453" calcext:value-type="float">
            <text:p>-1.92215949453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.73205080757" calcext:value-type="float">
            <text:p>1.73205080757</text:p>
          </table:table-cell>
          <table:table-cell table:number-columns-repeated="7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103598036694" calcext:value-type="float">
            <text:p>-0.103598036694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float" office:value="-1.90860301796" calcext:value-type="float">
            <text:p>-1.90860301796</text:p>
          </table:table-cell>
          <table:table-cell table:number-columns-repeated="12"/>
          <table:table-cell office:value-type="float" office:value="3.5" calcext:value-type="float">
            <text:p>3.5</text:p>
          </table:table-cell>
          <table:table-cell office:value-type="float" office:value="2.12132034356" calcext:value-type="float">
            <text:p>2.12132034356</text:p>
          </table:table-cell>
          <table:table-cell table:number-columns-repeated="7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0244558583089" calcext:value-type="float">
            <text:p>-0.0244558583089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-1.89486791794" calcext:value-type="float">
            <text:p>-1.89486791794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2.44948974278" calcext:value-type="float">
            <text:p>2.44948974278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0.561919979436" calcext:value-type="float">
            <text:p>-0.561919979436</text:p>
          </table:table-cell>
          <table:table-cell table:number-columns-repeated="2"/>
          <table:table-cell office:value-type="float" office:value="0.45" calcext:value-type="float">
            <text:p>0.45</text:p>
          </table:table-cell>
          <table:table-cell office:value-type="float" office:value="-1.8809480771" calcext:value-type="float">
            <text:p>-1.8809480771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863302954" calcext:value-type="float">
            <text:p>0.11863302954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-1.86683743581" calcext:value-type="float">
            <text:p>-1.86683743581</text:p>
          </table:table-cell>
          <table:table-cell table:number-columns-repeated="21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-0.642633966171" calcext:value-type="float">
            <text:p>-0.642633966171</text:p>
          </table:table-cell>
          <table:table-cell table:number-columns-repeated="2"/>
          <table:table-cell office:value-type="float" office:value="0.55" calcext:value-type="float">
            <text:p>0.55</text:p>
          </table:table-cell>
          <table:table-cell office:value-type="float" office:value="-1.85252950978" calcext:value-type="float">
            <text:p>-1.85252950978</text:p>
          </table:table-cell>
          <table:table-cell table:number-columns-repeated="21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44303429927" calcext:value-type="float">
            <text:p>0.244303429927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-1.83801736346" calcext:value-type="float">
            <text:p>-1.83801736346</text:p>
          </table:table-cell>
          <table:table-cell table:number-columns-repeated="21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299233634194" calcext:value-type="float">
            <text:p>0.299233634194</text:p>
          </table:table-cell>
          <table:table-cell table:number-columns-repeated="2"/>
          <table:table-cell office:value-type="float" office:value="0.65" calcext:value-type="float">
            <text:p>0.65</text:p>
          </table:table-cell>
          <table:table-cell office:value-type="float" office:value="-1.82329357773" calcext:value-type="float">
            <text:p>-1.82329357773</text:p>
          </table:table-cell>
          <table:table-cell table:number-columns-repeated="21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49859176996" calcext:value-type="float">
            <text:p>0.349859176996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-1.80835021193" calcext:value-type="float">
            <text:p>-1.80835021193</text:p>
          </table:table-cell>
          <table:table-cell table:number-columns-repeated="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396865411611" calcext:value-type="float">
            <text:p>0.396865411611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-1.79317875981" calcext:value-type="float">
            <text:p>-1.79317875981</text:p>
          </table:table-cell>
          <table:table-cell table:number-columns-repeated="21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440768704504" calcext:value-type="float">
            <text:p>0.440768704504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-1.77777009891" calcext:value-type="float">
            <text:p>-1.77777009891</text:p>
          </table:table-cell>
          <table:table-cell table:number-columns-repeated="21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48301637946" calcext:value-type="float">
            <text:p>0.48301637946</text:p>
          </table:table-cell>
          <table:table-cell table:number-columns-repeated="2"/>
          <table:table-cell office:value-type="float" office:value="0.85" calcext:value-type="float">
            <text:p>0.85</text:p>
          </table:table-cell>
          <table:table-cell office:value-type="float" office:value="-1.76211443252" calcext:value-type="float">
            <text:p>-1.76211443252</text:p>
          </table:table-cell>
          <table:table-cell table:number-columns-repeated="21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524665337819" calcext:value-type="float">
            <text:p>0.524665337819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-1.74620122331" calcext:value-type="float">
            <text:p>-1.74620122331</text:p>
          </table:table-cell>
          <table:table-cell table:number-columns-repeated="21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565788191286" calcext:value-type="float">
            <text:p>0.565788191286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-1.73001911723" calcext:value-type="float">
            <text:p>-1.73001911723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06450745682" calcext:value-type="float">
            <text:p>0.6064507456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.71355585618" calcext:value-type="float">
            <text:p>-1.71355585618</text:p>
          </table:table-cell>
          <table:table-cell table:number-columns-repeated="21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547722557505" calcext:value-type="float">
            <text:p>0.547722557505</text:p>
          </table:table-cell>
          <table:table-cell table:number-columns-repeated="2"/>
          <table:table-cell office:value-type="float" office:value="1.05" calcext:value-type="float">
            <text:p>1.05</text:p>
          </table:table-cell>
          <table:table-cell office:value-type="float" office:value="-1.69679817748" calcext:value-type="float">
            <text:p>-1.69679817748</text:p>
          </table:table-cell>
          <table:table-cell table:number-columns-repeated="21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774596669241" calcext:value-type="float">
            <text:p>0.77459666924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float" office:value="-1.67973169773" calcext:value-type="float">
            <text:p>-1.67973169773</text:p>
          </table:table-cell>
          <table:table-cell table:number-columns-repeated="21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948683298051" calcext:value-type="float">
            <text:p>0.948683298051</text:p>
          </table:table-cell>
          <table:table-cell table:number-columns-repeated="2"/>
          <table:table-cell office:value-type="float" office:value="1.15" calcext:value-type="float">
            <text:p>1.15</text:p>
          </table:table-cell>
          <table:table-cell office:value-type="float" office:value="-1.66234077816" calcext:value-type="float">
            <text:p>-1.66234077816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style-name="ce1" office:value-type="float" office:value="0.0000107152835623" calcext:value-type="float">
            <text:p>1.07E-05</text:p>
          </table:table-cell>
          <table:table-cell table:number-columns-repeated="4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.09544511501" calcext:value-type="float">
            <text:p>1.09544511501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-1.6446083676" calcext:value-type="float">
            <text:p>-1.6446083676</text:p>
          </table:table-cell>
          <table:table-cell table:number-columns-repeated="15"/>
          <table:table-cell office:value-type="float" office:value="0.1" calcext:value-type="float">
            <text:p>0.1</text:p>
          </table:table-cell>
          <table:table-cell office:value-type="float" office:value="0.547722557505" calcext:value-type="float">
            <text:p>0.547722557505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.22474487139" calcext:value-type="float">
            <text:p>1.22474487139</text:p>
          </table:table-cell>
          <table:table-cell table:number-columns-repeated="2"/>
          <table:table-cell office:value-type="float" office:value="1.25" calcext:value-type="float">
            <text:p>1.25</text:p>
          </table:table-cell>
          <table:table-cell office:value-type="float" office:value="-1.62651581868" calcext:value-type="float">
            <text:p>-1.62651581868</text:p>
          </table:table-cell>
          <table:table-cell table:number-columns-repeated="15"/>
          <table:table-cell office:value-type="float" office:value="0.2" calcext:value-type="float">
            <text:p>0.2</text:p>
          </table:table-cell>
          <table:table-cell office:value-type="float" office:value="0.774596669241" calcext:value-type="float">
            <text:p>0.774596669241</text:p>
          </table:table-cell>
          <table:table-cell table:number-columns-repeated="4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.3416407865" calcext:value-type="float">
            <text:p>1.3416407865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-1.4505388561" calcext:value-type="float">
            <text:p>-1.4505388561</text:p>
          </table:table-cell>
          <table:table-cell table:number-columns-repeated="15"/>
          <table:table-cell office:value-type="float" office:value="0.3" calcext:value-type="float">
            <text:p>0.3</text:p>
          </table:table-cell>
          <table:table-cell office:value-type="float" office:value="0.948683298051" calcext:value-type="float">
            <text:p>0.948683298051</text:p>
          </table:table-cell>
          <table:table-cell table:number-columns-repeated="4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.44913767462" calcext:value-type="float">
            <text:p>1.44913767462</text:p>
          </table:table-cell>
          <table:table-cell table:number-columns-repeated="2"/>
          <table:table-cell office:value-type="float" office:value="1.35" calcext:value-type="float">
            <text:p>1.35</text:p>
          </table:table-cell>
          <table:table-cell office:value-type="float" office:value="-1.43011454575" calcext:value-type="float">
            <text:p>-1.43011454575</text:p>
          </table:table-cell>
          <table:table-cell table:number-columns-repeated="15"/>
          <table:table-cell office:value-type="float" office:value="0.4" calcext:value-type="float">
            <text:p>0.4</text:p>
          </table:table-cell>
          <table:table-cell office:value-type="float" office:value="1.09544511501" calcext:value-type="float">
            <text:p>1.09544511501</text:p>
          </table:table-cell>
          <table:table-cell table:number-columns-repeated="4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.54919333848" calcext:value-type="float">
            <text:p>1.54919333848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-1.40968146411" calcext:value-type="float">
            <text:p>-1.40968146411</text:p>
          </table:table-cell>
          <table:table-cell table:number-columns-repeated="15"/>
          <table:table-cell office:value-type="float" office:value="0.5" calcext:value-type="float">
            <text:p>0.5</text:p>
          </table:table-cell>
          <table:table-cell office:value-type="float" office:value="1.22474487139" calcext:value-type="float">
            <text:p>1.22474487139</text:p>
          </table:table-cell>
          <table:table-cell table:number-columns-repeated="4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.64316767252" calcext:value-type="float">
            <text:p>1.64316767252</text:p>
          </table:table-cell>
          <table:table-cell table:number-columns-repeated="2"/>
          <table:table-cell office:value-type="float" office:value="1.45" calcext:value-type="float">
            <text:p>1.45</text:p>
          </table:table-cell>
          <table:table-cell office:value-type="float" office:value="-1.38923547987" calcext:value-type="float">
            <text:p>-1.38923547987</text:p>
          </table:table-cell>
          <table:table-cell table:number-columns-repeated="15"/>
          <table:table-cell office:value-type="float" office:value="0.6" calcext:value-type="float">
            <text:p>0.6</text:p>
          </table:table-cell>
          <table:table-cell office:value-type="float" office:value="1.3416407865" calcext:value-type="float">
            <text:p>1.341640786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3205080757" calcext:value-type="float">
            <text:p>1.73205080757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-1.3687724484" calcext:value-type="float">
            <text:p>-1.3687724484</text:p>
          </table:table-cell>
          <table:table-cell table:number-columns-repeated="15"/>
          <table:table-cell office:value-type="float" office:value="0.7" calcext:value-type="float">
            <text:p>0.7</text:p>
          </table:table-cell>
          <table:table-cell office:value-type="float" office:value="1.44913767462" calcext:value-type="float">
            <text:p>1.44913767462</text:p>
          </table:table-cell>
          <table:table-cell table:number-columns-repeated="4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.81659021246" calcext:value-type="float">
            <text:p>1.81659021246</text:p>
          </table:table-cell>
          <table:table-cell table:number-columns-repeated="2"/>
          <table:table-cell office:value-type="float" office:value="1.55" calcext:value-type="float">
            <text:p>1.55</text:p>
          </table:table-cell>
          <table:table-cell office:value-type="float" office:value="-1.34828825544" calcext:value-type="float">
            <text:p>-1.34828825544</text:p>
          </table:table-cell>
          <table:table-cell table:number-columns-repeated="15"/>
          <table:table-cell office:value-type="float" office:value="0.8" calcext:value-type="float">
            <text:p>0.8</text:p>
          </table:table-cell>
          <table:table-cell office:value-type="float" office:value="1.54919333848" calcext:value-type="float">
            <text:p>1.54919333848</text:p>
          </table:table-cell>
          <table:table-cell table:number-columns-repeated="4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.8973665961" calcext:value-type="float">
            <text:p>1.8973665961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-1.32777876732" calcext:value-type="float">
            <text:p>-1.32777876732</text:p>
          </table:table-cell>
          <table:table-cell table:number-columns-repeated="15"/>
          <table:table-cell office:value-type="float" office:value="0.9" calcext:value-type="float">
            <text:p>0.9</text:p>
          </table:table-cell>
          <table:table-cell office:value-type="float" office:value="1.64316767252" calcext:value-type="float">
            <text:p>1.64316767252</text:p>
          </table:table-cell>
          <table:table-cell table:number-columns-repeated="4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.97484176581" calcext:value-type="float">
            <text:p>1.97484176581</text:p>
          </table:table-cell>
          <table:table-cell table:number-columns-repeated="2"/>
          <table:table-cell office:value-type="float" office:value="1.65" calcext:value-type="float">
            <text:p>1.65</text:p>
          </table:table-cell>
          <table:table-cell office:value-type="float" office:value="-1.30723981932" calcext:value-type="float">
            <text:p>-1.3072398193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-1.16227766022" calcext:value-type="float">
            <text:p>-1.1622776602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1.73205080757" calcext:value-type="float">
            <text:p>1.73205080757</text:p>
          </table:table-cell>
          <table:table-cell table:number-columns-repeated="4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2.04939015319" calcext:value-type="float">
            <text:p>2.04939015319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-1.28666719794" calcext:value-type="float">
            <text:p>-1.28666719794</text:p>
          </table:table-cell>
          <table:table-cell table:number-columns-repeated="5"/>
          <table:table-cell office:value-type="float" office:value="0.05" calcext:value-type="float">
            <text:p>0.05</text:p>
          </table:table-cell>
          <table:table-cell office:value-type="float" office:value="-0.958678656531" calcext:value-type="float">
            <text:p>-0.958678656531</text:p>
          </table:table-cell>
          <table:table-cell table:number-columns-repeated="8"/>
          <table:table-cell office:value-type="float" office:value="1.1" calcext:value-type="float">
            <text:p>1.1</text:p>
          </table:table-cell>
          <table:table-cell office:value-type="float" office:value="1.81659021246" calcext:value-type="float">
            <text:p>1.81659021246</text:p>
          </table:table-cell>
          <table:table-cell table:number-columns-repeated="4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.12132034356" calcext:value-type="float">
            <text:p>2.12132034356</text:p>
          </table:table-cell>
          <table:table-cell table:number-columns-repeated="2"/>
          <table:table-cell office:value-type="float" office:value="1.75" calcext:value-type="float">
            <text:p>1.75</text:p>
          </table:table-cell>
          <table:table-cell office:value-type="float" office:value="-1.26605641361" calcext:value-type="float">
            <text:p>-1.26605641361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office:value-type="float" office:value="-0.86292709388" calcext:value-type="float">
            <text:p>-0.86292709388</text:p>
          </table:table-cell>
          <table:table-cell table:number-columns-repeated="8"/>
          <table:table-cell office:value-type="float" office:value="1.2" calcext:value-type="float">
            <text:p>1.2</text:p>
          </table:table-cell>
          <table:table-cell office:value-type="float" office:value="1.8973665961" calcext:value-type="float">
            <text:p>1.8973665961</text:p>
          </table:table-cell>
          <table:table-cell table:number-columns-repeated="4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.19089023002" calcext:value-type="float">
            <text:p>2.19089023002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-1.24540227729" calcext:value-type="float">
            <text:p>-1.24540227729</text:p>
          </table:table-cell>
          <table:table-cell table:number-columns-repeated="5"/>
          <table:table-cell office:value-type="float" office:value="0.15" calcext:value-type="float">
            <text:p>0.15</text:p>
          </table:table-cell>
          <table:table-cell office:value-type="float" office:value="-0.785064706279" calcext:value-type="float">
            <text:p>-0.785064706279</text:p>
          </table:table-cell>
          <table:table-cell table:number-columns-repeated="8"/>
          <table:table-cell office:value-type="float" office:value="1.3" calcext:value-type="float">
            <text:p>1.3</text:p>
          </table:table-cell>
          <table:table-cell office:value-type="float" office:value="1.97484176581" calcext:value-type="float">
            <text:p>1.97484176581</text:p>
          </table:table-cell>
          <table:table-cell table:number-columns-repeated="4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2.25831795813" calcext:value-type="float">
            <text:p>2.25831795813</text:p>
          </table:table-cell>
          <table:table-cell table:number-columns-repeated="2"/>
          <table:table-cell office:value-type="float" office:value="1.85" calcext:value-type="float">
            <text:p>1.85</text:p>
          </table:table-cell>
          <table:table-cell office:value-type="float" office:value="-1.2247040514" calcext:value-type="float">
            <text:p>-1.2247040514</text:p>
          </table:table-cell>
          <table:table-cell table:number-columns-repeated="5"/>
          <table:table-cell office:value-type="float" office:value="0.2" calcext:value-type="float">
            <text:p>0.2</text:p>
          </table:table-cell>
          <table:table-cell office:value-type="float" office:value="-0.659867656194" calcext:value-type="float">
            <text:p>-0.659867656194</text:p>
          </table:table-cell>
          <table:table-cell table:number-columns-repeated="8"/>
          <table:table-cell office:value-type="float" office:value="1.4" calcext:value-type="float">
            <text:p>1.4</text:p>
          </table:table-cell>
          <table:table-cell office:value-type="float" office:value="2.04939015319" calcext:value-type="float">
            <text:p>2.04939015319</text:p>
          </table:table-cell>
          <table:table-cell table:number-columns-repeated="4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2.32379000772" calcext:value-type="float">
            <text:p>2.32379000772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-1.20395299633" calcext:value-type="float">
            <text:p>-1.20395299633</text:p>
          </table:table-cell>
          <table:table-cell table:number-columns-repeated="5"/>
          <table:table-cell office:value-type="float" office:value="0.25" calcext:value-type="float">
            <text:p>0.25</text:p>
          </table:table-cell>
          <table:table-cell office:value-type="float" office:value="-0.581400270823" calcext:value-type="float">
            <text:p>-0.581400270823</text:p>
          </table:table-cell>
          <table:table-cell table:number-columns-repeated="8"/>
          <table:table-cell office:value-type="float" office:value="1.5" calcext:value-type="float">
            <text:p>1.5</text:p>
          </table:table-cell>
          <table:table-cell office:value-type="float" office:value="2.12132034356" calcext:value-type="float">
            <text:p>2.12132034356</text:p>
          </table:table-cell>
          <table:table-cell table:number-columns-repeated="4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.38746727726" calcext:value-type="float">
            <text:p>2.38746727726</text:p>
          </table:table-cell>
          <table:table-cell table:number-columns-repeated="2"/>
          <table:table-cell office:value-type="float" office:value="1.95" calcext:value-type="float">
            <text:p>1.95</text:p>
          </table:table-cell>
          <table:table-cell office:value-type="float" office:value="-1.18328831149" calcext:value-type="float">
            <text:p>-1.18328831149</text:p>
          </table:table-cell>
          <table:table-cell table:number-columns-repeated="5"/>
          <table:table-cell office:value-type="float" office:value="0.3" calcext:value-type="float">
            <text:p>0.3</text:p>
          </table:table-cell>
          <table:table-cell office:value-type="float" office:value="-0.511483123353" calcext:value-type="float">
            <text:p>-0.511483123353</text:p>
          </table:table-cell>
          <table:table-cell table:number-columns-repeated="8"/>
          <table:table-cell office:value-type="float" office:value="1.6" calcext:value-type="float">
            <text:p>1.6</text:p>
          </table:table-cell>
          <table:table-cell office:value-type="float" office:value="2.19089023002" calcext:value-type="float">
            <text:p>2.1908902300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449489" calcext:value-type="float">
            <text:p>2.44948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1.16227766017" calcext:value-type="float">
            <text:p>-1.16227766017</text:p>
          </table:table-cell>
          <table:table-cell table:number-columns-repeated="5"/>
          <table:table-cell office:value-type="float" office:value="0.35" calcext:value-type="float">
            <text:p>0.35</text:p>
          </table:table-cell>
          <table:table-cell office:value-type="float" office:value="-0.447946284719" calcext:value-type="float">
            <text:p>-0.447946284719</text:p>
          </table:table-cell>
          <table:table-cell table:number-columns-repeated="8"/>
          <table:table-cell office:value-type="float" office:value="1.7" calcext:value-type="float">
            <text:p>1.7</text:p>
          </table:table-cell>
          <table:table-cell office:value-type="float" office:value="2.25831795813" calcext:value-type="float">
            <text:p>2.2583179581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05" calcext:value-type="float">
            <text:p>2.05</text:p>
          </table:table-cell>
          <table:table-cell office:value-type="float" office:value="-1.14134339799" calcext:value-type="float">
            <text:p>-1.14134339799</text:p>
          </table:table-cell>
          <table:table-cell table:number-columns-repeated="5"/>
          <table:table-cell office:value-type="float" office:value="0.4" calcext:value-type="float">
            <text:p>0.4</text:p>
          </table:table-cell>
          <table:table-cell office:value-type="float" office:value="-0.389394956417" calcext:value-type="float">
            <text:p>-0.389394956417</text:p>
          </table:table-cell>
          <table:table-cell table:number-columns-repeated="8"/>
          <table:table-cell office:value-type="float" office:value="1.8" calcext:value-type="float">
            <text:p>1.8</text:p>
          </table:table-cell>
          <table:table-cell office:value-type="float" office:value="2.32379000772" calcext:value-type="float">
            <text:p>2.3237900077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1" calcext:value-type="float">
            <text:p>2.1</text:p>
          </table:table-cell>
          <table:table-cell office:value-type="float" office:value="-1.12034024201" calcext:value-type="float">
            <text:p>-1.12034024201</text:p>
          </table:table-cell>
          <table:table-cell table:number-columns-repeated="5"/>
          <table:table-cell office:value-type="float" office:value="0.45" calcext:value-type="float">
            <text:p>0.45</text:p>
          </table:table-cell>
          <table:table-cell office:value-type="float" office:value="-0.334871753535" calcext:value-type="float">
            <text:p>-0.334871753535</text:p>
          </table:table-cell>
          <table:table-cell table:number-columns-repeated="8"/>
          <table:table-cell office:value-type="float" office:value="1.9" calcext:value-type="float">
            <text:p>1.9</text:p>
          </table:table-cell>
          <table:table-cell office:value-type="float" office:value="2.38746727726" calcext:value-type="float">
            <text:p>2.3874672772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15" calcext:value-type="float">
            <text:p>2.15</text:p>
          </table:table-cell>
          <table:table-cell office:value-type="float" office:value="-1.09930526077" calcext:value-type="float">
            <text:p>-1.09930526077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office:value-type="float" office:value="-0.283686943063" calcext:value-type="float">
            <text:p>-0.28368694306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2.44948974278" calcext:value-type="float">
            <text:p>2.4494897427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2" calcext:value-type="float">
            <text:p>2.2</text:p>
          </table:table-cell>
          <table:table-cell office:value-type="float" office:value="-1.0781036069" calcext:value-type="float">
            <text:p>-1.0781036069</text:p>
          </table:table-cell>
          <table:table-cell table:number-columns-repeated="5"/>
          <table:table-cell office:value-type="float" office:value="0.55" calcext:value-type="float">
            <text:p>0.55</text:p>
          </table:table-cell>
          <table:table-cell office:value-type="float" office:value="-0.235324765233" calcext:value-type="float">
            <text:p>-0.235324765233</text:p>
          </table:table-cell>
          <table:table-cell table:number-columns-repeated="8"/>
          <table:table-cell office:value-type="float" office:value="2.1" calcext:value-type="float">
            <text:p>2.1</text:p>
          </table:table-cell>
          <table:table-cell office:value-type="float" office:value="2.5099800796" calcext:value-type="float">
            <text:p>2.509980079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25" calcext:value-type="float">
            <text:p>2.25</text:p>
          </table:table-cell>
          <table:table-cell office:value-type="float" office:value="-1.05683567042" calcext:value-type="float">
            <text:p>-1.05683567042</text:p>
          </table:table-cell>
          <table:table-cell table:number-columns-repeated="5"/>
          <table:table-cell office:value-type="float" office:value="0.6" calcext:value-type="float">
            <text:p>0.6</text:p>
          </table:table-cell>
          <table:table-cell office:value-type="float" office:value="-0.189387975672" calcext:value-type="float">
            <text:p>-0.189387975672</text:p>
          </table:table-cell>
          <table:table-cell table:number-columns-repeated="8"/>
          <table:table-cell office:value-type="float" office:value="2.2" calcext:value-type="float">
            <text:p>2.2</text:p>
          </table:table-cell>
          <table:table-cell office:value-type="float" office:value="2.56904651573" calcext:value-type="float">
            <text:p>2.5690465157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.86683743581" calcext:value-type="float">
            <text:p>-1.86683743581</text:p>
          </table:table-cell>
        </table:table-row>
        <table:table-row table:style-name="ro1">
          <table:table-cell table:number-columns-repeated="4"/>
          <table:table-cell office:value-type="float" office:value="2.3" calcext:value-type="float">
            <text:p>2.3</text:p>
          </table:table-cell>
          <table:table-cell office:value-type="float" office:value="-1.03586644674" calcext:value-type="float">
            <text:p>-1.03586644674</text:p>
          </table:table-cell>
          <table:table-cell table:number-columns-repeated="5"/>
          <table:table-cell office:value-type="float" office:value="0.65" calcext:value-type="float">
            <text:p>0.65</text:p>
          </table:table-cell>
          <table:table-cell office:value-type="float" office:value="-0.145563156878" calcext:value-type="float">
            <text:p>-0.145563156878</text:p>
          </table:table-cell>
          <table:table-cell table:number-columns-repeated="8"/>
          <table:table-cell office:value-type="float" office:value="2.3" calcext:value-type="float">
            <text:p>2.3</text:p>
          </table:table-cell>
          <table:table-cell office:value-type="float" office:value="2.62678510731" calcext:value-type="float">
            <text:p>2.6267851073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-1.70177577937" calcext:value-type="float">
            <text:p>-1.70177577937</text:p>
          </table:table-cell>
        </table:table-row>
        <table:table-row table:style-name="ro1">
          <table:table-cell table:number-columns-repeated="4"/>
          <table:table-cell office:value-type="float" office:value="2.35" calcext:value-type="float">
            <text:p>2.35</text:p>
          </table:table-cell>
          <table:table-cell office:value-type="float" office:value="-1.01403460112" calcext:value-type="float">
            <text:p>-1.01403460112</text:p>
          </table:table-cell>
          <table:table-cell table:number-columns-repeated="5"/>
          <table:table-cell office:value-type="float" office:value="0.7" calcext:value-type="float">
            <text:p>0.7</text:p>
          </table:table-cell>
          <table:table-cell office:value-type="float" office:value="-0.103598036694" calcext:value-type="float">
            <text:p>-0.103598036694</text:p>
          </table:table-cell>
          <table:table-cell table:number-columns-repeated="8"/>
          <table:table-cell office:value-type="float" office:value="2.4" calcext:value-type="float">
            <text:p>2.4</text:p>
          </table:table-cell>
          <table:table-cell office:value-type="float" office:value="2.683281573" calcext:value-type="float">
            <text:p>2.683281573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-1.65190455121" calcext:value-type="float">
            <text:p>-1.65190455121</text:p>
          </table:table-cell>
        </table:table-row>
        <table:table-row table:style-name="ro1">
          <table:table-cell table:number-columns-repeated="4"/>
          <table:table-cell office:value-type="float" office:value="2.4" calcext:value-type="float">
            <text:p>2.4</text:p>
          </table:table-cell>
          <table:table-cell office:value-type="float" office:value="-0.994599124234" calcext:value-type="float">
            <text:p>-0.994599124234</text:p>
          </table:table-cell>
          <table:table-cell table:number-columns-repeated="5"/>
          <table:table-cell office:value-type="float" office:value="0.75" calcext:value-type="float">
            <text:p>0.75</text:p>
          </table:table-cell>
          <table:table-cell office:value-type="float" office:value="-0.0632861054879" calcext:value-type="float">
            <text:p>-0.0632861054879</text:p>
          </table:table-cell>
          <table:table-cell table:number-columns-repeated="8"/>
          <table:table-cell office:value-type="float" office:value="2.5" calcext:value-type="float">
            <text:p>2.5</text:p>
          </table:table-cell>
          <table:table-cell office:value-type="float" office:value="2.73861278753" calcext:value-type="float">
            <text:p>2.73861278753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-1.60214929934" calcext:value-type="float">
            <text:p>-1.60214929934</text:p>
          </table:table-cell>
        </table:table-row>
        <table:table-row table:style-name="ro1">
          <table:table-cell table:number-columns-repeated="4"/>
          <table:table-cell office:value-type="float" office:value="2.45" calcext:value-type="float">
            <text:p>2.45</text:p>
          </table:table-cell>
          <table:table-cell office:value-type="float" office:value="-0.978935166963" calcext:value-type="float">
            <text:p>-0.978935166963</text:p>
          </table:table-cell>
          <table:table-cell table:number-columns-repeated="5"/>
          <table:table-cell office:value-type="float" office:value="0.8" calcext:value-type="float">
            <text:p>0.8</text:p>
          </table:table-cell>
          <table:table-cell office:value-type="float" office:value="-0.0244558583089" calcext:value-type="float">
            <text:p>-0.0244558583089</text:p>
          </table:table-cell>
          <table:table-cell table:number-columns-repeated="8"/>
          <table:table-cell office:value-type="float" office:value="2.6" calcext:value-type="float">
            <text:p>2.6</text:p>
          </table:table-cell>
          <table:table-cell office:value-type="float" office:value="2.79284800875" calcext:value-type="float">
            <text:p>2.79284800875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-1.55250117135" calcext:value-type="float">
            <text:p>-1.55250117135</text:p>
          </table:table-cell>
        </table:table-row>
        <table:table-row table:style-name="ro1">
          <table:table-cell table:number-columns-repeated="4"/>
          <table:table-cell office:value-type="float" office:value="2.5" calcext:value-type="float">
            <text:p>2.5</text:p>
          </table:table-cell>
          <table:table-cell office:value-type="float" office:value="-0.963016461077" calcext:value-type="float">
            <text:p>-0.963016461077</text:p>
          </table:table-cell>
          <table:table-cell table:number-columns-repeated="5"/>
          <table:table-cell office:value-type="float" office:value="0.85" calcext:value-type="float">
            <text:p>0.85</text:p>
          </table:table-cell>
          <table:table-cell office:value-type="float" office:value="0.013036927701" calcext:value-type="float">
            <text:p>0.013036927701</text:p>
          </table:table-cell>
          <table:table-cell table:number-columns-repeated="8"/>
          <table:table-cell office:value-type="float" office:value="2.7" calcext:value-type="float">
            <text:p>2.7</text:p>
          </table:table-cell>
          <table:table-cell office:value-type="float" office:value="2.84604989415" calcext:value-type="float">
            <text:p>2.8460498941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-1.50295126968" calcext:value-type="float">
            <text:p>-1.50295126968</text:p>
          </table:table-cell>
        </table:table-row>
        <table:table-row table:style-name="ro1">
          <table:table-cell table:number-columns-repeated="4"/>
          <table:table-cell office:value-type="float" office:value="2.55" calcext:value-type="float">
            <text:p>2.55</text:p>
          </table:table-cell>
          <table:table-cell office:value-type="float" office:value="-0.946830157682" calcext:value-type="float">
            <text:p>-0.946830157682</text:p>
          </table:table-cell>
          <table:table-cell table:number-columns-repeated="5"/>
          <table:table-cell office:value-type="float" office:value="0.9" calcext:value-type="float">
            <text:p>0.9</text:p>
          </table:table-cell>
          <table:table-cell office:value-type="float" office:value="0.0493148633736" calcext:value-type="float">
            <text:p>0.0493148633736</text:p>
          </table:table-cell>
          <table:table-cell table:number-columns-repeated="8"/>
          <table:table-cell office:value-type="float" office:value="2.8" calcext:value-type="float">
            <text:p>2.8</text:p>
          </table:table-cell>
          <table:table-cell office:value-type="float" office:value="2.89827534924" calcext:value-type="float">
            <text:p>2.89827534924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-1.45349062373" calcext:value-type="float">
            <text:p>-1.45349062373</text:p>
          </table:table-cell>
        </table:table-row>
        <table:table-row table:style-name="ro1">
          <table:table-cell table:number-columns-repeated="4"/>
          <table:table-cell office:value-type="float" office:value="2.6" calcext:value-type="float">
            <text:p>2.6</text:p>
          </table:table-cell>
          <table:table-cell office:value-type="float" office:value="-0.930362290017" calcext:value-type="float">
            <text:p>-0.930362290017</text:p>
          </table:table-cell>
          <table:table-cell table:number-columns-repeated="5"/>
          <table:table-cell office:value-type="float" office:value="0.95" calcext:value-type="float">
            <text:p>0.95</text:p>
          </table:table-cell>
          <table:table-cell office:value-type="float" office:value="0.084483193152" calcext:value-type="float">
            <text:p>0.084483193152</text:p>
          </table:table-cell>
          <table:table-cell table:number-columns-repeated="8"/>
          <table:table-cell office:value-type="float" office:value="2.9" calcext:value-type="float">
            <text:p>2.9</text:p>
          </table:table-cell>
          <table:table-cell office:value-type="float" office:value="2.94957624075" calcext:value-type="float">
            <text:p>2.94957624075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-0.68981870848" calcext:value-type="float">
            <text:p>-0.68981870848</text:p>
          </table:table-cell>
        </table:table-row>
        <table:table-row table:style-name="ro1">
          <table:table-cell table:number-columns-repeated="4"/>
          <table:table-cell office:value-type="float" office:value="2.65" calcext:value-type="float">
            <text:p>2.65</text:p>
          </table:table-cell>
          <table:table-cell office:value-type="float" office:value="-0.913597632372" calcext:value-type="float">
            <text:p>-0.91359763237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11863302954" calcext:value-type="float">
            <text:p>0.11863302954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-0.648358512721" calcext:value-type="float">
            <text:p>-0.648358512721</text:p>
          </table:table-cell>
        </table:table-row>
        <table:table-row table:style-name="ro1">
          <table:table-cell table:number-columns-repeated="4"/>
          <table:table-cell office:value-type="float" office:value="2.7" calcext:value-type="float">
            <text:p>2.7</text:p>
          </table:table-cell>
          <table:table-cell office:value-type="float" office:value="-0.896519535239" calcext:value-type="float">
            <text:p>-0.896519535239</text:p>
          </table:table-cell>
          <table:table-cell table:number-columns-repeated="5"/>
          <table:table-cell office:value-type="float" office:value="1.05" calcext:value-type="float">
            <text:p>1.05</text:p>
          </table:table-cell>
          <table:table-cell office:value-type="float" office:value="0.151843855222" calcext:value-type="float">
            <text:p>0.151843855222</text:p>
          </table:table-cell>
          <table:table-cell table:number-columns-repeated="8"/>
          <table:table-cell office:value-type="float" office:value="3.1" calcext:value-type="float">
            <text:p>3.1</text:p>
          </table:table-cell>
          <table:table-cell office:value-type="float" office:value="3.0495901364" calcext:value-type="float">
            <text:p>3.0495901364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-0.610969225243" calcext:value-type="float">
            <text:p>-0.610969225243</text:p>
          </table:table-cell>
        </table:table-row>
        <table:table-row table:style-name="ro1">
          <table:table-cell table:number-columns-repeated="4"/>
          <table:table-cell office:value-type="float" office:value="2.75" calcext:value-type="float">
            <text:p>2.75</text:p>
          </table:table-cell>
          <table:table-cell office:value-type="float" office:value="-0.879109731635" calcext:value-type="float">
            <text:p>-0.879109731635</text:p>
          </table:table-cell>
          <table:table-cell table:number-columns-repeated="5"/>
          <table:table-cell office:value-type="float" office:value="1.1" calcext:value-type="float">
            <text:p>1.1</text:p>
          </table:table-cell>
          <table:table-cell office:value-type="float" office:value="0.184124253921" calcext:value-type="float">
            <text:p>0.184124253921</text:p>
          </table:table-cell>
          <table:table-cell table:number-columns-repeated="8"/>
          <table:table-cell office:value-type="float" office:value="3.2" calcext:value-type="float">
            <text:p>3.2</text:p>
          </table:table-cell>
          <table:table-cell office:value-type="float" office:value="3.09838667697" calcext:value-type="float">
            <text:p>3.098386676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0.577311910276" calcext:value-type="float">
            <text:p>-0.577311910276</text:p>
          </table:table-cell>
        </table:table-row>
        <table:table-row table:style-name="ro1">
          <table:table-cell table:number-columns-repeated="4"/>
          <table:table-cell office:value-type="float" office:value="2.8" calcext:value-type="float">
            <text:p>2.8</text:p>
          </table:table-cell>
          <table:table-cell office:value-type="float" office:value="-0.861348108168" calcext:value-type="float">
            <text:p>-0.861348108168</text:p>
          </table:table-cell>
          <table:table-cell table:number-columns-repeated="5"/>
          <table:table-cell office:value-type="float" office:value="1.15" calcext:value-type="float">
            <text:p>1.15</text:p>
          </table:table-cell>
          <table:table-cell office:value-type="float" office:value="0.214942701226" calcext:value-type="float">
            <text:p>0.214942701226</text:p>
          </table:table-cell>
          <table:table-cell table:number-columns-repeated="8"/>
          <table:table-cell office:value-type="float" office:value="3.3" calcext:value-type="float">
            <text:p>3.3</text:p>
          </table:table-cell>
          <table:table-cell office:value-type="float" office:value="3.14642654451" calcext:value-type="float">
            <text:p>3.1464265445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float" office:value="-0.547225861322" calcext:value-type="float">
            <text:p>-0.547225861322</text:p>
          </table:table-cell>
        </table:table-row>
        <table:table-row table:style-name="ro1">
          <table:table-cell table:number-columns-repeated="4"/>
          <table:table-cell office:value-type="float" office:value="2.85" calcext:value-type="float">
            <text:p>2.85</text:p>
          </table:table-cell>
          <table:table-cell office:value-type="float" office:value="-0.843212793742" calcext:value-type="float">
            <text:p>-0.843212793742</text:p>
          </table:table-cell>
          <table:table-cell table:number-columns-repeated="5"/>
          <table:table-cell office:value-type="float" office:value="1.2" calcext:value-type="float">
            <text:p>1.2</text:p>
          </table:table-cell>
          <table:table-cell office:value-type="float" office:value="0.244303429927" calcext:value-type="float">
            <text:p>0.244303429927</text:p>
          </table:table-cell>
          <table:table-cell table:number-columns-repeated="8"/>
          <table:table-cell office:value-type="float" office:value="3.4" calcext:value-type="float">
            <text:p>3.4</text:p>
          </table:table-cell>
          <table:table-cell office:value-type="float" office:value="3.19374388453" calcext:value-type="float">
            <text:p>3.19374388453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-0.51978986142" calcext:value-type="float">
            <text:p>-0.51978986142</text:p>
          </table:table-cell>
        </table:table-row>
        <table:table-row table:style-name="ro1">
          <table:table-cell table:number-columns-repeated="4"/>
          <table:table-cell office:value-type="float" office:value="2.9" calcext:value-type="float">
            <text:p>2.9</text:p>
          </table:table-cell>
          <table:table-cell office:value-type="float" office:value="-0.824679154436" calcext:value-type="float">
            <text:p>-0.824679154436</text:p>
          </table:table-cell>
          <table:table-cell table:number-columns-repeated="5"/>
          <table:table-cell office:value-type="float" office:value="1.25" calcext:value-type="float">
            <text:p>1.25</text:p>
          </table:table-cell>
          <table:table-cell office:value-type="float" office:value="0.272358175517" calcext:value-type="float">
            <text:p>0.272358175517</text:p>
          </table:table-cell>
          <table:table-cell table:number-columns-repeated="8"/>
          <table:table-cell office:value-type="float" office:value="3.5" calcext:value-type="float">
            <text:p>3.5</text:p>
          </table:table-cell>
          <table:table-cell office:value-type="float" office:value="3.2403703492" calcext:value-type="float">
            <text:p>3.2403703492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-0.492122912961" calcext:value-type="float">
            <text:p>-0.492122912961</text:p>
          </table:table-cell>
        </table:table-row>
        <table:table-row table:style-name="ro1">
          <table:table-cell table:number-columns-repeated="4"/>
          <table:table-cell office:value-type="float" office:value="2.95" calcext:value-type="float">
            <text:p>2.95</text:p>
          </table:table-cell>
          <table:table-cell office:value-type="float" office:value="-0.805717377878" calcext:value-type="float">
            <text:p>-0.805717377878</text:p>
          </table:table-cell>
          <table:table-cell table:number-columns-repeated="5"/>
          <table:table-cell office:value-type="float" office:value="1.3" calcext:value-type="float">
            <text:p>1.3</text:p>
          </table:table-cell>
          <table:table-cell office:value-type="float" office:value="0.299233634194" calcext:value-type="float">
            <text:p>0.299233634194</text:p>
          </table:table-cell>
          <table:table-cell table:number-columns-repeated="8"/>
          <table:table-cell office:value-type="float" office:value="3.6" calcext:value-type="float">
            <text:p>3.6</text:p>
          </table:table-cell>
          <table:table-cell office:value-type="float" office:value="3.28633534503" calcext:value-type="float">
            <text:p>3.28633534503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-0.463987150207" calcext:value-type="float">
            <text:p>-0.463987150207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-0.786299647847" calcext:value-type="float">
            <text:p>-0.786299647847</text:p>
          </table:table-cell>
          <table:table-cell table:number-columns-repeated="5"/>
          <table:table-cell office:value-type="float" office:value="1.35" calcext:value-type="float">
            <text:p>1.35</text:p>
          </table:table-cell>
          <table:table-cell office:value-type="float" office:value="0.32503684838" calcext:value-type="float">
            <text:p>0.32503684838</text:p>
          </table:table-cell>
          <table:table-cell table:number-columns-repeated="8"/>
          <table:table-cell office:value-type="float" office:value="3.7" calcext:value-type="float">
            <text:p>3.7</text:p>
          </table:table-cell>
          <table:table-cell office:value-type="float" office:value="3.33166624979" calcext:value-type="float">
            <text:p>3.33166624979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-0.435356796322" calcext:value-type="float">
            <text:p>-0.435356796322</text:p>
          </table:table-cell>
        </table:table-row>
        <table:table-row table:style-name="ro1">
          <table:table-cell table:number-columns-repeated="4"/>
          <table:table-cell office:value-type="float" office:value="3.05" calcext:value-type="float">
            <text:p>3.05</text:p>
          </table:table-cell>
          <table:table-cell office:value-type="float" office:value="-0.766390096096" calcext:value-type="float">
            <text:p>-0.766390096096</text:p>
          </table:table-cell>
          <table:table-cell table:number-columns-repeated="5"/>
          <table:table-cell office:value-type="float" office:value="1.4" calcext:value-type="float">
            <text:p>1.4</text:p>
          </table:table-cell>
          <table:table-cell office:value-type="float" office:value="0.349859176996" calcext:value-type="float">
            <text:p>0.349859176996</text:p>
          </table:table-cell>
          <table:table-cell table:number-columns-repeated="8"/>
          <table:table-cell office:value-type="float" office:value="3.8" calcext:value-type="float">
            <text:p>3.8</text:p>
          </table:table-cell>
          <table:table-cell office:value-type="float" office:value="3.37638860323" calcext:value-type="float">
            <text:p>3.37638860323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-0.406203574805" calcext:value-type="float">
            <text:p>-0.406203574805</text:p>
          </table:table-cell>
        </table:table-row>
        <table:table-row table:style-name="ro1">
          <table:table-cell table:number-columns-repeated="4"/>
          <table:table-cell office:value-type="float" office:value="3.1" calcext:value-type="float">
            <text:p>3.1</text:p>
          </table:table-cell>
          <table:table-cell office:value-type="float" office:value="-0.745949343175" calcext:value-type="float">
            <text:p>-0.745949343175</text:p>
          </table:table-cell>
          <table:table-cell table:number-columns-repeated="5"/>
          <table:table-cell office:value-type="float" office:value="1.45" calcext:value-type="float">
            <text:p>1.45</text:p>
          </table:table-cell>
          <table:table-cell office:value-type="float" office:value="0.373779281572" calcext:value-type="float">
            <text:p>0.373779281572</text:p>
          </table:table-cell>
          <table:table-cell table:number-columns-repeated="8"/>
          <table:table-cell office:value-type="float" office:value="3.9" calcext:value-type="float">
            <text:p>3.9</text:p>
          </table:table-cell>
          <table:table-cell office:value-type="float" office:value="3.4205262753" calcext:value-type="float">
            <text:p>3.4205262753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-0.376496352628" calcext:value-type="float">
            <text:p>-0.376496352628</text:p>
          </table:table-cell>
        </table:table-row>
        <table:table-row table:style-name="ro1">
          <table:table-cell table:number-columns-repeated="4"/>
          <table:table-cell office:value-type="float" office:value="3.15" calcext:value-type="float">
            <text:p>3.15</text:p>
          </table:table-cell>
          <table:table-cell office:value-type="float" office:value="-0.724932456008" calcext:value-type="float">
            <text:p>-0.724932456008</text:p>
          </table:table-cell>
          <table:table-cell table:number-columns-repeated="5"/>
          <table:table-cell office:value-type="float" office:value="1.5" calcext:value-type="float">
            <text:p>1.5</text:p>
          </table:table-cell>
          <table:table-cell office:value-type="float" office:value="0.396865411611" calcext:value-type="float">
            <text:p>0.39686541161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3.464" calcext:value-type="float">
            <text:p>3.464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-0.346200714602" calcext:value-type="float">
            <text:p>-0.346200714602</text:p>
          </table:table-cell>
        </table:table-row>
        <table:table-row table:style-name="ro1">
          <table:table-cell table:number-columns-repeated="4"/>
          <table:table-cell office:value-type="float" office:value="3.2" calcext:value-type="float">
            <text:p>3.2</text:p>
          </table:table-cell>
          <table:table-cell office:value-type="float" office:value="-0.703287785308" calcext:value-type="float">
            <text:p>-0.703287785308</text:p>
          </table:table-cell>
          <table:table-cell table:number-columns-repeated="5"/>
          <table:table-cell office:value-type="float" office:value="1.55" calcext:value-type="float">
            <text:p>1.55</text:p>
          </table:table-cell>
          <table:table-cell office:value-type="float" office:value="0.419177180536" calcext:value-type="float">
            <text:p>0.419177180536</text:p>
          </table:table-cell>
          <table:table-cell table:number-columns-repeated="12"/>
          <table:table-cell office:value-type="float" office:value="1.9" calcext:value-type="float">
            <text:p>1.9</text:p>
          </table:table-cell>
          <table:table-cell office:value-type="float" office:value="-0.81418761659" calcext:value-type="float">
            <text:p>-0.81418761659</text:p>
          </table:table-cell>
        </table:table-row>
        <table:table-row table:style-name="ro1">
          <table:table-cell table:number-columns-repeated="4"/>
          <table:table-cell office:value-type="float" office:value="3.25" calcext:value-type="float">
            <text:p>3.25</text:p>
          </table:table-cell>
          <table:table-cell office:value-type="float" office:value="-0.680955244515" calcext:value-type="float">
            <text:p>-0.680955244515</text:p>
          </table:table-cell>
          <table:table-cell table:number-columns-repeated="5"/>
          <table:table-cell office:value-type="float" office:value="1.6" calcext:value-type="float">
            <text:p>1.6</text:p>
          </table:table-cell>
          <table:table-cell office:value-type="float" office:value="0.440768704504" calcext:value-type="float">
            <text:p>0.4407687045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71355585615" calcext:value-type="float">
            <text:p>-1.7135558561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-0.764901589235" calcext:value-type="float">
            <text:p>-0.764901589235</text:p>
          </table:table-cell>
        </table:table-row>
        <table:table-row table:style-name="ro1">
          <table:table-cell table:number-columns-repeated="4"/>
          <table:table-cell office:value-type="float" office:value="3.3" calcext:value-type="float">
            <text:p>3.3</text:p>
          </table:table-cell>
          <table:table-cell office:value-type="float" office:value="-0.657865484231" calcext:value-type="float">
            <text:p>-0.657865484231</text:p>
          </table:table-cell>
          <table:table-cell table:number-columns-repeated="5"/>
          <table:table-cell office:value-type="float" office:value="1.65" calcext:value-type="float">
            <text:p>1.65</text:p>
          </table:table-cell>
          <table:table-cell office:value-type="float" office:value="0.461972234737" calcext:value-type="float">
            <text:p>0.461972234737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.17819554935" calcext:value-type="float">
            <text:p>-1.17819554935</text:p>
          </table:table-cell>
          <table:table-cell table:number-columns-repeated="9"/>
          <table:table-cell office:value-type="float" office:value="2.1" calcext:value-type="float">
            <text:p>2.1</text:p>
          </table:table-cell>
          <table:table-cell office:value-type="float" office:value="-0.715531653199" calcext:value-type="float">
            <text:p>-0.715531653199</text:p>
          </table:table-cell>
        </table:table-row>
        <table:table-row table:style-name="ro1">
          <table:table-cell table:number-columns-repeated="4"/>
          <table:table-cell office:value-type="float" office:value="3.35" calcext:value-type="float">
            <text:p>3.35</text:p>
          </table:table-cell>
          <table:table-cell office:value-type="float" office:value="-0.633935042834" calcext:value-type="float">
            <text:p>-0.633935042834</text:p>
          </table:table-cell>
          <table:table-cell table:number-columns-repeated="5"/>
          <table:table-cell office:value-type="float" office:value="1.7" calcext:value-type="float">
            <text:p>1.7</text:p>
          </table:table-cell>
          <table:table-cell office:value-type="float" office:value="0.48301637946" calcext:value-type="float">
            <text:p>0.48301637946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-0.960991335457" calcext:value-type="float">
            <text:p>-0.960991335457</text:p>
          </table:table-cell>
          <table:table-cell table:number-columns-repeated="9"/>
          <table:table-cell office:value-type="float" office:value="2.2" calcext:value-type="float">
            <text:p>2.2</text:p>
          </table:table-cell>
          <table:table-cell office:value-type="float" office:value="-0.666060118781" calcext:value-type="float">
            <text:p>-0.666060118781</text:p>
          </table:table-cell>
        </table:table-row>
        <table:table-row table:style-name="ro1">
          <table:table-cell table:number-columns-repeated="4"/>
          <table:table-cell office:value-type="float" office:value="3.4" calcext:value-type="float">
            <text:p>3.4</text:p>
          </table:table-cell>
          <table:table-cell office:value-type="float" office:value="-0.609065088248" calcext:value-type="float">
            <text:p>-0.609065088248</text:p>
          </table:table-cell>
          <table:table-cell table:number-columns-repeated="5"/>
          <table:table-cell office:value-type="float" office:value="1.75" calcext:value-type="float">
            <text:p>1.75</text:p>
          </table:table-cell>
          <table:table-cell office:value-type="float" office:value="0.503910980184" calcext:value-type="float">
            <text:p>0.50391098018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-0.808169527721" calcext:value-type="float">
            <text:p>-0.808169527721</text:p>
          </table:table-cell>
          <table:table-cell table:number-columns-repeated="9"/>
          <table:table-cell office:value-type="float" office:value="2.3" calcext:value-type="float">
            <text:p>2.3</text:p>
          </table:table-cell>
          <table:table-cell office:value-type="float" office:value="-0.184387341838" calcext:value-type="float">
            <text:p>-0.184387341838</text:p>
          </table:table-cell>
        </table:table-row>
        <table:table-row table:style-name="ro1">
          <table:table-cell table:number-columns-repeated="4"/>
          <table:table-cell office:value-type="float" office:value="3.45" calcext:value-type="float">
            <text:p>3.45</text:p>
          </table:table-cell>
          <table:table-cell office:value-type="float" office:value="-0.583135315801" calcext:value-type="float">
            <text:p>-0.583135315801</text:p>
          </table:table-cell>
          <table:table-cell table:number-columns-repeated="5"/>
          <table:table-cell office:value-type="float" office:value="1.8" calcext:value-type="float">
            <text:p>1.8</text:p>
          </table:table-cell>
          <table:table-cell office:value-type="float" office:value="0.524665337819" calcext:value-type="float">
            <text:p>0.524665337819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-0.682517517627" calcext:value-type="float">
            <text:p>-0.682517517627</text:p>
          </table:table-cell>
          <table:table-cell table:number-columns-repeated="9"/>
          <table:table-cell office:value-type="float" office:value="2.4" calcext:value-type="float">
            <text:p>2.4</text:p>
          </table:table-cell>
          <table:table-cell office:value-type="float" office:value="-0.14957377311" calcext:value-type="float">
            <text:p>-0.14957377311</text:p>
          </table:table-cell>
        </table:table-row>
        <table:table-row table:style-name="ro1">
          <table:table-cell table:number-columns-repeated="4"/>
          <table:table-cell office:value-type="float" office:value="3.5" calcext:value-type="float">
            <text:p>3.5</text:p>
          </table:table-cell>
          <table:table-cell office:value-type="float" office:value="-0.555997813037" calcext:value-type="float">
            <text:p>-0.555997813037</text:p>
          </table:table-cell>
          <table:table-cell table:number-columns-repeated="5"/>
          <table:table-cell office:value-type="float" office:value="1.85" calcext:value-type="float">
            <text:p>1.85</text:p>
          </table:table-cell>
          <table:table-cell office:value-type="float" office:value="0.545288274891" calcext:value-type="float">
            <text:p>0.54528827489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0.577311910276" calcext:value-type="float">
            <text:p>-0.577311910276</text:p>
          </table:table-cell>
          <table:table-cell table:number-columns-repeated="9"/>
          <table:table-cell office:value-type="float" office:value="2.5" calcext:value-type="float">
            <text:p>2.5</text:p>
          </table:table-cell>
          <table:table-cell office:value-type="float" office:value="-0.113777699486" calcext:value-type="float">
            <text:p>-0.113777699486</text:p>
          </table:table-cell>
        </table:table-row>
        <table:table-row table:style-name="ro1">
          <table:table-cell table:number-columns-repeated="4"/>
          <table:table-cell office:value-type="float" office:value="3.55" calcext:value-type="float">
            <text:p>3.55</text:p>
          </table:table-cell>
          <table:table-cell office:value-type="float" office:value="-0.527465836964" calcext:value-type="float">
            <text:p>-0.527465836964</text:p>
          </table:table-cell>
          <table:table-cell table:number-columns-repeated="5"/>
          <table:table-cell office:value-type="float" office:value="1.9" calcext:value-type="float">
            <text:p>1.9</text:p>
          </table:table-cell>
          <table:table-cell office:value-type="float" office:value="0.565788191286" calcext:value-type="float">
            <text:p>0.565788191286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-0.492023578245" calcext:value-type="float">
            <text:p>-0.492023578245</text:p>
          </table:table-cell>
          <table:table-cell table:number-columns-repeated="9"/>
          <table:table-cell office:value-type="float" office:value="2.6" calcext:value-type="float">
            <text:p>2.6</text:p>
          </table:table-cell>
          <table:table-cell office:value-type="float" office:value="-0.0769055635999" calcext:value-type="float">
            <text:p>-0.0769055635999</text:p>
          </table:table-cell>
        </table:table-row>
        <table:table-row table:style-name="ro1">
          <table:table-cell table:number-columns-repeated="4"/>
          <table:table-cell office:value-type="float" office:value="3.6" calcext:value-type="float">
            <text:p>3.6</text:p>
          </table:table-cell>
          <table:table-cell office:value-type="float" office:value="-0.497299698505" calcext:value-type="float">
            <text:p>-0.497299698505</text:p>
          </table:table-cell>
          <table:table-cell table:number-columns-repeated="5"/>
          <table:table-cell office:value-type="float" office:value="1.95" calcext:value-type="float">
            <text:p>1.95</text:p>
          </table:table-cell>
          <table:table-cell office:value-type="float" office:value="0.586173114551" calcext:value-type="float">
            <text:p>0.58617311455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-0.419603816868" calcext:value-type="float">
            <text:p>-0.419603816868</text:p>
          </table:table-cell>
          <table:table-cell table:number-columns-repeated="9"/>
          <table:table-cell office:value-type="float" office:value="2.7" calcext:value-type="float">
            <text:p>2.7</text:p>
          </table:table-cell>
          <table:table-cell office:value-type="float" office:value="-0.0388475533132" calcext:value-type="float">
            <text:p>-0.0388475533132</text:p>
          </table:table-cell>
        </table:table-row>
        <table:table-row table:style-name="ro1">
          <table:table-cell table:number-columns-repeated="4"/>
          <table:table-cell office:value-type="float" office:value="3.65" calcext:value-type="float">
            <text:p>3.65</text:p>
          </table:table-cell>
          <table:table-cell office:value-type="float" office:value="-0.465181145009" calcext:value-type="float">
            <text:p>-0.46518114500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606450745682" calcext:value-type="float">
            <text:p>0.60645074568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-0.356240453167" calcext:value-type="float">
            <text:p>-0.356240453167</text:p>
          </table:table-cell>
          <table:table-cell table:number-columns-repeated="9"/>
          <table:table-cell office:value-type="float" office:value="2.8" calcext:value-type="float">
            <text:p>2.8</text:p>
          </table:table-cell>
          <table:table-cell office:value-type="float" office:value="0.000526708301406" calcext:value-type="float">
            <text:p>0.000526708301406</text:p>
          </table:table-cell>
        </table:table-row>
        <table:table-row table:style-name="ro1">
          <table:table-cell table:number-columns-repeated="4"/>
          <table:table-cell office:value-type="float" office:value="3.7" calcext:value-type="float">
            <text:p>3.7</text:p>
          </table:table-cell>
          <table:table-cell office:value-type="float" office:value="-0.430674054084" calcext:value-type="float">
            <text:p>-0.430674054084</text:p>
          </table:table-cell>
          <table:table-cell table:number-columns-repeated="5"/>
          <table:table-cell office:value-type="float" office:value="2.05" calcext:value-type="float">
            <text:p>2.05</text:p>
          </table:table-cell>
          <table:table-cell office:value-type="float" office:value="0.626628501144" calcext:value-type="float">
            <text:p>0.62662850114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-0.299703100597" calcext:value-type="float">
            <text:p>-0.299703100597</text:p>
          </table:table-cell>
          <table:table-cell table:number-columns-repeated="9"/>
          <table:table-cell office:value-type="float" office:value="2.9" calcext:value-type="float">
            <text:p>2.9</text:p>
          </table:table-cell>
          <table:table-cell office:value-type="float" office:value="0.04137407856" calcext:value-type="float">
            <text:p>0.04137407856</text:p>
          </table:table-cell>
        </table:table-row>
        <table:table-row table:style-name="ro1">
          <table:table-cell table:number-columns-repeated="4"/>
          <table:table-cell office:value-type="float" office:value="3.75" calcext:value-type="float">
            <text:p>3.75</text:p>
          </table:table-cell>
          <table:table-cell office:value-type="float" office:value="-0.393149823923" calcext:value-type="float">
            <text:p>-0.393149823923</text:p>
          </table:table-cell>
          <table:table-cell table:number-columns-repeated="5"/>
          <table:table-cell office:value-type="float" office:value="2.1" calcext:value-type="float">
            <text:p>2.1</text:p>
          </table:table-cell>
          <table:table-cell office:value-type="float" office:value="0.646713551819" calcext:value-type="float">
            <text:p>0.6467135518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48912218976" calcext:value-type="float">
            <text:p>-0.248912218976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0.0838862196608" calcext:value-type="float">
            <text:p>0.0838862196608</text:p>
          </table:table-cell>
        </table:table-row>
        <table:table-row table:style-name="ro1">
          <table:table-cell table:number-columns-repeated="4"/>
          <table:table-cell office:value-type="float" office:value="3.8" calcext:value-type="float">
            <text:p>3.8</text:p>
          </table:table-cell>
          <table:table-cell office:value-type="float" office:value="-0.351643892654" calcext:value-type="float">
            <text:p>-0.351643892654</text:p>
          </table:table-cell>
          <table:table-cell table:number-columns-repeated="5"/>
          <table:table-cell office:value-type="float" office:value="2.15" calcext:value-type="float">
            <text:p>2.15</text:p>
          </table:table-cell>
          <table:table-cell office:value-type="float" office:value="0.666712859475" calcext:value-type="float">
            <text:p>0.666712859475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-0.203420531628" calcext:value-type="float">
            <text:p>-0.203420531628</text:p>
          </table:table-cell>
          <table:table-cell table:number-columns-repeated="9"/>
          <table:table-cell office:value-type="float" office:value="3.1" calcext:value-type="float">
            <text:p>3.1</text:p>
          </table:table-cell>
          <table:table-cell office:value-type="float" office:value="0.128301661451" calcext:value-type="float">
            <text:p>0.128301661451</text:p>
          </table:table-cell>
        </table:table-row>
        <table:table-row table:style-name="ro1">
          <table:table-cell table:number-columns-repeated="4"/>
          <table:table-cell office:value-type="float" office:value="3.85" calcext:value-type="float">
            <text:p>3.85</text:p>
          </table:table-cell>
          <table:table-cell office:value-type="float" office:value="-0.304532532717" calcext:value-type="float">
            <text:p>-0.304532532717</text:p>
          </table:table-cell>
          <table:table-cell table:number-columns-repeated="5"/>
          <table:table-cell office:value-type="float" office:value="2.2" calcext:value-type="float">
            <text:p>2.2</text:p>
          </table:table-cell>
          <table:table-cell office:value-type="float" office:value="0.686633211313" calcext:value-type="float">
            <text:p>0.686633211313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-0.160596383297" calcext:value-type="float">
            <text:p>-0.160596383297</text:p>
          </table:table-cell>
          <table:table-cell table:number-columns-repeated="9"/>
          <table:table-cell office:value-type="float" office:value="3.2" calcext:value-type="float">
            <text:p>3.2</text:p>
          </table:table-cell>
          <table:table-cell office:value-type="float" office:value="0.174923902887" calcext:value-type="float">
            <text:p>0.174923902887</text:p>
          </table:table-cell>
        </table:table-row>
        <table:table-row table:style-name="ro1">
          <table:table-cell table:number-columns-repeated="4"/>
          <table:table-cell office:value-type="float" office:value="3.9" calcext:value-type="float">
            <text:p>3.9</text:p>
          </table:table-cell>
          <table:table-cell office:value-type="float" office:value="-0.248649781058" calcext:value-type="float">
            <text:p>-0.248649781058</text:p>
          </table:table-cell>
          <table:table-cell table:number-columns-repeated="5"/>
          <table:table-cell office:value-type="float" office:value="2.25" calcext:value-type="float">
            <text:p>2.25</text:p>
          </table:table-cell>
          <table:table-cell office:value-type="float" office:value="0.706481253082" calcext:value-type="float">
            <text:p>0.706481253082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-0.119849044274" calcext:value-type="float">
            <text:p>-0.119849044274</text:p>
          </table:table-cell>
          <table:table-cell table:number-columns-repeated="9"/>
          <table:table-cell office:value-type="float" office:value="3.3" calcext:value-type="float">
            <text:p>3.3</text:p>
          </table:table-cell>
          <table:table-cell office:value-type="float" office:value="0.224149752388" calcext:value-type="float">
            <text:p>0.224149752388</text:p>
          </table:table-cell>
        </table:table-row>
        <table:table-row table:style-name="ro1">
          <table:table-cell table:number-columns-repeated="4"/>
          <table:table-cell office:value-type="float" office:value="3.95" calcext:value-type="float">
            <text:p>3.95</text:p>
          </table:table-cell>
          <table:table-cell office:value-type="float" office:value="-0.175821937766" calcext:value-type="float">
            <text:p>-0.175821937766</text:p>
          </table:table-cell>
          <table:table-cell table:number-columns-repeated="5"/>
          <table:table-cell office:value-type="float" office:value="2.3" calcext:value-type="float">
            <text:p>2.3</text:p>
          </table:table-cell>
          <table:table-cell office:value-type="float" office:value="0.948683298051" calcext:value-type="float">
            <text:p>0.948683298051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-0.080999160504" calcext:value-type="float">
            <text:p>-0.080999160504</text:p>
          </table:table-cell>
          <table:table-cell table:number-columns-repeated="9"/>
          <table:table-cell office:value-type="float" office:value="3.4" calcext:value-type="float">
            <text:p>3.4</text:p>
          </table:table-cell>
          <table:table-cell office:value-type="float" office:value="0.276516098662" calcext:value-type="float">
            <text:p>0.276516098662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style-name="ce1" office:value-type="float" office:value="0.00000131451508363" calcext:value-type="float">
            <text:p>1.31E-06</text:p>
          </table:table-cell>
          <table:table-cell table:number-columns-repeated="5"/>
          <table:table-cell office:value-type="float" office:value="2.35" calcext:value-type="float">
            <text:p>2.35</text:p>
          </table:table-cell>
          <table:table-cell office:value-type="float" office:value="1.0246950766" calcext:value-type="float">
            <text:p>1.024695076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-0.0439125005325" calcext:value-type="float">
            <text:p>-0.0439125005325</text:p>
          </table:table-cell>
          <table:table-cell table:number-columns-repeated="9"/>
          <table:table-cell office:value-type="float" office:value="3.5" calcext:value-type="float">
            <text:p>3.5</text:p>
          </table:table-cell>
          <table:table-cell office:value-type="float" office:value="0.332782474034" calcext:value-type="float">
            <text:p>0.332782474034</text:p>
          </table:table-cell>
        </table:table-row>
        <table:table-row table:style-name="ro1">
          <table:table-cell table:number-columns-repeated="11"/>
          <table:table-cell office:value-type="float" office:value="2.4" calcext:value-type="float">
            <text:p>2.4</text:p>
          </table:table-cell>
          <table:table-cell office:value-type="float" office:value="1.09544511501" calcext:value-type="float">
            <text:p>1.09544511501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-0.00849234147457" calcext:value-type="float">
            <text:p>-0.00849234147457</text:p>
          </table:table-cell>
          <table:table-cell table:number-columns-repeated="9"/>
          <table:table-cell office:value-type="float" office:value="3.6" calcext:value-type="float">
            <text:p>3.6</text:p>
          </table:table-cell>
          <table:table-cell office:value-type="float" office:value="0.394090444366" calcext:value-type="float">
            <text:p>0.394090444366</text:p>
          </table:table-cell>
        </table:table-row>
        <table:table-row table:style-name="ro1">
          <table:table-cell table:number-columns-repeated="11"/>
          <table:table-cell office:value-type="float" office:value="2.45" calcext:value-type="float">
            <text:p>2.45</text:p>
          </table:table-cell>
          <table:table-cell office:value-type="float" office:value="1.16189500386" calcext:value-type="float">
            <text:p>1.16189500386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0253250844073" calcext:value-type="float">
            <text:p>0.0253250844073</text:p>
          </table:table-cell>
          <table:table-cell table:number-columns-repeated="9"/>
          <table:table-cell office:value-type="float" office:value="3.7" calcext:value-type="float">
            <text:p>3.7</text:p>
          </table:table-cell>
          <table:table-cell office:value-type="float" office:value="0.462312539575" calcext:value-type="float">
            <text:p>0.462312539575</text:p>
          </table:table-cell>
        </table:table-row>
        <table:table-row table:style-name="ro1">
          <table:table-cell table:number-columns-repeated="11"/>
          <table:table-cell office:value-type="float" office:value="2.5" calcext:value-type="float">
            <text:p>2.5</text:p>
          </table:table-cell>
          <table:table-cell office:value-type="float" office:value="1.22474487139" calcext:value-type="float">
            <text:p>1.22474487139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.0575727298956" calcext:value-type="float">
            <text:p>0.0575727298956</text:p>
          </table:table-cell>
          <table:table-cell table:number-columns-repeated="9"/>
          <table:table-cell office:value-type="float" office:value="3.8" calcext:value-type="float">
            <text:p>3.8</text:p>
          </table:table-cell>
          <table:table-cell office:value-type="float" office:value="0.948683298051" calcext:value-type="float">
            <text:p>0.948683298051</text:p>
          </table:table-cell>
        </table:table-row>
        <table:table-row table:style-name="ro1">
          <table:table-cell table:number-columns-repeated="11"/>
          <table:table-cell office:value-type="float" office:value="2.55" calcext:value-type="float">
            <text:p>2.55</text:p>
          </table:table-cell>
          <table:table-cell office:value-type="float" office:value="1.28452325787" calcext:value-type="float">
            <text:p>1.28452325787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0.0882588314643" calcext:value-type="float">
            <text:p>0.0882588314643</text:p>
          </table:table-cell>
          <table:table-cell table:number-columns-repeated="9"/>
          <table:table-cell office:value-type="float" office:value="3.9" calcext:value-type="float">
            <text:p>3.9</text:p>
          </table:table-cell>
          <table:table-cell office:value-type="float" office:value="1.09544511501" calcext:value-type="float">
            <text:p>1.09544511501</text:p>
          </table:table-cell>
        </table:table-row>
        <table:table-row table:style-name="ro1">
          <table:table-cell table:number-columns-repeated="11"/>
          <table:table-cell office:value-type="float" office:value="2.6" calcext:value-type="float">
            <text:p>2.6</text:p>
          </table:table-cell>
          <table:table-cell office:value-type="float" office:value="1.3416407865" calcext:value-type="float">
            <text:p>1.34164078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511176780119" calcext:value-type="float">
            <text:p>-0.511176780119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1.22474487139" calcext:value-type="float">
            <text:p>1.22474487139</text:p>
          </table:table-cell>
        </table:table-row>
        <table:table-row table:style-name="ro1">
          <table:table-cell table:number-columns-repeated="11"/>
          <table:table-cell office:value-type="float" office:value="2.65" calcext:value-type="float">
            <text:p>2.65</text:p>
          </table:table-cell>
          <table:table-cell office:value-type="float" office:value="1.39642400438" calcext:value-type="float">
            <text:p>1.3964240043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-0.461073219952" calcext:value-type="float">
            <text:p>-0.461073219952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2.7" calcext:value-type="float">
            <text:p>2.7</text:p>
          </table:table-cell>
          <table:table-cell office:value-type="float" office:value="1.44913767462" calcext:value-type="float">
            <text:p>1.44913767462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-0.41082269266" calcext:value-type="float">
            <text:p>-0.41082269266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2.75" calcext:value-type="float">
            <text:p>2.75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213991369369" calcext:value-type="float">
            <text:p>0.213991369369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2.8" calcext:value-type="float">
            <text:p>2.8</text:p>
          </table:table-cell>
          <table:table-cell office:value-type="float" office:value="1.54919333848" calcext:value-type="float">
            <text:p>1.54919333848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247379755846" calcext:value-type="float">
            <text:p>0.247379755846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2.85" calcext:value-type="float">
            <text:p>2.85</text:p>
          </table:table-cell>
          <table:table-cell office:value-type="float" office:value="1.59687194227" calcext:value-type="float">
            <text:p>1.59687194227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281685651841" calcext:value-type="float">
            <text:p>0.281685651841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2.9" calcext:value-type="float">
            <text:p>2.9</text:p>
          </table:table-cell>
          <table:table-cell office:value-type="float" office:value="1.64316767252" calcext:value-type="float">
            <text:p>1.64316767252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0.31699561983" calcext:value-type="float">
            <text:p>0.31699561983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2.95" calcext:value-type="float">
            <text:p>2.95</text:p>
          </table:table-cell>
          <table:table-cell office:value-type="float" office:value="1.68819430161" calcext:value-type="float">
            <text:p>1.6881943016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353411189706" calcext:value-type="float">
            <text:p>0.353411189706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1.73205080757" calcext:value-type="float">
            <text:p>1.73205080757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0.391052816942" calcext:value-type="float">
            <text:p>0.391052816942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3.05" calcext:value-type="float">
            <text:p>3.05</text:p>
          </table:table-cell>
          <table:table-cell office:value-type="float" office:value="1.77482393493" calcext:value-type="float">
            <text:p>1.77482393493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0.430065313469" calcext:value-type="float">
            <text:p>0.430065313469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3.1" calcext:value-type="float">
            <text:p>3.1</text:p>
          </table:table-cell>
          <table:table-cell office:value-type="float" office:value="1.823345678" calcext:value-type="float">
            <text:p>1.8233456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470625488098" calcext:value-type="float">
            <text:p>0.470625488098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3.15" calcext:value-type="float">
            <text:p>3.15</text:p>
          </table:table-cell>
          <table:table-cell office:value-type="float" office:value="1.8574175621" calcext:value-type="float">
            <text:p>1.8574175621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547722557505" calcext:value-type="float">
            <text:p>0.547722557505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3.2" calcext:value-type="float">
            <text:p>3.2</text:p>
          </table:table-cell>
          <table:table-cell office:value-type="float" office:value="1.8973665961" calcext:value-type="float">
            <text:p>1.8973665961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0.774596669241" calcext:value-type="float">
            <text:p>0.774596669241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3.25" calcext:value-type="float">
            <text:p>3.25</text:p>
          </table:table-cell>
          <table:table-cell office:value-type="float" office:value="1.9364916731" calcext:value-type="float">
            <text:p>1.9364916731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0.948683298051" calcext:value-type="float">
            <text:p>0.948683298051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3.3" calcext:value-type="float">
            <text:p>3.3</text:p>
          </table:table-cell>
          <table:table-cell office:value-type="float" office:value="1.97484176581" calcext:value-type="float">
            <text:p>1.9748417658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0.653808663522" calcext:value-type="float">
            <text:p>0.653808663522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3.35" calcext:value-type="float">
            <text:p>3.35</text:p>
          </table:table-cell>
          <table:table-cell office:value-type="float" office:value="2.01246117975" calcext:value-type="float">
            <text:p>2.0124611797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.707106781187" calcext:value-type="float">
            <text:p>0.707106781187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3.4" calcext:value-type="float">
            <text:p>3.4</text:p>
          </table:table-cell>
          <table:table-cell office:value-type="float" office:value="2.04939015319" calcext:value-type="float">
            <text:p>2.04939015319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3416407865" calcext:value-type="float">
            <text:p>1.3416407865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3.45" calcext:value-type="float">
            <text:p>3.45</text:p>
          </table:table-cell>
          <table:table-cell office:value-type="float" office:value="2.08566536146" calcext:value-type="float">
            <text:p>2.08566536146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1.44913767462" calcext:value-type="float">
            <text:p>1.44913767462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3.5" calcext:value-type="float">
            <text:p>3.5</text:p>
          </table:table-cell>
          <table:table-cell office:value-type="float" office:value="2.12132034356" calcext:value-type="float">
            <text:p>2.12132034356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1.54919333848" calcext:value-type="float">
            <text:p>1.54919333848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3.55" calcext:value-type="float">
            <text:p>3.55</text:p>
          </table:table-cell>
          <table:table-cell office:value-type="float" office:value="2.15638586528" calcext:value-type="float">
            <text:p>2.15638586528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1.64316767252" calcext:value-type="float">
            <text:p>1.64316767252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3.6" calcext:value-type="float">
            <text:p>3.6</text:p>
          </table:table-cell>
          <table:table-cell office:value-type="float" office:value="2.19089023002" calcext:value-type="float">
            <text:p>2.190890230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732" calcext:value-type="float">
            <text:p>1.732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3.65" calcext:value-type="float">
            <text:p>3.65</text:p>
          </table:table-cell>
          <table:table-cell office:value-type="float" office:value="2.22485954613" calcext:value-type="float">
            <text:p>2.22485954613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float" office:value="3.7" calcext:value-type="float">
            <text:p>3.7</text:p>
          </table:table-cell>
          <table:table-cell office:value-type="float" office:value="2.25831795813" calcext:value-type="float">
            <text:p>2.25831795813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float" office:value="3.75" calcext:value-type="float">
            <text:p>3.75</text:p>
          </table:table-cell>
          <table:table-cell office:value-type="float" office:value="2.29128784748" calcext:value-type="float">
            <text:p>2.29128784748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float" office:value="3.8" calcext:value-type="float">
            <text:p>3.8</text:p>
          </table:table-cell>
          <table:table-cell office:value-type="float" office:value="2.32379000772" calcext:value-type="float">
            <text:p>2.32379000772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float" office:value="3.85" calcext:value-type="float">
            <text:p>3.85</text:p>
          </table:table-cell>
          <table:table-cell office:value-type="float" office:value="2.35584379788" calcext:value-type="float">
            <text:p>2.35584379788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float" office:value="3.9" calcext:value-type="float">
            <text:p>3.9</text:p>
          </table:table-cell>
          <table:table-cell office:value-type="float" office:value="2.38746727726" calcext:value-type="float">
            <text:p>2.38746727726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float" office:value="3.95" calcext:value-type="float">
            <text:p>3.95</text:p>
          </table:table-cell>
          <table:table-cell office:value-type="float" office:value="2.41867732449" calcext:value-type="float">
            <text:p>2.41867732449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2.44948974278" calcext:value-type="float">
            <text:p>2.44948974278</text:p>
          </table:table-cell>
          <table:table-cell table:number-columns-repeated="14"/>
        </table:table-row>
      </table:table>
      <table:table table:name="Stationary 3 stage flow" table:style-name="ta1">
        <table:shapes>
          <draw:frame draw:z-index="0" draw:style-name="gr1" draw:text-style-name="P1" svg:width="453.51pt" svg:height="255.09pt" svg:x="803.57pt" svg:y="96.83pt">
            <loext:p draw:notify-on-update-of-ranges="'Stationary 3 stage flow'.O34:'Stationary 3 stage flow'.AC34 'Stationary 3 stage flow'.O35:'Stationary 3 stage flow'.AC35 'Stationary 3 stage flow'.O36:'Stationary 3 stage flow'.AC36 'Stationary 3 stage flow'.O37:'Stationary 3 stage flow'.AC37 'Stationary 3 stage flow'.O38:'Stationary 3 stage flow'.AC38 'Stationary 3 stage flow'.O39:'Stationary 3 stage flow'.AC3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ce2"/>
        <table:table-column table:style-name="co3" table:default-cell-style-name="Default"/>
        <table:table-column table:style-name="co1" table:number-columns-repeated="1022" table:default-cell-style-name="Default"/>
        <table:table-row table:style-name="ro2">
          <table:table-cell table:number-columns-repeated="3"/>
          <table:table-cell table:style-name="ce7" office:value-type="string" calcext:value-type="string" table:number-columns-spanned="5" table:number-rows-spanned="1">
            <text:p><text:s text:c="29"/>3 Stage – 4 Nodes</text:p>
          </table:table-cell>
          <table:covered-table-cell table:number-columns-repeated="4"/>
          <table:table-cell table:number-columns-repeated="1016"/>
        </table:table-row>
        <table:table-row table:style-name="ro3">
          <table:table-cell table:style-name="ce3"/>
          <table:table-cell table:style-name="ce4" office:value-type="string" calcext:value-type="string">
            <text:p>π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" calcext:value-type="float">
            <text:p>4</text:p>
          </table:table-cell>
          <table:table-cell table:style-name="ce2" table:number-columns-repeated="1013"/>
        </table:table-row>
        <table:table-row table:style-name="ro3">
          <table:table-cell table:style-name="ce3" office:value-type="string" calcext:value-type="string">
            <text:p>πs</text:p>
          </table:table-cell>
          <table:table-cell table:number-columns-repeated="1023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float" office:value="-0.556" calcext:value-type="float">
            <text:p>-0.556</text:p>
          </table:table-cell>
          <table:table-cell office:value-type="float" office:value="-0.7863" calcext:value-type="float">
            <text:p>-0.7863</text:p>
          </table:table-cell>
          <table:table-cell office:value-type="float" office:value="-0.963" calcext:value-type="float">
            <text:p>-0.963</text:p>
          </table:table-cell>
          <table:table-cell office:value-type="float" office:value="-1.1623" calcext:value-type="float">
            <text:p>-1.1623</text:p>
          </table:table-cell>
          <table:table-cell office:value-type="float" office:value="-1.369" calcext:value-type="float">
            <text:p>-1.369</text:p>
          </table:table-cell>
          <table:table-cell office:value-type="float" office:value="-1.573" calcext:value-type="float">
            <text:p>-1.573</text:p>
          </table:table-cell>
          <table:table-cell office:value-type="float" office:value="-1.8667" calcext:value-type="float">
            <text:p>-1.8667</text:p>
          </table:table-cell>
          <table:table-cell office:value-type="float" office:value="-2" calcext:value-type="float">
            <text:p>-2</text:p>
          </table:table-cell>
          <table:table-cell table:number-columns-repeated="1013"/>
        </table:table-row>
        <table:table-row table:style-name="ro3">
          <table:table-cell table:style-name="ce3" office:value-type="float" office:value="0.5" calcext:value-type="float">
            <text:p>0.5</text:p>
          </table:table-cell>
          <table:table-cell/>
          <table:table-cell office:value-type="float" office:value="1.2247" calcext:value-type="float">
            <text:p>1.2247</text:p>
          </table:table-cell>
          <table:table-cell table:style-name="ce2" office:value-type="float" office:value="0.3328" calcext:value-type="float">
            <text:p>0.3328</text:p>
          </table:table-cell>
          <table:table-cell office:value-type="float" office:value="0.084" calcext:value-type="float">
            <text:p>0.084</text:p>
          </table:table-cell>
          <table:table-cell office:value-type="float" office:value="-0.1138" calcext:value-type="float">
            <text:p>-0.1138</text:p>
          </table:table-cell>
          <table:table-cell office:value-type="float" office:value="-0.2837" calcext:value-type="float">
            <text:p>-0.2837</text:p>
          </table:table-cell>
          <table:table-cell office:value-type="float" office:value="-1.011" calcext:value-type="float">
            <text:p>-1.011</text:p>
          </table:table-cell>
          <table:table-cell office:value-type="float" office:value="-1.2564" calcext:value-type="float">
            <text:p>-1.2564</text:p>
          </table:table-cell>
          <table:table-cell office:value-type="float" office:value="-1.503" calcext:value-type="float">
            <text:p>-1.503</text:p>
          </table:table-cell>
          <table:table-cell office:value-type="float" office:value="-1.8667" calcext:value-type="float">
            <text:p>-1.8667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.73205" calcext:value-type="float">
            <text:p>1.73205</text:p>
          </table:table-cell>
          <table:table-cell office:value-type="float" office:value="1.2247" calcext:value-type="float">
            <text:p>1.2247</text:p>
          </table:table-cell>
          <table:table-cell table:style-name="ce2" office:value-type="float" office:value="0.470625" calcext:value-type="float">
            <text:p>0.470625</text:p>
          </table:table-cell>
          <table:table-cell office:value-type="float" office:value="0.2817" calcext:value-type="float">
            <text:p>0.2817</text:p>
          </table:table-cell>
          <table:table-cell office:value-type="float" office:value="0.1186" calcext:value-type="float">
            <text:p>0.1186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249" calcext:value-type="float">
            <text:p>-0.249</text:p>
          </table:table-cell>
          <table:table-cell office:value-type="float" office:value="-1.2563" calcext:value-type="float">
            <text:p>-1.2563</text:p>
          </table:table-cell>
          <table:table-cell office:value-type="float" office:value="-1.7136" calcext:value-type="float">
            <text:p>-1.7136</text:p>
          </table:table-cell>
          <table:table-cell table:number-columns-repeated="101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/>
          <table:table-cell office:value-type="float" office:value="2.1213" calcext:value-type="float">
            <text:p>2.1213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1.2247" calcext:value-type="float">
            <text:p>1.2247</text:p>
          </table:table-cell>
          <table:table-cell table:style-name="ce2" office:value-type="float" office:value="0.5764" calcext:value-type="float">
            <text:p>0.5764</text:p>
          </table:table-cell>
          <table:table-cell office:value-type="float" office:value="0.3969" calcext:value-type="float">
            <text:p>0.3969</text:p>
          </table:table-cell>
          <table:table-cell office:value-type="float" office:value="0.1955" calcext:value-type="float">
            <text:p>0.1955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4353" calcext:value-type="float">
            <text:p>-0.4353</text:p>
          </table:table-cell>
          <table:table-cell office:value-type="float" office:value="-1.369" calcext:value-type="float">
            <text:p>-1.369</text:p>
          </table:table-cell>
          <table:table-cell table:number-columns-repeated="101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2.4495" calcext:value-type="float">
            <text:p>2.4495</text:p>
          </table:table-cell>
          <table:table-cell office:value-type="float" office:value="2.1213" calcext:value-type="float">
            <text:p>2.1213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1.2247" calcext:value-type="float">
            <text:p>1.2247</text:p>
          </table:table-cell>
          <table:table-cell table:style-name="ce2" office:value-type="float" office:value="0.60645" calcext:value-type="float">
            <text:p>0.60645</text:p>
          </table:table-cell>
          <table:table-cell office:value-type="float" office:value="0.3969" calcext:value-type="float">
            <text:p>0.3969</text:p>
          </table:table-cell>
          <table:table-cell office:value-type="float" office:value="0.11863" calcext:value-type="float">
            <text:p>0.11863</text:p>
          </table:table-cell>
          <table:table-cell table:style-name="ce9" office:value-type="float" office:value="-0.765" calcext:value-type="float">
            <text:p>-0.765</text:p>
          </table:table-cell>
          <table:table-cell office:value-type="float" office:value="-1.498" calcext:value-type="float">
            <text:p>-1.498</text:p>
          </table:table-cell>
          <table:table-cell table:number-columns-repeated="1013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/>
          <table:table-cell office:value-type="float" office:value="2.7386" calcext:value-type="float">
            <text:p>2.7386</text:p>
          </table:table-cell>
          <table:table-cell office:value-type="float" office:value="2.4495" calcext:value-type="float">
            <text:p>2.4495</text:p>
          </table:table-cell>
          <table:table-cell office:value-type="float" office:value="2.1213" calcext:value-type="float">
            <text:p>2.1213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1.2247" calcext:value-type="float">
            <text:p>1.2247</text:p>
          </table:table-cell>
          <table:table-cell table:style-name="ce2" office:value-type="float" office:value="0.5764" calcext:value-type="float">
            <text:p>0.5764</text:p>
          </table:table-cell>
          <table:table-cell office:value-type="float" office:value="0.2817" calcext:value-type="float">
            <text:p>0.2817</text:p>
          </table:table-cell>
          <table:table-cell office:value-type="float" office:value="-0.5168" calcext:value-type="float">
            <text:p>-0.5168</text:p>
          </table:table-cell>
          <table:table-cell office:value-type="float" office:value="-0.963" calcext:value-type="float">
            <text:p>-0.963</text:p>
          </table:table-cell>
          <table:table-cell table:number-columns-repeated="101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7386" calcext:value-type="float">
            <text:p>2.7386</text:p>
          </table:table-cell>
          <table:table-cell office:value-type="float" office:value="2.4495" calcext:value-type="float">
            <text:p>2.4495</text:p>
          </table:table-cell>
          <table:table-cell office:value-type="float" office:value="2.1213" calcext:value-type="float">
            <text:p>2.1213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1.2247" calcext:value-type="float">
            <text:p>1.2247</text:p>
          </table:table-cell>
          <table:table-cell table:style-name="ce2" office:value-type="float" office:value="0.470625" calcext:value-type="float">
            <text:p>0.4706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-0.7863" calcext:value-type="float">
            <text:p>-0.7863</text:p>
          </table:table-cell>
          <table:table-cell table:number-columns-repeated="1013"/>
        </table:table-row>
        <table:table-row table:style-name="ro3">
          <table:table-cell table:style-name="ce3" office:value-type="float" office:value="3.5" calcext:value-type="float">
            <text:p>3.5</text:p>
          </table:table-cell>
          <table:table-cell/>
          <table:table-cell office:value-type="float" office:value="3.2404" calcext:value-type="float">
            <text:p>3.2404</text:p>
          </table:table-cell>
          <table:table-cell office:value-type="float" office:value="3" calcext:value-type="float">
            <text:p>3</text:p>
          </table:table-cell>
          <table:table-cell office:value-type="float" office:value="2.7386" calcext:value-type="float">
            <text:p>2.7386</text:p>
          </table:table-cell>
          <table:table-cell office:value-type="float" office:value="2.4495" calcext:value-type="float">
            <text:p>2.4495</text:p>
          </table:table-cell>
          <table:table-cell office:value-type="float" office:value="2.1213" calcext:value-type="float">
            <text:p>2.1213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1.2247" calcext:value-type="float">
            <text:p>1.2247</text:p>
          </table:table-cell>
          <table:table-cell table:style-name="ce2" office:value-type="float" office:value="0.3328" calcext:value-type="float">
            <text:p>0.3328</text:p>
          </table:table-cell>
          <table:table-cell office:value-type="float" office:value="-0.556" calcext:value-type="float">
            <text:p>-0.556</text:p>
          </table:table-cell>
          <table:table-cell table:number-columns-repeated="101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3.4641" calcext:value-type="float">
            <text:p>3.4641</text:p>
          </table:table-cell>
          <table:table-cell office:value-type="float" office:value="3.2404" calcext:value-type="float">
            <text:p>3.2404</text:p>
          </table:table-cell>
          <table:table-cell office:value-type="float" office:value="3" calcext:value-type="float">
            <text:p>3</text:p>
          </table:table-cell>
          <table:table-cell office:value-type="float" office:value="2.7386" calcext:value-type="float">
            <text:p>2.7386</text:p>
          </table:table-cell>
          <table:table-cell office:value-type="float" office:value="2.4495" calcext:value-type="float">
            <text:p>2.4495</text:p>
          </table:table-cell>
          <table:table-cell office:value-type="float" office:value="2.1213" calcext:value-type="float">
            <text:p>2.1213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1.2247" calcext:value-type="float">
            <text:p>1.224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3"/>
          <table:table-cell table:style-name="ce5" office:value-type="string" calcext:value-type="string" table:number-columns-spanned="5" table:number-rows-spanned="1">
            <text:p><text:s text:c="29"/>3 Stage – 5 Nodes</text:p>
          </table:table-cell>
          <table:covered-table-cell table:number-columns-repeated="4"/>
          <table:table-cell table:number-columns-repeated="1016"/>
        </table:table-row>
        <table:table-row table:style-name="ro3">
          <table:table-cell table:style-name="ce3"/>
          <table:table-cell table:style-name="ce4" office:value-type="string" calcext:value-type="string">
            <text:p>π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πs</text:p>
          </table:table-cell>
          <table:table-cell table:number-columns-repeated="1023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float" office:value="-0.3695" calcext:value-type="float">
            <text:p>-0.3695</text:p>
          </table:table-cell>
          <table:table-cell office:value-type="float" office:value="-0.6845" calcext:value-type="float">
            <text:p>-0.6845</text:p>
          </table:table-cell>
          <table:table-cell office:value-type="float" office:value="-0.8437" calcext:value-type="float">
            <text:p>-0.8437</text:p>
          </table:table-cell>
          <table:table-cell office:value-type="float" office:value="-0.771" calcext:value-type="float">
            <text:p>-0.771</text:p>
          </table:table-cell>
          <table:table-cell office:value-type="float" office:value="-0.8853" calcext:value-type="float">
            <text:p>-0.8853</text:p>
          </table:table-cell>
          <table:table-cell office:value-type="float" office:value="-0.944" calcext:value-type="float">
            <text:p>-0.944</text:p>
          </table:table-cell>
          <table:table-cell office:value-type="float" office:value="-1.0932" calcext:value-type="float">
            <text:p>-1.0932</text:p>
          </table:table-cell>
          <table:table-cell office:value-type="float" office:value="-1.618" calcext:value-type="float">
            <text:p>-1.618</text:p>
          </table:table-cell>
          <table:table-cell table:number-columns-repeated="1013"/>
        </table:table-row>
        <table:table-row table:style-name="ro3">
          <table:table-cell table:style-name="ce3" office:value-type="float" office:value="0.5" calcext:value-type="float">
            <text:p>0.5</text:p>
          </table:table-cell>
          <table:table-cell/>
          <table:table-cell office:value-type="float" office:value="1.06066" calcext:value-type="float">
            <text:p>1.06066</text:p>
          </table:table-cell>
          <table:table-cell table:style-name="ce2" office:value-type="float" office:value="0.35196" calcext:value-type="float">
            <text:p>0.35196</text:p>
          </table:table-cell>
          <table:table-cell office:value-type="float" office:value="0.1546" calcext:value-type="float">
            <text:p>0.1546</text:p>
          </table:table-cell>
          <table:table-cell office:value-type="float" office:value="0.0285" calcext:value-type="float">
            <text:p>0.0285</text:p>
          </table:table-cell>
          <table:table-cell office:value-type="float" office:value="-0.0785" calcext:value-type="float">
            <text:p>-0.0785</text:p>
          </table:table-cell>
          <table:table-cell office:value-type="float" office:value="-0.197" calcext:value-type="float">
            <text:p>-0.197</text:p>
          </table:table-cell>
          <table:table-cell office:value-type="float" office:value="-0.3511" calcext:value-type="float">
            <text:p>-0.3511</text:p>
          </table:table-cell>
          <table:table-cell office:value-type="float" office:value="-0.553" calcext:value-type="float">
            <text:p>-0.553</text:p>
          </table:table-cell>
          <table:table-cell office:value-type="float" office:value="-1.3542" calcext:value-type="float">
            <text:p>-1.3542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6755" calcext:value-type="float">
            <text:p>0.6755</text:p>
          </table:table-cell>
          <table:table-cell table:style-name="ce2" office:value-type="float" office:value="0.4714" calcext:value-type="float">
            <text:p>0.4714</text:p>
          </table:table-cell>
          <table:table-cell office:value-type="float" office:value="0.3242" calcext:value-type="float">
            <text:p>0.3242</text:p>
          </table:table-cell>
          <table:table-cell office:value-type="float" office:value="0.2026" calcext:value-type="float">
            <text:p>0.2026</text:p>
          </table:table-cell>
          <table:table-cell office:value-type="float" office:value="0.064" calcext:value-type="float">
            <text:p>0.064</text:p>
          </table:table-cell>
          <table:table-cell office:value-type="float" office:value="-0.08236" calcext:value-type="float">
            <text:p>-0.08236</text:p>
          </table:table-cell>
          <table:table-cell office:value-type="float" office:value="-0.3876" calcext:value-type="float">
            <text:p>-0.3876</text:p>
          </table:table-cell>
          <table:table-cell office:value-type="float" office:value="-1.22355" calcext:value-type="float">
            <text:p>-1.22355</text:p>
          </table:table-cell>
          <table:table-cell table:number-columns-repeated="101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/>
          <table:table-cell office:value-type="float" office:value="1.83712" calcext:value-type="float">
            <text:p>1.83712</text:p>
          </table:table-cell>
          <table:table-cell office:value-type="float" office:value="1.5" calcext:value-type="float">
            <text:p>1.5</text:p>
          </table:table-cell>
          <table:table-cell office:value-type="float" office:value="0.73154" calcext:value-type="float">
            <text:p>0.73154</text:p>
          </table:table-cell>
          <table:table-cell table:style-name="ce2" office:value-type="float" office:value="0.5435" calcext:value-type="float">
            <text:p>0.5435</text:p>
          </table:table-cell>
          <table:table-cell office:value-type="float" office:value="0.4121" calcext:value-type="float">
            <text:p>0.4121</text:p>
          </table:table-cell>
          <table:table-cell table:style-name="ce9" office:value-type="float" office:value="0.274" calcext:value-type="float">
            <text:p>0.274</text:p>
          </table:table-cell>
          <table:table-cell office:value-type="float" office:value="0.0908" calcext:value-type="float">
            <text:p>0.0908</text:p>
          </table:table-cell>
          <table:table-cell office:value-type="float" office:value="-0.269" calcext:value-type="float">
            <text:p>-0.269</text:p>
          </table:table-cell>
          <table:table-cell office:value-type="float" office:value="-0.86174" calcext:value-type="float">
            <text:p>-0.86174</text:p>
          </table:table-cell>
          <table:table-cell table:number-columns-repeated="101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2.1213" calcext:value-type="float">
            <text:p>2.1213</text:p>
          </table:table-cell>
          <table:table-cell office:value-type="float" office:value="1.83712" calcext:value-type="float">
            <text:p>1.83712</text:p>
          </table:table-cell>
          <table:table-cell office:value-type="float" office:value="0.955" calcext:value-type="float">
            <text:p>0.955</text:p>
          </table:table-cell>
          <table:table-cell office:value-type="float" office:value="0.7284" calcext:value-type="float">
            <text:p>0.7284</text:p>
          </table:table-cell>
          <table:table-cell table:style-name="ce2" office:value-type="float" office:value="0.5878" calcext:value-type="float">
            <text:p>0.5878</text:p>
          </table:table-cell>
          <table:table-cell office:value-type="float" office:value="0.432" calcext:value-type="float">
            <text:p>0.432</text:p>
          </table:table-cell>
          <table:table-cell office:value-type="float" office:value="0.211" calcext:value-type="float">
            <text:p>0.211</text:p>
          </table:table-cell>
          <table:table-cell office:value-type="float" office:value="-0.07824" calcext:value-type="float">
            <text:p>-0.07824</text:p>
          </table:table-cell>
          <table:table-cell office:value-type="float" office:value="-0.776" calcext:value-type="float">
            <text:p>-0.776</text:p>
          </table:table-cell>
          <table:table-cell table:number-columns-repeated="1013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/>
          <table:table-cell office:value-type="float" office:value="2.3717" calcext:value-type="float">
            <text:p>2.3717</text:p>
          </table:table-cell>
          <table:table-cell office:value-type="float" office:value="2.1213" calcext:value-type="float">
            <text:p>2.1213</text:p>
          </table:table-cell>
          <table:table-cell office:value-type="float" office:value="1.83712" calcext:value-type="float">
            <text:p>1.83712</text:p>
          </table:table-cell>
          <table:table-cell office:value-type="float" office:value="0.96785" calcext:value-type="float">
            <text:p>0.96785</text:p>
          </table:table-cell>
          <table:table-cell office:value-type="float" office:value="0.7448" calcext:value-type="float">
            <text:p>0.7448</text:p>
          </table:table-cell>
          <table:table-cell table:style-name="ce2" office:value-type="float" office:value="0.5762" calcext:value-type="float">
            <text:p>0.5762</text:p>
          </table:table-cell>
          <table:table-cell office:value-type="float" office:value="0.3347" calcext:value-type="float">
            <text:p>0.3347</text:p>
          </table:table-cell>
          <table:table-cell office:value-type="float" office:value="0.0284" calcext:value-type="float">
            <text:p>0.0284</text:p>
          </table:table-cell>
          <table:table-cell office:value-type="float" office:value="-0.654" calcext:value-type="float">
            <text:p>-0.654</text:p>
          </table:table-cell>
          <table:table-cell table:number-columns-repeated="101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/>
          <table:table-cell office:value-type="float" office:value="2.5981" calcext:value-type="float">
            <text:p>2.5981</text:p>
          </table:table-cell>
          <table:table-cell office:value-type="float" office:value="2.3717" calcext:value-type="float">
            <text:p>2.3717</text:p>
          </table:table-cell>
          <table:table-cell office:value-type="float" office:value="2.1213" calcext:value-type="float">
            <text:p>2.1213</text:p>
          </table:table-cell>
          <table:table-cell table:style-name="ce9" office:value-type="float" office:value="1.83712" calcext:value-type="float">
            <text:p>1.83712</text:p>
          </table:table-cell>
          <table:table-cell office:value-type="float" office:value="1.5" calcext:value-type="float">
            <text:p>1.5</text:p>
          </table:table-cell>
          <table:table-cell office:value-type="float" office:value="0.736" calcext:value-type="float">
            <text:p>0.736</text:p>
          </table:table-cell>
          <table:table-cell table:style-name="ce2" office:value-type="float" office:value="0.4484" calcext:value-type="float">
            <text:p>0.4484</text:p>
          </table:table-cell>
          <table:table-cell office:value-type="float" office:value="0.1546" calcext:value-type="float">
            <text:p>0.1546</text:p>
          </table:table-cell>
          <table:table-cell office:value-type="float" office:value="-0.52254" calcext:value-type="float">
            <text:p>-0.52254</text:p>
          </table:table-cell>
          <table:table-cell table:number-columns-repeated="1013"/>
        </table:table-row>
        <table:table-row table:style-name="ro3">
          <table:table-cell table:style-name="ce3" office:value-type="float" office:value="3.5" calcext:value-type="float">
            <text:p>3.5</text:p>
          </table:table-cell>
          <table:table-cell/>
          <table:table-cell office:value-type="float" office:value="2.80624" calcext:value-type="float">
            <text:p>2.80624</text:p>
          </table:table-cell>
          <table:table-cell office:value-type="float" office:value="2.5981" calcext:value-type="float">
            <text:p>2.5981</text:p>
          </table:table-cell>
          <table:table-cell office:value-type="float" office:value="2.3717" calcext:value-type="float">
            <text:p>2.3717</text:p>
          </table:table-cell>
          <table:table-cell office:value-type="float" office:value="2.1213" calcext:value-type="float">
            <text:p>2.1213</text:p>
          </table:table-cell>
          <table:table-cell office:value-type="float" office:value="1.83712" calcext:value-type="float">
            <text:p>1.83712</text:p>
          </table:table-cell>
          <table:table-cell office:value-type="float" office:value="1.5" calcext:value-type="float">
            <text:p>1.5</text:p>
          </table:table-cell>
          <table:table-cell office:value-type="float" office:value="0.676" calcext:value-type="float">
            <text:p>0.676</text:p>
          </table:table-cell>
          <table:table-cell table:style-name="ce2" office:value-type="float" office:value="0.324" calcext:value-type="float">
            <text:p>0.324</text:p>
          </table:table-cell>
          <table:table-cell office:value-type="float" office:value="-0.3695" calcext:value-type="float">
            <text:p>-0.3695</text:p>
          </table:table-cell>
          <table:table-cell table:number-columns-repeated="101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80624" calcext:value-type="float">
            <text:p>2.80624</text:p>
          </table:table-cell>
          <table:table-cell office:value-type="float" office:value="2.5981" calcext:value-type="float">
            <text:p>2.5981</text:p>
          </table:table-cell>
          <table:table-cell office:value-type="float" office:value="2.3717" calcext:value-type="float">
            <text:p>2.3717</text:p>
          </table:table-cell>
          <table:table-cell office:value-type="float" office:value="2.1213" calcext:value-type="float">
            <text:p>2.1213</text:p>
          </table:table-cell>
          <table:table-cell office:value-type="float" office:value="1.83712" calcext:value-type="float">
            <text:p>1.83712</text:p>
          </table:table-cell>
          <table:table-cell office:value-type="float" office:value="1.5" calcext:value-type="float">
            <text:p>1.5</text:p>
          </table:table-cell>
          <table:table-cell office:value-type="float" office:value="1.06066" calcext:value-type="float">
            <text:p>1.0606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/>
          <table:table-cell table:style-name="ce5" office:value-type="string" calcext:value-type="string" table:number-columns-spanned="5" table:number-rows-spanned="1">
            <text:p><text:s text:c="29"/>3 Stage – 6 Nodes</text:p>
          </table:table-cell>
          <table:covered-table-cell table:number-columns-repeated="4"/>
          <table:table-cell table:number-columns-repeated="1016"/>
        </table:table-row>
        <table:table-row table:style-name="ro3">
          <table:table-cell table:style-name="ce3"/>
          <table:table-cell table:style-name="ce4" office:value-type="string" calcext:value-type="string">
            <text:p>π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πs</text:p>
          </table:table-cell>
          <table:table-cell table:number-columns-repeated="1023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float" office:value="-0.3388" calcext:value-type="float">
            <text:p>-0.3388</text:p>
          </table:table-cell>
          <table:table-cell office:value-type="float" office:value="-0.3714" calcext:value-type="float">
            <text:p>-0.3714</text:p>
          </table:table-cell>
          <table:table-cell office:value-type="float" office:value="-0.427" calcext:value-type="float">
            <text:p>-0.427</text:p>
          </table:table-cell>
          <table:table-cell office:value-type="float" office:value="-0.493" calcext:value-type="float">
            <text:p>-0.493</text:p>
          </table:table-cell>
          <table:table-cell office:value-type="float" office:value="-0.551" calcext:value-type="float">
            <text:p>-0.551</text:p>
          </table:table-cell>
          <table:table-cell office:value-type="float" office:value="-0.854" calcext:value-type="float">
            <text:p>-0.854</text:p>
          </table:table-cell>
          <table:table-cell office:value-type="float" office:value="-0.729" calcext:value-type="float">
            <text:p>-0.729</text:p>
          </table:table-cell>
          <table:table-cell office:value-type="float" office:value="-1.11" calcext:value-type="float">
            <text:p>-1.11</text:p>
          </table:table-cell>
          <table:table-cell table:number-columns-repeated="1013"/>
        </table:table-row>
        <table:table-row table:style-name="ro3">
          <table:table-cell table:style-name="ce3" office:value-type="float" office:value="0.5" calcext:value-type="float">
            <text:p>0.5</text:p>
          </table:table-cell>
          <table:table-cell/>
          <table:table-cell office:value-type="float" office:value="0.9487" calcext:value-type="float">
            <text:p>0.9487</text:p>
          </table:table-cell>
          <table:table-cell table:style-name="ce2" office:value-type="float" office:value="0.365" calcext:value-type="float">
            <text:p>0.365</text:p>
          </table:table-cell>
          <table:table-cell office:value-type="float" office:value="0.2585" calcext:value-type="float">
            <text:p>0.2585</text:p>
          </table:table-cell>
          <table:table-cell office:value-type="float" office:value="0.1267" calcext:value-type="float">
            <text:p>0.1267</text:p>
          </table:table-cell>
          <table:table-cell office:value-type="float" office:value="0.0523" calcext:value-type="float">
            <text:p>0.0523</text:p>
          </table:table-cell>
          <table:table-cell office:value-type="float" office:value="-0.01325" calcext:value-type="float">
            <text:p>-0.01325</text:p>
          </table:table-cell>
          <table:table-cell office:value-type="float" office:value="-0.08652" calcext:value-type="float">
            <text:p>-0.08652</text:p>
          </table:table-cell>
          <table:table-cell office:value-type="float" office:value="-0.2795" calcext:value-type="float">
            <text:p>-0.2795</text:p>
          </table:table-cell>
          <table:table-cell office:value-type="float" office:value="-0.92923" calcext:value-type="float">
            <text:p>-0.92923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.3416" calcext:value-type="float">
            <text:p>1.3416</text:p>
          </table:table-cell>
          <table:table-cell office:value-type="float" office:value="0.649" calcext:value-type="float">
            <text:p>0.649</text:p>
          </table:table-cell>
          <table:table-cell table:style-name="ce2" office:value-type="float" office:value="0.523" calcext:value-type="float">
            <text:p>0.523</text:p>
          </table:table-cell>
          <table:table-cell office:value-type="float" office:value="0.377" calcext:value-type="float">
            <text:p>0.377</text:p>
          </table:table-cell>
          <table:table-cell office:value-type="float" office:value="0.3036" calcext:value-type="float">
            <text:p>0.3036</text:p>
          </table:table-cell>
          <table:table-cell office:value-type="float" office:value="0.234" calcext:value-type="float">
            <text:p>0.234</text:p>
          </table:table-cell>
          <table:table-cell office:value-type="float" office:value="0.0999" calcext:value-type="float">
            <text:p>0.0999</text:p>
          </table:table-cell>
          <table:table-cell office:value-type="float" office:value="-0.126" calcext:value-type="float">
            <text:p>-0.126</text:p>
          </table:table-cell>
          <table:table-cell office:value-type="float" office:value="-0.854" calcext:value-type="float">
            <text:p>-0.854</text:p>
          </table:table-cell>
          <table:table-cell/>
          <table:table-cell table:style-name="ce3"/>
          <table:table-cell table:style-name="ce3" office:value-type="string" calcext:value-type="string">
            <text:p>s and t potentials</text:p>
          </table:table-cell>
          <table:table-cell table:style-name="ce10" office:value-type="string" calcext:value-type="string">
            <text:p>4 – 4</text:p>
          </table:table-cell>
          <table:table-cell table:style-name="ce10" office:value-type="string" calcext:value-type="string">
            <text:p>4 – 3</text:p>
          </table:table-cell>
          <table:table-cell table:style-name="ce3" office:value-type="string" calcext:value-type="string">
            <text:p>4-2</text:p>
          </table:table-cell>
          <table:table-cell table:style-name="ce3" office:value-type="string" calcext:value-type="string">
            <text:p>4 -1</text:p>
          </table:table-cell>
          <table:table-cell table:style-name="ce3" office:value-type="string" calcext:value-type="string">
            <text:p>4 -0</text:p>
          </table:table-cell>
          <table:table-cell table:style-name="ce3" office:value-type="string" calcext:value-type="string">
            <text:p>3 -3</text:p>
          </table:table-cell>
          <table:table-cell table:style-name="ce3" office:value-type="string" calcext:value-type="string">
            <text:p>3 -2 </text:p>
          </table:table-cell>
          <table:table-cell table:style-name="ce3" office:value-type="string" calcext:value-type="string">
            <text:p>3 -1</text:p>
          </table:table-cell>
          <table:table-cell table:style-name="ce3" office:value-type="string" calcext:value-type="string">
            <text:p>3 – 0</text:p>
          </table:table-cell>
          <table:table-cell table:style-name="ce3" office:value-type="string" calcext:value-type="string">
            <text:p>2 – 2</text:p>
          </table:table-cell>
          <table:table-cell table:style-name="ce3" office:value-type="string" calcext:value-type="string">
            <text:p>2 – 1</text:p>
          </table:table-cell>
          <table:table-cell table:style-name="ce3" office:value-type="string" calcext:value-type="string">
            <text:p>2 – 0</text:p>
          </table:table-cell>
          <table:table-cell table:style-name="ce3" office:value-type="string" calcext:value-type="string">
            <text:p>1 – 1</text:p>
          </table:table-cell>
          <table:table-cell table:style-name="ce3" office:value-type="string" calcext:value-type="string">
            <text:p>1 – 0</text:p>
          </table:table-cell>
          <table:table-cell table:style-name="ce3" office:value-type="string" calcext:value-type="string">
            <text:p>0 – 0</text:p>
          </table:table-cell>
          <table:table-cell table:number-columns-repeated="995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/>
          <table:table-cell office:value-type="float" office:value="1.6432" calcext:value-type="float">
            <text:p>1.6432</text:p>
          </table:table-cell>
          <table:table-cell office:value-type="float" office:value="1.3416" calcext:value-type="float">
            <text:p>1.3416</text:p>
          </table:table-cell>
          <table:table-cell office:value-type="float" office:value="0.655" calcext:value-type="float">
            <text:p>0.655</text:p>
          </table:table-cell>
          <table:table-cell table:style-name="ce2" office:value-type="float" office:value="0.5683" calcext:value-type="float">
            <text:p>0.5683</text:p>
          </table:table-cell>
          <table:table-cell office:value-type="float" office:value="0.4895" calcext:value-type="float">
            <text:p>0.4895</text:p>
          </table:table-cell>
          <table:table-cell office:value-type="float" office:value="0.3924" calcext:value-type="float">
            <text:p>0.3924</text:p>
          </table:table-cell>
          <table:table-cell office:value-type="float" office:value="0.2283" calcext:value-type="float">
            <text:p>0.2283</text:p>
          </table:table-cell>
          <table:table-cell office:value-type="float" office:value="-0.0444" calcext:value-type="float">
            <text:p>-0.0444</text:p>
          </table:table-cell>
          <table:table-cell office:value-type="float" office:value="-0.771" calcext:value-type="float">
            <text:p>-0.771</text:p>
          </table:table-cell>
          <table:table-cell/>
          <table:table-cell table:style-name="ce3" office:value-type="string" calcext:value-type="string">
            <text:p>Nodes</text:p>
          </table:table-cell>
          <table:table-cell table:number-columns-repeated="1011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1.8974" calcext:value-type="float">
            <text:p>1.8974</text:p>
          </table:table-cell>
          <table:table-cell office:value-type="float" office:value="1.6432" calcext:value-type="float">
            <text:p>1.6432</text:p>
          </table:table-cell>
          <table:table-cell office:value-type="float" office:value="0.9258" calcext:value-type="float">
            <text:p>0.9258</text:p>
          </table:table-cell>
          <table:table-cell office:value-type="float" office:value="0.777" calcext:value-type="float">
            <text:p>0.777</text:p>
          </table:table-cell>
          <table:table-cell table:style-name="ce2" office:value-type="float" office:value="0.632" calcext:value-type="float">
            <text:p>0.632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3123" calcext:value-type="float">
            <text:p>0.3123</text:p>
          </table:table-cell>
          <table:table-cell office:value-type="float" office:value="0.1066" calcext:value-type="float">
            <text:p>0.1066</text:p>
          </table:table-cell>
          <table:table-cell office:value-type="float" office:value="-0.66073" calcext:value-type="float">
            <text:p>-0.66073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2.4495" calcext:value-type="float">
            <text:p>2.4495</text:p>
          </table:table-cell>
          <table:table-cell office:value-type="float" office:value="3" calcext:value-type="float">
            <text:p>3</text:p>
          </table:table-cell>
          <table:table-cell office:value-type="float" office:value="3.4641" calcext:value-type="float">
            <text:p>3.4641</text:p>
          </table:table-cell>
          <table:table-cell office:value-type="float" office:value="0.470625" calcext:value-type="float">
            <text:p>0.470625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2.4495" calcext:value-type="float">
            <text:p>2.4495</text:p>
          </table:table-cell>
          <table:table-cell office:value-type="float" office:value="3" calcext:value-type="float">
            <text:p>3</text:p>
          </table:table-cell>
          <table:table-cell office:value-type="float" office:value="0.60645" calcext:value-type="float">
            <text:p>0.60645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2.4495" calcext:value-type="float">
            <text:p>2.4495</text:p>
          </table:table-cell>
          <table:table-cell office:value-type="float" office:value="0.470625" calcext:value-type="float">
            <text:p>0.470625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/>
          <table:table-cell office:value-type="float" office:value="2.1213" calcext:value-type="float">
            <text:p>2.1213</text:p>
          </table:table-cell>
          <table:table-cell office:value-type="float" office:value="1.8974" calcext:value-type="float">
            <text:p>1.8974</text:p>
          </table:table-cell>
          <table:table-cell office:value-type="float" office:value="1.6432" calcext:value-type="float">
            <text:p>1.6432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782" calcext:value-type="float">
            <text:p>0.782</text:p>
          </table:table-cell>
          <table:table-cell table:style-name="ce2" office:value-type="float" office:value="0.5522" calcext:value-type="float">
            <text:p>0.5522</text:p>
          </table:table-cell>
          <table:table-cell office:value-type="float" office:value="0.4346" calcext:value-type="float">
            <text:p>0.4346</text:p>
          </table:table-cell>
          <table:table-cell office:value-type="float" office:value="-0.0047" calcext:value-type="float">
            <text:p>-0.0047</text:p>
          </table:table-cell>
          <table:table-cell office:value-type="float" office:value="-0.591" calcext:value-type="float">
            <text:p>-0.591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2.1213" calcext:value-type="float">
            <text:p>2.1213</text:p>
          </table:table-cell>
          <table:table-cell office:value-type="float" office:value="2.5981" calcext:value-type="float">
            <text:p>2.5981</text:p>
          </table:table-cell>
          <table:table-cell office:value-type="float" office:value="3" calcext:value-type="float">
            <text:p>3</text:p>
          </table:table-cell>
          <table:table-cell office:value-type="float" office:value="0.4484" calcext:value-type="float">
            <text:p>0.4484</text:p>
          </table:table-cell>
          <table:table-cell office:value-type="float" office:value="1.5" calcext:value-type="float">
            <text:p>1.5</text:p>
          </table:table-cell>
          <table:table-cell office:value-type="float" office:value="2.1213" calcext:value-type="float">
            <text:p>2.1213</text:p>
          </table:table-cell>
          <table:table-cell office:value-type="float" office:value="2.5981" calcext:value-type="float">
            <text:p>2.5981</text:p>
          </table:table-cell>
          <table:table-cell office:value-type="float" office:value="0.5878" calcext:value-type="float">
            <text:p>0.5878</text:p>
          </table:table-cell>
          <table:table-cell office:value-type="float" office:value="0.955" calcext:value-type="float">
            <text:p>0.955</text:p>
          </table:table-cell>
          <table:table-cell office:value-type="float" office:value="2.1213" calcext:value-type="float">
            <text:p>2.1213</text:p>
          </table:table-cell>
          <table:table-cell office:value-type="float" office:value="0.4714" calcext:value-type="float">
            <text:p>0.4714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/>
          <table:table-cell office:value-type="float" office:value="2.3238" calcext:value-type="float">
            <text:p>2.3238</text:p>
          </table:table-cell>
          <table:table-cell office:value-type="float" office:value="2.1213" calcext:value-type="float">
            <text:p>2.1213</text:p>
          </table:table-cell>
          <table:table-cell office:value-type="float" office:value="1.8974" calcext:value-type="float">
            <text:p>1.8974</text:p>
          </table:table-cell>
          <table:table-cell office:value-type="float" office:value="1.6432" calcext:value-type="float">
            <text:p>1.6432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7118" calcext:value-type="float">
            <text:p>0.7118</text:p>
          </table:table-cell>
          <table:table-cell table:style-name="ce2" office:value-type="float" office:value="0.4895" calcext:value-type="float">
            <text:p>0.4895</text:p>
          </table:table-cell>
          <table:table-cell office:value-type="float" office:value="0.1477" calcext:value-type="float">
            <text:p>0.1477</text:p>
          </table:table-cell>
          <table:table-cell office:value-type="float" office:value="-0.3714" calcext:value-type="float">
            <text:p>-0.3714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3416" calcext:value-type="float">
            <text:p>1.3416</text:p>
          </table:table-cell>
          <table:table-cell office:value-type="float" office:value="1.8974" calcext:value-type="float">
            <text:p>1.8974</text:p>
          </table:table-cell>
          <table:table-cell office:value-type="float" office:value="2.3238" calcext:value-type="float">
            <text:p>2.3238</text:p>
          </table:table-cell>
          <table:table-cell office:value-type="float" office:value="2.6833" calcext:value-type="float">
            <text:p>2.6833</text:p>
          </table:table-cell>
          <table:table-cell office:value-type="float" office:value="0.4895" calcext:value-type="float">
            <text:p>0.4895</text:p>
          </table:table-cell>
          <table:table-cell office:value-type="float" office:value="0.9216" calcext:value-type="float">
            <text:p>0.9216</text:p>
          </table:table-cell>
          <table:table-cell office:value-type="float" office:value="1.8974" calcext:value-type="float">
            <text:p>1.8974</text:p>
          </table:table-cell>
          <table:table-cell office:value-type="float" office:value="2.3238" calcext:value-type="float">
            <text:p>2.3238</text:p>
          </table:table-cell>
          <table:table-cell office:value-type="float" office:value="0.632" calcext:value-type="float">
            <text:p>0.632</text:p>
          </table:table-cell>
          <table:table-cell office:value-type="float" office:value="0.9258" calcext:value-type="float">
            <text:p>0.9258</text:p>
          </table:table-cell>
          <table:table-cell office:value-type="float" office:value="1.8975" calcext:value-type="float">
            <text:p>1.8975</text:p>
          </table:table-cell>
          <table:table-cell office:value-type="float" office:value="0.523" calcext:value-type="float">
            <text:p>0.523</text:p>
          </table:table-cell>
          <table:table-cell office:value-type="float" office:value="1.3416" calcext:value-type="float">
            <text:p>1.3416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table:style-name="ce3" office:value-type="float" office:value="3.5" calcext:value-type="float">
            <text:p>3.5</text:p>
          </table:table-cell>
          <table:table-cell/>
          <table:table-cell office:value-type="float" office:value="2.51" calcext:value-type="float">
            <text:p>2.51</text:p>
          </table:table-cell>
          <table:table-cell office:value-type="float" office:value="2.3238" calcext:value-type="float">
            <text:p>2.3238</text:p>
          </table:table-cell>
          <table:table-cell office:value-type="float" office:value="2.1213" calcext:value-type="float">
            <text:p>2.1213</text:p>
          </table:table-cell>
          <table:table-cell office:value-type="float" office:value="1.8974" calcext:value-type="float">
            <text:p>1.8974</text:p>
          </table:table-cell>
          <table:table-cell office:value-type="float" office:value="1.6432" calcext:value-type="float">
            <text:p>1.6432</text:p>
          </table:table-cell>
          <table:table-cell office:value-type="float" office:value="1.3416" calcext:value-type="float">
            <text:p>1.3416</text:p>
          </table:table-cell>
          <table:table-cell office:value-type="float" office:value="0.6315" calcext:value-type="float">
            <text:p>0.6315</text:p>
          </table:table-cell>
          <table:table-cell table:style-name="ce2" office:value-type="float" office:value="0.3697" calcext:value-type="float">
            <text:p>0.3697</text:p>
          </table:table-cell>
          <table:table-cell office:value-type="float" office:value="-0.253" calcext:value-type="float">
            <text:p>-0.253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225" calcext:value-type="float">
            <text:p>1.225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2.1213" calcext:value-type="float">
            <text:p>2.1213</text:p>
          </table:table-cell>
          <table:table-cell office:value-type="float" office:value="2.4495" calcext:value-type="float">
            <text:p>2.4495</text:p>
          </table:table-cell>
          <table:table-cell office:value-type="float" office:value="0.5053" calcext:value-type="float">
            <text:p>0.5053</text:p>
          </table:table-cell>
          <table:table-cell office:value-type="float" office:value="0.888" calcext:value-type="float">
            <text:p>0.888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2.1213" calcext:value-type="float">
            <text:p>2.1213</text:p>
          </table:table-cell>
          <table:table-cell office:value-type="float" office:value="0.6916" calcext:value-type="float">
            <text:p>0.6916</text:p>
          </table:table-cell>
          <table:table-cell office:value-type="float" office:value="0.847" calcext:value-type="float">
            <text:p>0.847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0.4896" calcext:value-type="float">
            <text:p>0.4896</text:p>
          </table:table-cell>
          <table:table-cell office:value-type="float" office:value="1.2247" calcext:value-type="float">
            <text:p>1.2247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2.6833" calcext:value-type="float">
            <text:p>2.6833</text:p>
          </table:table-cell>
          <table:table-cell office:value-type="float" office:value="2.51" calcext:value-type="float">
            <text:p>2.51</text:p>
          </table:table-cell>
          <table:table-cell office:value-type="float" office:value="2.3238" calcext:value-type="float">
            <text:p>2.3238</text:p>
          </table:table-cell>
          <table:table-cell office:value-type="float" office:value="2.1213" calcext:value-type="float">
            <text:p>2.1213</text:p>
          </table:table-cell>
          <table:table-cell office:value-type="float" office:value="1.8974" calcext:value-type="float">
            <text:p>1.8974</text:p>
          </table:table-cell>
          <table:table-cell office:value-type="float" office:value="1.6432" calcext:value-type="float">
            <text:p>1.6432</text:p>
          </table:table-cell>
          <table:table-cell office:value-type="float" office:value="1.3416" calcext:value-type="float">
            <text:p>1.3416</text:p>
          </table:table-cell>
          <table:table-cell office:value-type="float" office:value="0.9487" calcext:value-type="float">
            <text:p>0.948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34" calcext:value-type="float">
            <text:p>1.134</text:p>
          </table:table-cell>
          <table:table-cell office:value-type="float" office:value="1.6036" calcext:value-type="float">
            <text:p>1.6036</text:p>
          </table:table-cell>
          <table:table-cell office:value-type="float" office:value="1.964" calcext:value-type="float">
            <text:p>1.964</text:p>
          </table:table-cell>
          <table:table-cell office:value-type="float" office:value="2.2678" calcext:value-type="float">
            <text:p>2.2678</text:p>
          </table:table-cell>
          <table:table-cell office:value-type="float" office:value="0.50197" calcext:value-type="float">
            <text:p>0.50197</text:p>
          </table:table-cell>
          <table:table-cell office:value-type="float" office:value="0.82463" calcext:value-type="float">
            <text:p>0.82463</text:p>
          </table:table-cell>
          <table:table-cell office:value-type="float" office:value="1.6036" calcext:value-type="float">
            <text:p>1.6036</text:p>
          </table:table-cell>
          <table:table-cell office:value-type="float" office:value="1.964" calcext:value-type="float">
            <text:p>1.964</text:p>
          </table:table-cell>
          <table:table-cell office:value-type="float" office:value="0.68" calcext:value-type="float">
            <text:p>0.68</text:p>
          </table:table-cell>
          <table:table-cell office:value-type="float" office:value="0.866" calcext:value-type="float">
            <text:p>0.866</text:p>
          </table:table-cell>
          <table:table-cell office:value-type="float" office:value="1.6036" calcext:value-type="float">
            <text:p>1.6036</text:p>
          </table:table-cell>
          <table:table-cell office:value-type="float" office:value="0.5128" calcext:value-type="float">
            <text:p>0.5128</text:p>
          </table:table-cell>
          <table:table-cell office:value-type="float" office:value="1.134" calcext:value-type="float">
            <text:p>1.134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table:number-columns-repeated="12"/>
          <table:table-cell table:style-name="ce3"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6066" calcext:value-type="float">
            <text:p>1.06066</text:p>
          </table:table-cell>
          <table:table-cell office:value-type="float" office:value="1.5" calcext:value-type="float">
            <text:p>1.5</text:p>
          </table:table-cell>
          <table:table-cell office:value-type="float" office:value="1.8371" calcext:value-type="float">
            <text:p>1.8371</text:p>
          </table:table-cell>
          <table:table-cell office:value-type="float" office:value="2.1213" calcext:value-type="float">
            <text:p>2.1213</text:p>
          </table:table-cell>
          <table:table-cell office:value-type="float" office:value="0.5354" calcext:value-type="float">
            <text:p>0.5354</text:p>
          </table:table-cell>
          <table:table-cell office:value-type="float" office:value="1.06066" calcext:value-type="float">
            <text:p>1.06066</text:p>
          </table:table-cell>
          <table:table-cell office:value-type="float" office:value="1.5" calcext:value-type="float">
            <text:p>1.5</text:p>
          </table:table-cell>
          <table:table-cell office:value-type="float" office:value="1.8371" calcext:value-type="float">
            <text:p>1.8371</text:p>
          </table:table-cell>
          <table:table-cell office:value-type="float" office:value="0.7055" calcext:value-type="float">
            <text:p>0.7055</text:p>
          </table:table-cell>
          <table:table-cell office:value-type="float" office:value="0.75" calcext:value-type="float">
            <text:p>0.75</text:p>
          </table:table-cell>
          <table:table-cell office:value-type="float" office:value="1.5" calcext:value-type="float">
            <text:p>1.5</text:p>
          </table:table-cell>
          <table:table-cell office:value-type="float" office:value="0.5366" calcext:value-type="float">
            <text:p>0.5366</text:p>
          </table:table-cell>
          <table:table-cell office:value-type="float" office:value="1.06066" calcext:value-type="float">
            <text:p>1.06066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6" table:number-rows-spanned="1">
            <text:p><text:s text:c="46"/>3 Stage – 7 Nodes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table:style-name="ce3"/>
          <table:table-cell table:style-name="ce4" office:value-type="string" calcext:value-type="string">
            <text:p>π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πs</text:p>
          </table:table-cell>
          <table:table-cell table:number-columns-repeated="1023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float" office:value="-0.1772" calcext:value-type="float">
            <text:p>-0.1772</text:p>
          </table:table-cell>
          <table:table-cell office:value-type="float" office:value="-0.2834" calcext:value-type="float">
            <text:p>-0.2834</text:p>
          </table:table-cell>
          <table:table-cell office:value-type="float" office:value="-0.323" calcext:value-type="float">
            <text:p>-0.323</text:p>
          </table:table-cell>
          <table:table-cell office:value-type="float" office:value="-0.44" calcext:value-type="float">
            <text:p>-0.44</text:p>
          </table:table-cell>
          <table:table-cell office:value-type="float" office:value="-0.7158" calcext:value-type="float">
            <text:p>-0.7158</text:p>
          </table:table-cell>
          <table:table-cell office:value-type="float" office:value="-0.81134" calcext:value-type="float">
            <text:p>-0.81134</text:p>
          </table:table-cell>
          <table:table-cell office:value-type="float" office:value="-0.523" calcext:value-type="float">
            <text:p>-0.523</text:p>
          </table:table-cell>
          <table:table-cell office:value-type="float" office:value="-0.8971" calcext:value-type="float">
            <text:p>-0.8971</text:p>
          </table:table-cell>
          <table:table-cell table:number-columns-repeated="1013"/>
        </table:table-row>
        <table:table-row table:style-name="ro3">
          <table:table-cell table:style-name="ce3" office:value-type="float" office:value="0.5" calcext:value-type="float">
            <text:p>0.5</text:p>
          </table:table-cell>
          <table:table-cell/>
          <table:table-cell office:value-type="float" office:value="0.866" calcext:value-type="float">
            <text:p>0.866</text:p>
          </table:table-cell>
          <table:table-cell table:style-name="ce2" office:value-type="float" office:value="0.360165" calcext:value-type="float">
            <text:p>0.360165</text:p>
          </table:table-cell>
          <table:table-cell office:value-type="float" office:value="0.295" calcext:value-type="float">
            <text:p>0.295</text:p>
          </table:table-cell>
          <table:table-cell office:value-type="float" office:value="0.20533" calcext:value-type="float">
            <text:p>0.20533</text:p>
          </table:table-cell>
          <table:table-cell office:value-type="float" office:value="0.1536" calcext:value-type="float">
            <text:p>0.1536</text:p>
          </table:table-cell>
          <table:table-cell office:value-type="float" office:value="0.09655" calcext:value-type="float">
            <text:p>0.09655</text:p>
          </table:table-cell>
          <table:table-cell office:value-type="float" office:value="0.00766" calcext:value-type="float">
            <text:p>0.00766</text:p>
          </table:table-cell>
          <table:table-cell office:value-type="float" office:value="-0.16713" calcext:value-type="float">
            <text:p>-0.16713</text:p>
          </table:table-cell>
          <table:table-cell office:value-type="float" office:value="-0.59286" calcext:value-type="float">
            <text:p>-0.59286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.2247" calcext:value-type="float">
            <text:p>1.2247</text:p>
          </table:table-cell>
          <table:table-cell office:value-type="float" office:value="0.866" calcext:value-type="float">
            <text:p>0.866</text:p>
          </table:table-cell>
          <table:table-cell table:style-name="ce2" office:value-type="float" office:value="0.4896" calcext:value-type="float">
            <text:p>0.4896</text:p>
          </table:table-cell>
          <table:table-cell office:value-type="float" office:value="0.4287" calcext:value-type="float">
            <text:p>0.4287</text:p>
          </table:table-cell>
          <table:table-cell office:value-type="float" office:value="0.3744" calcext:value-type="float">
            <text:p>0.3744</text:p>
          </table:table-cell>
          <table:table-cell office:value-type="float" office:value="0.3069" calcext:value-type="float">
            <text:p>0.3069</text:p>
          </table:table-cell>
          <table:table-cell office:value-type="float" office:value="0.173166" calcext:value-type="float">
            <text:p>0.173166</text:p>
          </table:table-cell>
          <table:table-cell office:value-type="float" office:value="0.06679" calcext:value-type="float">
            <text:p>0.06679</text:p>
          </table:table-cell>
          <table:table-cell office:value-type="float" office:value="-0.44865" calcext:value-type="float">
            <text:p>-0.44865</text:p>
          </table:table-cell>
          <table:table-cell table:number-columns-repeated="101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.2247" calcext:value-type="float">
            <text:p>1.2247</text:p>
          </table:table-cell>
          <table:table-cell office:value-type="float" office:value="0.66" calcext:value-type="float">
            <text:p>0.66</text:p>
          </table:table-cell>
          <table:table-cell table:style-name="ce2" office:value-type="float" office:value="0.59895" calcext:value-type="float">
            <text:p>0.59895</text:p>
          </table:table-cell>
          <table:table-cell office:value-type="float" office:value="0.5564" calcext:value-type="float">
            <text:p>0.5564</text:p>
          </table:table-cell>
          <table:table-cell office:value-type="float" office:value="0.4672" calcext:value-type="float">
            <text:p>0.4672</text:p>
          </table:table-cell>
          <table:table-cell office:value-type="float" office:value="0.29717" calcext:value-type="float">
            <text:p>0.29717</text:p>
          </table:table-cell>
          <table:table-cell office:value-type="float" office:value="-0.0203" calcext:value-type="float">
            <text:p>-0.0203</text:p>
          </table:table-cell>
          <table:table-cell office:value-type="float" office:value="-0.529" calcext:value-type="float">
            <text:p>-0.529</text:p>
          </table:table-cell>
          <table:table-cell table:number-columns-repeated="101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1.73205" calcext:value-type="float">
            <text:p>1.73205</text:p>
          </table:table-cell>
          <table:table-cell office:value-type="float" office:value="1.5" calcext:value-type="float">
            <text:p>1.5</text:p>
          </table:table-cell>
          <table:table-cell office:value-type="float" office:value="0.847" calcext:value-type="float">
            <text:p>0.847</text:p>
          </table:table-cell>
          <table:table-cell office:value-type="float" office:value="0.77573" calcext:value-type="float">
            <text:p>0.77573</text:p>
          </table:table-cell>
          <table:table-cell table:style-name="ce2" office:value-type="float" office:value="0.6916" calcext:value-type="float">
            <text:p>0.6916</text:p>
          </table:table-cell>
          <table:table-cell office:value-type="float" office:value="0.5" calcext:value-type="float">
            <text:p>0.5</text:p>
          </table:table-cell>
          <table:table-cell office:value-type="float" office:value="0.178" calcext:value-type="float">
            <text:p>0.178</text:p>
          </table:table-cell>
          <table:table-cell office:value-type="float" office:value="0.1583" calcext:value-type="float">
            <text:p>0.1583</text:p>
          </table:table-cell>
          <table:table-cell office:value-type="float" office:value="-0.3544" calcext:value-type="float">
            <text:p>-0.3544</text:p>
          </table:table-cell>
          <table:table-cell table:number-columns-repeated="1013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/>
          <table:table-cell office:value-type="float" office:value="1.9365" calcext:value-type="float">
            <text:p>1.9365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1.0145" calcext:value-type="float">
            <text:p>1.0145</text:p>
          </table:table-cell>
          <table:table-cell office:value-type="float" office:value="0.8697" calcext:value-type="float">
            <text:p>0.8697</text:p>
          </table:table-cell>
          <table:table-cell office:value-type="float" office:value="0.7356" calcext:value-type="float">
            <text:p>0.7356</text:p>
          </table:table-cell>
          <table:table-cell table:style-name="ce2" office:value-type="float" office:value="0.5483" calcext:value-type="float">
            <text:p>0.5483</text:p>
          </table:table-cell>
          <table:table-cell office:value-type="float" office:value="0.4275" calcext:value-type="float">
            <text:p>0.4275</text:p>
          </table:table-cell>
          <table:table-cell office:value-type="float" office:value="0.236" calcext:value-type="float">
            <text:p>0.236</text:p>
          </table:table-cell>
          <table:table-cell office:value-type="float" office:value="-0.389" calcext:value-type="float">
            <text:p>-0.389</text:p>
          </table:table-cell>
          <table:table-cell table:number-columns-repeated="101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/>
          <table:table-cell office:value-type="float" office:value="2.1213" calcext:value-type="float">
            <text:p>2.1213</text:p>
          </table:table-cell>
          <table:table-cell office:value-type="float" office:value="1.9365" calcext:value-type="float">
            <text:p>1.9365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1.063" calcext:value-type="float">
            <text:p>1.063</text:p>
          </table:table-cell>
          <table:table-cell office:value-type="float" office:value="0.888" calcext:value-type="float">
            <text:p>0.888</text:p>
          </table:table-cell>
          <table:table-cell office:value-type="float" office:value="0.695" calcext:value-type="float">
            <text:p>0.695</text:p>
          </table:table-cell>
          <table:table-cell table:style-name="ce2" office:value-type="float" office:value="0.5053" calcext:value-type="float">
            <text:p>0.5053</text:p>
          </table:table-cell>
          <table:table-cell office:value-type="float" office:value="0.3052" calcext:value-type="float">
            <text:p>0.3052</text:p>
          </table:table-cell>
          <table:table-cell office:value-type="float" office:value="-0.3126" calcext:value-type="float">
            <text:p>-0.3126</text:p>
          </table:table-cell>
          <table:table-cell table:number-columns-repeated="1013"/>
        </table:table-row>
        <table:table-row table:style-name="ro3">
          <table:table-cell table:style-name="ce3" office:value-type="float" office:value="3.5" calcext:value-type="float">
            <text:p>3.5</text:p>
          </table:table-cell>
          <table:table-cell/>
          <table:table-cell office:value-type="float" office:value="2.2913" calcext:value-type="float">
            <text:p>2.2913</text:p>
          </table:table-cell>
          <table:table-cell office:value-type="float" office:value="2.1213" calcext:value-type="float">
            <text:p>2.1213</text:p>
          </table:table-cell>
          <table:table-cell office:value-type="float" office:value="1.9365" calcext:value-type="float">
            <text:p>1.9365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1.5" calcext:value-type="float">
            <text:p>1.5</text:p>
          </table:table-cell>
          <table:table-cell office:value-type="float" office:value="0.797" calcext:value-type="float">
            <text:p>0.797</text:p>
          </table:table-cell>
          <table:table-cell office:value-type="float" office:value="0.6131" calcext:value-type="float">
            <text:p>0.6131</text:p>
          </table:table-cell>
          <table:table-cell table:style-name="ce2" office:value-type="float" office:value="0.3563" calcext:value-type="float">
            <text:p>0.3563</text:p>
          </table:table-cell>
          <table:table-cell office:value-type="float" office:value="-0.17163" calcext:value-type="float">
            <text:p>-0.17163</text:p>
          </table:table-cell>
          <table:table-cell table:number-columns-repeated="101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2.4495" calcext:value-type="float">
            <text:p>2.4495</text:p>
          </table:table-cell>
          <table:table-cell office:value-type="float" office:value="2.2913" calcext:value-type="float">
            <text:p>2.2913</text:p>
          </table:table-cell>
          <table:table-cell office:value-type="float" office:value="2.1213" calcext:value-type="float">
            <text:p>2.1213</text:p>
          </table:table-cell>
          <table:table-cell office:value-type="float" office:value="1.9365" calcext:value-type="float">
            <text:p>1.9365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1.5" calcext:value-type="float">
            <text:p>1.5</text:p>
          </table:table-cell>
          <table:table-cell office:value-type="float" office:value="1.225" calcext:value-type="float">
            <text:p>1.225</text:p>
          </table:table-cell>
          <table:table-cell office:value-type="float" office:value="0.866" calcext:value-type="float">
            <text:p>0.86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table:style-name="ce6" office:value-type="string" calcext:value-type="string" table:number-columns-spanned="6" table:number-rows-spanned="1">
            <text:p><text:s text:c="46"/>3 Stage – 8 Nodes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table:style-name="ce3"/>
          <table:table-cell table:style-name="ce4" office:value-type="string" calcext:value-type="string">
            <text:p>π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πs</text:p>
          </table:table-cell>
          <table:table-cell table:number-columns-repeated="1023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float" office:value="-0.1822" calcext:value-type="float">
            <text:p>-0.1822</text:p>
          </table:table-cell>
          <table:table-cell office:value-type="float" office:value="-0.19036" calcext:value-type="float">
            <text:p>-0.19036</text:p>
          </table:table-cell>
          <table:table-cell office:value-type="float" office:value="-0.2156" calcext:value-type="float">
            <text:p>-0.2156</text:p>
          </table:table-cell>
          <table:table-cell office:value-type="float" office:value="-0.283" calcext:value-type="float">
            <text:p>-0.283</text:p>
          </table:table-cell>
          <table:table-cell office:value-type="float" office:value="-0.2894" calcext:value-type="float">
            <text:p>-0.2894</text:p>
          </table:table-cell>
          <table:table-cell office:value-type="float" office:value="-0.3827" calcext:value-type="float">
            <text:p>-0.3827</text:p>
          </table:table-cell>
          <table:table-cell office:value-type="float" office:value="-0.537" calcext:value-type="float">
            <text:p>-0.537</text:p>
          </table:table-cell>
          <table:table-cell office:value-type="float" office:value="-0.7378" calcext:value-type="float">
            <text:p>-0.7378</text:p>
          </table:table-cell>
          <table:table-cell table:number-columns-repeated="1013"/>
        </table:table-row>
        <table:table-row table:style-name="ro3">
          <table:table-cell table:style-name="ce3" office:value-type="float" office:value="0.5" calcext:value-type="float">
            <text:p>0.5</text:p>
          </table:table-cell>
          <table:table-cell/>
          <table:table-cell office:value-type="float" office:value="0.8018" calcext:value-type="float">
            <text:p>0.8018</text:p>
          </table:table-cell>
          <table:table-cell table:style-name="ce2" office:value-type="float" office:value="0.34633" calcext:value-type="float">
            <text:p>0.34633</text:p>
          </table:table-cell>
          <table:table-cell office:value-type="float" office:value="0.302" calcext:value-type="float">
            <text:p>0.302</text:p>
          </table:table-cell>
          <table:table-cell office:value-type="float" office:value="0.2354" calcext:value-type="float">
            <text:p>0.2354</text:p>
          </table:table-cell>
          <table:table-cell office:value-type="float" office:value="0.1532" calcext:value-type="float">
            <text:p>0.1532</text:p>
          </table:table-cell>
          <table:table-cell office:value-type="float" office:value="0.175" calcext:value-type="float">
            <text:p>0.175</text:p>
          </table:table-cell>
          <table:table-cell office:value-type="float" office:value="0.0674" calcext:value-type="float">
            <text:p>0.0674</text:p>
          </table:table-cell>
          <table:table-cell office:value-type="float" office:value="-0.0764" calcext:value-type="float">
            <text:p>-0.0764</text:p>
          </table:table-cell>
          <table:table-cell office:value-type="float" office:value="-0.47656" calcext:value-type="float">
            <text:p>-0.47656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.134" calcext:value-type="float">
            <text:p>1.134</text:p>
          </table:table-cell>
          <table:table-cell office:value-type="float" office:value="0.5872" calcext:value-type="float">
            <text:p>0.5872</text:p>
          </table:table-cell>
          <table:table-cell table:style-name="ce2" office:value-type="float" office:value="0.5128" calcext:value-type="float">
            <text:p>0.5128</text:p>
          </table:table-cell>
          <table:table-cell office:value-type="float" office:value="0.426" calcext:value-type="float">
            <text:p>0.426</text:p>
          </table:table-cell>
          <table:table-cell office:value-type="float" office:value="0.4027" calcext:value-type="float">
            <text:p>0.4027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235" calcext:value-type="float">
            <text:p>0.235</text:p>
          </table:table-cell>
          <table:table-cell office:value-type="float" office:value="0.1263" calcext:value-type="float">
            <text:p>0.1263</text:p>
          </table:table-cell>
          <table:table-cell office:value-type="float" office:value="-0.32045" calcext:value-type="float">
            <text:p>-0.32045</text:p>
          </table:table-cell>
          <table:table-cell table:number-columns-repeated="101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/>
          <table:table-cell office:value-type="float" office:value="1.389" calcext:value-type="float">
            <text:p>1.389</text:p>
          </table:table-cell>
          <table:table-cell office:value-type="float" office:value="1.134" calcext:value-type="float">
            <text:p>1.134</text:p>
          </table:table-cell>
          <table:table-cell office:value-type="float" office:value="0.65243" calcext:value-type="float">
            <text:p>0.65243</text:p>
          </table:table-cell>
          <table:table-cell table:style-name="ce2" office:value-type="float" office:value="0.5932" calcext:value-type="float">
            <text:p>0.5932</text:p>
          </table:table-cell>
          <table:table-cell office:value-type="float" office:value="0.5505" calcext:value-type="float">
            <text:p>0.5505</text:p>
          </table:table-cell>
          <table:table-cell office:value-type="float" office:value="0.516" calcext:value-type="float">
            <text:p>0.516</text:p>
          </table:table-cell>
          <table:table-cell office:value-type="float" office:value="0.37254" calcext:value-type="float">
            <text:p>0.37254</text:p>
          </table:table-cell>
          <table:table-cell office:value-type="float" office:value="0.14" calcext:value-type="float">
            <text:p>0.14</text:p>
          </table:table-cell>
          <table:table-cell office:value-type="float" office:value="-0.378" calcext:value-type="float">
            <text:p>-0.378</text:p>
          </table:table-cell>
          <table:table-cell table:number-columns-repeated="101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1.6036" calcext:value-type="float">
            <text:p>1.6036</text:p>
          </table:table-cell>
          <table:table-cell office:value-type="float" office:value="1.389" calcext:value-type="float">
            <text:p>1.389</text:p>
          </table:table-cell>
          <table:table-cell office:value-type="float" office:value="0.866" calcext:value-type="float">
            <text:p>0.866</text:p>
          </table:table-cell>
          <table:table-cell office:value-type="float" office:value="0.746" calcext:value-type="float">
            <text:p>0.746</text:p>
          </table:table-cell>
          <table:table-cell table:style-name="ce2" office:value-type="float" office:value="0.68" calcext:value-type="float">
            <text:p>0.68</text:p>
          </table:table-cell>
          <table:table-cell office:value-type="float" office:value="0.53" calcext:value-type="float">
            <text:p>0.53</text:p>
          </table:table-cell>
          <table:table-cell office:value-type="float" office:value="0.4276" calcext:value-type="float">
            <text:p>0.4276</text:p>
          </table:table-cell>
          <table:table-cell office:value-type="float" office:value="0.256" calcext:value-type="float">
            <text:p>0.256</text:p>
          </table:table-cell>
          <table:table-cell office:value-type="float" office:value="-0.3328" calcext:value-type="float">
            <text:p>-0.3328</text:p>
          </table:table-cell>
          <table:table-cell table:number-columns-repeated="1013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/>
          <table:table-cell office:value-type="float" office:value="1.793" calcext:value-type="float">
            <text:p>1.793</text:p>
          </table:table-cell>
          <table:table-cell office:value-type="float" office:value="1.6036" calcext:value-type="float">
            <text:p>1.6036</text:p>
          </table:table-cell>
          <table:table-cell office:value-type="float" office:value="1.02655" calcext:value-type="float">
            <text:p>1.02655</text:p>
          </table:table-cell>
          <table:table-cell office:value-type="float" office:value="0.87435" calcext:value-type="float">
            <text:p>0.87435</text:p>
          </table:table-cell>
          <table:table-cell office:value-type="float" office:value="0.7646" calcext:value-type="float">
            <text:p>0.7646</text:p>
          </table:table-cell>
          <table:table-cell table:style-name="ce2" office:value-type="float" office:value="0.61434" calcext:value-type="float">
            <text:p>0.61434</text:p>
          </table:table-cell>
          <table:table-cell office:value-type="float" office:value="0.41823" calcext:value-type="float">
            <text:p>0.41823</text:p>
          </table:table-cell>
          <table:table-cell office:value-type="float" office:value="0.2116" calcext:value-type="float">
            <text:p>0.2116</text:p>
          </table:table-cell>
          <table:table-cell office:value-type="float" office:value="-0.2766" calcext:value-type="float">
            <text:p>-0.2766</text:p>
          </table:table-cell>
          <table:table-cell table:number-columns-repeated="101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/>
          <table:table-cell office:value-type="float" office:value="1.964" calcext:value-type="float">
            <text:p>1.964</text:p>
          </table:table-cell>
          <table:table-cell office:value-type="float" office:value="1.793" calcext:value-type="float">
            <text:p>1.793</text:p>
          </table:table-cell>
          <table:table-cell office:value-type="float" office:value="1.6036" calcext:value-type="float">
            <text:p>1.6036</text:p>
          </table:table-cell>
          <table:table-cell office:value-type="float" office:value="1.021" calcext:value-type="float">
            <text:p>1.021</text:p>
          </table:table-cell>
          <table:table-cell office:value-type="float" office:value="0.82463" calcext:value-type="float">
            <text:p>0.82463</text:p>
          </table:table-cell>
          <table:table-cell office:value-type="float" office:value="0.67465" calcext:value-type="float">
            <text:p>0.67465</text:p>
          </table:table-cell>
          <table:table-cell table:style-name="ce2" office:value-type="float" office:value="0.50197" calcext:value-type="float">
            <text:p>0.50197</text:p>
          </table:table-cell>
          <table:table-cell office:value-type="float" office:value="0.1856" calcext:value-type="float">
            <text:p>0.1856</text:p>
          </table:table-cell>
          <table:table-cell office:value-type="float" office:value="-0.1883" calcext:value-type="float">
            <text:p>-0.1883</text:p>
          </table:table-cell>
          <table:table-cell table:number-columns-repeated="1013"/>
        </table:table-row>
        <table:table-row table:style-name="ro3">
          <table:table-cell table:style-name="ce3" office:value-type="float" office:value="3.5" calcext:value-type="float">
            <text:p>3.5</text:p>
          </table:table-cell>
          <table:table-cell/>
          <table:table-cell office:value-type="float" office:value="2.1213" calcext:value-type="float">
            <text:p>2.1213</text:p>
          </table:table-cell>
          <table:table-cell table:style-name="ce8" office:value-type="float" office:value="1.964" calcext:value-type="float">
            <text:p>1.964</text:p>
          </table:table-cell>
          <table:table-cell office:value-type="float" office:value="1.793" calcext:value-type="float">
            <text:p>1.793</text:p>
          </table:table-cell>
          <table:table-cell office:value-type="float" office:value="1.6036" calcext:value-type="float">
            <text:p>1.6036</text:p>
          </table:table-cell>
          <table:table-cell office:value-type="float" office:value="0.9296" calcext:value-type="float">
            <text:p>0.9296</text:p>
          </table:table-cell>
          <table:table-cell office:value-type="float" office:value="0.7525" calcext:value-type="float">
            <text:p>0.7525</text:p>
          </table:table-cell>
          <table:table-cell office:value-type="float" office:value="0.5969" calcext:value-type="float">
            <text:p>0.5969</text:p>
          </table:table-cell>
          <table:table-cell table:style-name="ce2" office:value-type="float" office:value="0.3736" calcext:value-type="float">
            <text:p>0.3736</text:p>
          </table:table-cell>
          <table:table-cell office:value-type="float" office:value="-0.128" calcext:value-type="float">
            <text:p>-0.128</text:p>
          </table:table-cell>
          <table:table-cell table:number-columns-repeated="101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2.2678" calcext:value-type="float">
            <text:p>2.2678</text:p>
          </table:table-cell>
          <table:table-cell office:value-type="float" office:value="2.1213" calcext:value-type="float">
            <text:p>2.1213</text:p>
          </table:table-cell>
          <table:table-cell office:value-type="float" office:value="1.964" calcext:value-type="float">
            <text:p>1.964</text:p>
          </table:table-cell>
          <table:table-cell office:value-type="float" office:value="1.793" calcext:value-type="float">
            <text:p>1.793</text:p>
          </table:table-cell>
          <table:table-cell office:value-type="float" office:value="1.6036" calcext:value-type="float">
            <text:p>1.6036</text:p>
          </table:table-cell>
          <table:table-cell office:value-type="float" office:value="1.389" calcext:value-type="float">
            <text:p>1.389</text:p>
          </table:table-cell>
          <table:table-cell office:value-type="float" office:value="1.134" calcext:value-type="float">
            <text:p>1.134</text:p>
          </table:table-cell>
          <table:table-cell office:value-type="float" office:value="0.8018" calcext:value-type="float">
            <text:p>0.801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table:style-name="ce6" office:value-type="string" calcext:value-type="string" table:number-columns-spanned="6" table:number-rows-spanned="1">
            <text:p><text:s text:c="46"/>3 Stage – 9 Nodes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table:style-name="ce3"/>
          <table:table-cell table:style-name="ce4" office:value-type="string" calcext:value-type="string">
            <text:p>π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πs</text:p>
          </table:table-cell>
          <table:table-cell table:number-columns-repeated="1023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-1.06066" calcext:value-type="float">
            <text:p>-1.06066</text:p>
          </table:table-cell>
          <table:table-cell office:value-type="float" office:value="-1.299" calcext:value-type="float">
            <text:p>-1.299</text:p>
          </table:table-cell>
          <table:table-cell office:value-type="float" office:value="-1.5" calcext:value-type="float">
            <text:p>-1.5</text:p>
          </table:table-cell>
          <table:table-cell office:value-type="float" office:value="-1.677" calcext:value-type="float">
            <text:p>-1.677</text:p>
          </table:table-cell>
          <table:table-cell office:value-type="float" office:value="-1.8371" calcext:value-type="float">
            <text:p>-1.8371</text:p>
          </table:table-cell>
          <table:table-cell office:value-type="float" office:value="-1.9843" calcext:value-type="float">
            <text:p>-1.9843</text:p>
          </table:table-cell>
          <table:table-cell office:value-type="float" office:value="-2.1213" calcext:value-type="float">
            <text:p>-2.1213</text:p>
          </table:table-cell>
          <table:table-cell table:number-columns-repeated="1013"/>
        </table:table-row>
        <table:table-row table:style-name="ro3">
          <table:table-cell table:style-name="ce3" office:value-type="float" office:value="0.5" calcext:value-type="float">
            <text:p>0.5</text:p>
          </table:table-cell>
          <table:table-cell/>
          <table:table-cell office:value-type="float" office:value="0.75" calcext:value-type="float">
            <text:p>0.75</text:p>
          </table:table-cell>
          <table:table-cell table:style-name="ce2" office:value-type="float" office:value="0.3778" calcext:value-type="float">
            <text:p>0.3778</text:p>
          </table:table-cell>
          <table:table-cell office:value-type="float" office:value="-0.75" calcext:value-type="float">
            <text:p>-0.75</text:p>
          </table:table-cell>
          <table:table-cell office:value-type="float" office:value="-1.06066" calcext:value-type="float">
            <text:p>-1.06066</text:p>
          </table:table-cell>
          <table:table-cell office:value-type="float" office:value="-1.299" calcext:value-type="float">
            <text:p>-1.299</text:p>
          </table:table-cell>
          <table:table-cell office:value-type="float" office:value="-1.5" calcext:value-type="float">
            <text:p>-1.5</text:p>
          </table:table-cell>
          <table:table-cell office:value-type="float" office:value="-1.677" calcext:value-type="float">
            <text:p>-1.677</text:p>
          </table:table-cell>
          <table:table-cell office:value-type="float" office:value="-1.8371" calcext:value-type="float">
            <text:p>-1.8371</text:p>
          </table:table-cell>
          <table:table-cell office:value-type="float" office:value="-1.9843" calcext:value-type="float">
            <text:p>-1.9843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.06066" calcext:value-type="float">
            <text:p>1.06066</text:p>
          </table:table-cell>
          <table:table-cell office:value-type="float" office:value="0.75" calcext:value-type="float">
            <text:p>0.75</text:p>
          </table:table-cell>
          <table:table-cell table:style-name="ce2" office:value-type="float" office:value="0.5366" calcext:value-type="float">
            <text:p>0.5366</text:p>
          </table:table-cell>
          <table:table-cell office:value-type="float" office:value="-0.75" calcext:value-type="float">
            <text:p>-0.75</text:p>
          </table:table-cell>
          <table:table-cell office:value-type="float" office:value="-1.06066" calcext:value-type="float">
            <text:p>-1.06066</text:p>
          </table:table-cell>
          <table:table-cell office:value-type="float" office:value="-1.299" calcext:value-type="float">
            <text:p>-1.299</text:p>
          </table:table-cell>
          <table:table-cell office:value-type="float" office:value="-1.5" calcext:value-type="float">
            <text:p>-1.5</text:p>
          </table:table-cell>
          <table:table-cell office:value-type="float" office:value="-1.677" calcext:value-type="float">
            <text:p>-1.677</text:p>
          </table:table-cell>
          <table:table-cell office:value-type="float" office:value="-1.8371" calcext:value-type="float">
            <text:p>-1.8371</text:p>
          </table:table-cell>
          <table:table-cell table:number-columns-repeated="101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/>
          <table:table-cell office:value-type="float" office:value="1.299" calcext:value-type="float">
            <text:p>1.299</text:p>
          </table:table-cell>
          <table:table-cell office:value-type="float" office:value="1.06066" calcext:value-type="float">
            <text:p>1.06066</text:p>
          </table:table-cell>
          <table:table-cell office:value-type="float" office:value="0.75" calcext:value-type="float">
            <text:p>0.75</text:p>
          </table:table-cell>
          <table:table-cell table:style-name="ce2" office:value-type="float" office:value="0.6572" calcext:value-type="float">
            <text:p>0.6572</text:p>
          </table:table-cell>
          <table:table-cell office:value-type="float" office:value="-0.75" calcext:value-type="float">
            <text:p>-0.75</text:p>
          </table:table-cell>
          <table:table-cell office:value-type="float" office:value="-1.06066" calcext:value-type="float">
            <text:p>-1.06066</text:p>
          </table:table-cell>
          <table:table-cell office:value-type="float" office:value="-1.299" calcext:value-type="float">
            <text:p>-1.299</text:p>
          </table:table-cell>
          <table:table-cell office:value-type="float" office:value="-1.5" calcext:value-type="float">
            <text:p>-1.5</text:p>
          </table:table-cell>
          <table:table-cell office:value-type="float" office:value="-1.677" calcext:value-type="float">
            <text:p>-1.677</text:p>
          </table:table-cell>
          <table:table-cell table:number-columns-repeated="101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.299" calcext:value-type="float">
            <text:p>1.299</text:p>
          </table:table-cell>
          <table:table-cell table:style-name="ce9" office:value-type="float" office:value="1.06066" calcext:value-type="float">
            <text:p>1.06066</text:p>
          </table:table-cell>
          <table:table-cell office:value-type="float" office:value="0.75" calcext:value-type="float">
            <text:p>0.75</text:p>
          </table:table-cell>
          <table:table-cell table:style-name="ce2" office:value-type="float" office:value="0.7055" calcext:value-type="float">
            <text:p>0.7055</text:p>
          </table:table-cell>
          <table:table-cell office:value-type="float" office:value="-0.75" calcext:value-type="float">
            <text:p>-0.75</text:p>
          </table:table-cell>
          <table:table-cell office:value-type="float" office:value="-1.06066" calcext:value-type="float">
            <text:p>-1.06066</text:p>
          </table:table-cell>
          <table:table-cell office:value-type="float" office:value="-1.299" calcext:value-type="float">
            <text:p>-1.299</text:p>
          </table:table-cell>
          <table:table-cell office:value-type="float" office:value="-1.5" calcext:value-type="float">
            <text:p>-1.5</text:p>
          </table:table-cell>
          <table:table-cell table:number-columns-repeated="1013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/>
          <table:table-cell office:value-type="float" office:value="1.677" calcext:value-type="float">
            <text:p>1.677</text:p>
          </table:table-cell>
          <table:table-cell office:value-type="float" office:value="1.5" calcext:value-type="float">
            <text:p>1.5</text:p>
          </table:table-cell>
          <table:table-cell office:value-type="float" office:value="1.299" calcext:value-type="float">
            <text:p>1.299</text:p>
          </table:table-cell>
          <table:table-cell office:value-type="float" office:value="1.06066" calcext:value-type="float">
            <text:p>1.06066</text:p>
          </table:table-cell>
          <table:table-cell office:value-type="float" office:value="0.75" calcext:value-type="float">
            <text:p>0.75</text:p>
          </table:table-cell>
          <table:table-cell table:style-name="ce2" office:value-type="float" office:value="0.6639" calcext:value-type="float">
            <text:p>0.6639</text:p>
          </table:table-cell>
          <table:table-cell office:value-type="float" office:value="-0.75" calcext:value-type="float">
            <text:p>-0.75</text:p>
          </table:table-cell>
          <table:table-cell office:value-type="float" office:value="-1.06066" calcext:value-type="float">
            <text:p>-1.06066</text:p>
          </table:table-cell>
          <table:table-cell office:value-type="float" office:value="-1.299" calcext:value-type="float">
            <text:p>-1.299</text:p>
          </table:table-cell>
          <table:table-cell table:number-columns-repeated="101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/>
          <table:table-cell office:value-type="float" office:value="1.8371" calcext:value-type="float">
            <text:p>1.8371</text:p>
          </table:table-cell>
          <table:table-cell office:value-type="float" office:value="1.677" calcext:value-type="float">
            <text:p>1.677</text:p>
          </table:table-cell>
          <table:table-cell office:value-type="float" office:value="1.5" calcext:value-type="float">
            <text:p>1.5</text:p>
          </table:table-cell>
          <table:table-cell office:value-type="float" office:value="1.299" calcext:value-type="float">
            <text:p>1.299</text:p>
          </table:table-cell>
          <table:table-cell office:value-type="float" office:value="1.06066" calcext:value-type="float">
            <text:p>1.06066</text:p>
          </table:table-cell>
          <table:table-cell office:value-type="float" office:value="0.75" calcext:value-type="float">
            <text:p>0.75</text:p>
          </table:table-cell>
          <table:table-cell table:style-name="ce2" office:value-type="float" office:value="0.5354" calcext:value-type="float">
            <text:p>0.5354</text:p>
          </table:table-cell>
          <table:table-cell office:value-type="float" office:value="-0.75" calcext:value-type="float">
            <text:p>-0.75</text:p>
          </table:table-cell>
          <table:table-cell office:value-type="float" office:value="-1.06066" calcext:value-type="float">
            <text:p>-1.06066</text:p>
          </table:table-cell>
          <table:table-cell table:number-columns-repeated="1013"/>
        </table:table-row>
        <table:table-row table:style-name="ro3">
          <table:table-cell table:style-name="ce3" office:value-type="float" office:value="3.5" calcext:value-type="float">
            <text:p>3.5</text:p>
          </table:table-cell>
          <table:table-cell/>
          <table:table-cell office:value-type="float" office:value="1.9843" calcext:value-type="float">
            <text:p>1.9843</text:p>
          </table:table-cell>
          <table:table-cell office:value-type="float" office:value="1.8371" calcext:value-type="float">
            <text:p>1.8371</text:p>
          </table:table-cell>
          <table:table-cell office:value-type="float" office:value="1.677" calcext:value-type="float">
            <text:p>1.677</text:p>
          </table:table-cell>
          <table:table-cell office:value-type="float" office:value="1.5" calcext:value-type="float">
            <text:p>1.5</text:p>
          </table:table-cell>
          <table:table-cell office:value-type="float" office:value="1.299" calcext:value-type="float">
            <text:p>1.299</text:p>
          </table:table-cell>
          <table:table-cell office:value-type="float" office:value="1.06066" calcext:value-type="float">
            <text:p>1.06066</text:p>
          </table:table-cell>
          <table:table-cell office:value-type="float" office:value="0.75" calcext:value-type="float">
            <text:p>0.75</text:p>
          </table:table-cell>
          <table:table-cell table:style-name="ce2" office:value-type="float" office:value="0.3752" calcext:value-type="float">
            <text:p>0.3752</text:p>
          </table:table-cell>
          <table:table-cell office:value-type="float" office:value="-0.75" calcext:value-type="float">
            <text:p>-0.75</text:p>
          </table:table-cell>
          <table:table-cell table:number-columns-repeated="101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2.1213" calcext:value-type="float">
            <text:p>2.1213</text:p>
          </table:table-cell>
          <table:table-cell office:value-type="float" office:value="1.9843" calcext:value-type="float">
            <text:p>1.9843</text:p>
          </table:table-cell>
          <table:table-cell office:value-type="float" office:value="1.8371" calcext:value-type="float">
            <text:p>1.8371</text:p>
          </table:table-cell>
          <table:table-cell office:value-type="float" office:value="1.677" calcext:value-type="float">
            <text:p>1.677</text:p>
          </table:table-cell>
          <table:table-cell office:value-type="float" office:value="1.5" calcext:value-type="float">
            <text:p>1.5</text:p>
          </table:table-cell>
          <table:table-cell office:value-type="float" office:value="1.299" calcext:value-type="float">
            <text:p>1.299</text:p>
          </table:table-cell>
          <table:table-cell office:value-type="float" office:value="1.06066" calcext:value-type="float">
            <text:p>1.06066</text:p>
          </table:table-cell>
          <table:table-cell office:value-type="float" office:value="0.75" calcext:value-type="float">
            <text:p>0.7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 Nodes Stationary flow" table:style-name="ta1">
        <table:shapes>
          <draw:frame draw:z-index="0" draw:style-name="gr1" draw:text-style-name="P1" svg:width="538.04pt" svg:height="324.03pt" svg:x="747.69pt" svg:y="0.17pt">
            <loext:p draw:notify-on-update-of-ranges="'4 Nodes Stationary flow'.C4:'4 Nodes Stationary flow'.C12 '4 Nodes Stationary flow'.D4:'4 Nodes Stationary flow'.D12 '4 Nodes Stationary flow'.E4:'4 Nodes Stationary flow'.E12 '4 Nodes Stationary flow'.F4:'4 Nodes Stationary flow'.F12 '4 Nodes Stationary flow'.G4:'4 Nodes Stationary flow'.G12 '4 Nodes Stationary flow'.H4:'4 Nodes Stationary flow'.H12 '4 Nodes Stationary flow'.I4:'4 Nodes Stationary flow'.I12 '4 Nodes Stationary flow'.J4:'4 Nodes Stationary flow'.J12 '4 Nodes Stationary flow'.K4:'4 Nodes Stationary flow'.K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11.46pt" svg:height="297.98pt" svg:x="765.67pt" svg:y="333.61pt">
            <loext:p draw:notify-on-update-of-ranges="'4 Nodes Stationary flow'.C4:'4 Nodes Stationary flow'.C12 '4 Nodes Stationary flow'.D4:'4 Nodes Stationary flow'.D12 '4 Nodes Stationary flow'.E4:'4 Nodes Stationary flow'.E12 '4 Nodes Stationary flow'.F4:'4 Nodes Stationary flow'.F12 '4 Nodes Stationary flow'.G4:'4 Nodes Stationary flow'.G12 '4 Nodes Stationary flow'.H4:'4 Nodes Stationary flow'.H12 '4 Nodes Stationary flow'.I4:'4 Nodes Stationary flow'.I12 '4 Nodes Stationary flow'.J4:'4 Nodes Stationary flow'.J12 '4 Nodes Stationary flow'.K4:'4 Nodes Stationary flow'.K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01.99pt" svg:height="282.36pt" svg:x="969.45pt" svg:y="645.08pt">
            <loext:p draw:notify-on-update-of-ranges="'4 Nodes Stationary flow'.C71:'4 Nodes Stationary flow'.Q71 '4 Nodes Stationary flow'.C72:'4 Nodes Stationary flow'.Q72 '4 Nodes Stationary flow'.C73:'4 Nodes Stationary flow'.Q73 '4 Nodes Stationary flow'.C74:'4 Nodes Stationary flow'.Q74 '4 Nodes Stationary flow'.C75:'4 Nodes Stationary flow'.Q7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4" table:default-cell-style-name="Default"/>
        <table:table-column table:style-name="co1" table:number-columns-repeated="1022" table:default-cell-style-name="Default"/>
        <table:table-row table:style-name="ro5">
          <table:table-cell table:style-name="ce2"/>
          <table:table-cell table:number-columns-repeated="2"/>
          <table:table-cell table:style-name="ce7" office:value-type="string" calcext:value-type="string" table:number-columns-spanned="5" table:number-rows-spanned="1">
            <text:p><text:s text:c="29"/>3 Stage – 4 Nodes</text:p>
          </table:table-cell>
          <table:covered-table-cell table:number-columns-repeated="4"/>
          <table:table-cell table:number-columns-repeated="1016"/>
        </table:table-row>
        <table:table-row table:style-name="ro3">
          <table:table-cell/>
          <table:table-cell table:style-name="ce4" office:value-type="string" calcext:value-type="string">
            <text:p>π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πs</text:p>
          </table:table-cell>
          <table:table-cell table:number-columns-repeated="1023"/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float" office:value="-0.556" calcext:value-type="float">
            <text:p>-0.556</text:p>
          </table:table-cell>
          <table:table-cell office:value-type="float" office:value="-0.7863" calcext:value-type="float">
            <text:p>-0.7863</text:p>
          </table:table-cell>
          <table:table-cell office:value-type="float" office:value="-0.963" calcext:value-type="float">
            <text:p>-0.963</text:p>
          </table:table-cell>
          <table:table-cell office:value-type="float" office:value="-1.1623" calcext:value-type="float">
            <text:p>-1.1623</text:p>
          </table:table-cell>
          <table:table-cell office:value-type="float" office:value="-1.369" calcext:value-type="float">
            <text:p>-1.369</text:p>
          </table:table-cell>
          <table:table-cell office:value-type="float" office:value="-1.573" calcext:value-type="float">
            <text:p>-1.573</text:p>
          </table:table-cell>
          <table:table-cell office:value-type="float" office:value="-1.8667" calcext:value-type="float">
            <text:p>-1.8667</text:p>
          </table:table-cell>
          <table:table-cell office:value-type="float" office:value="-2" calcext:value-type="float">
            <text:p>-2</text:p>
          </table:table-cell>
          <table:table-cell table:number-columns-repeated="1013"/>
        </table:table-row>
        <table:table-row table:style-name="ro3">
          <table:table-cell office:value-type="float" office:value="0.5" calcext:value-type="float">
            <text:p>0.5</text:p>
          </table:table-cell>
          <table:table-cell/>
          <table:table-cell office:value-type="float" office:value="1.2247" calcext:value-type="float">
            <text:p>1.2247</text:p>
          </table:table-cell>
          <table:table-cell table:style-name="ce2" office:value-type="float" office:value="0.3328" calcext:value-type="float">
            <text:p>0.3328</text:p>
          </table:table-cell>
          <table:table-cell office:value-type="float" office:value="0.084" calcext:value-type="float">
            <text:p>0.084</text:p>
          </table:table-cell>
          <table:table-cell office:value-type="float" office:value="-0.1138" calcext:value-type="float">
            <text:p>-0.1138</text:p>
          </table:table-cell>
          <table:table-cell office:value-type="float" office:value="-0.2837" calcext:value-type="float">
            <text:p>-0.2837</text:p>
          </table:table-cell>
          <table:table-cell office:value-type="float" office:value="-1.011" calcext:value-type="float">
            <text:p>-1.011</text:p>
          </table:table-cell>
          <table:table-cell office:value-type="float" office:value="-1.2564" calcext:value-type="float">
            <text:p>-1.2564</text:p>
          </table:table-cell>
          <table:table-cell office:value-type="float" office:value="-1.503" calcext:value-type="float">
            <text:p>-1.503</text:p>
          </table:table-cell>
          <table:table-cell office:value-type="float" office:value="-1.8667" calcext:value-type="float">
            <text:p>-1.8667</text:p>
          </table:table-cell>
          <table:table-cell table:number-columns-repeated="1013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float" office:value="1.73205" calcext:value-type="float">
            <text:p>1.73205</text:p>
          </table:table-cell>
          <table:table-cell office:value-type="float" office:value="1.2247" calcext:value-type="float">
            <text:p>1.2247</text:p>
          </table:table-cell>
          <table:table-cell table:style-name="ce2" office:value-type="float" office:value="0.470625" calcext:value-type="float">
            <text:p>0.470625</text:p>
          </table:table-cell>
          <table:table-cell office:value-type="float" office:value="0.2817" calcext:value-type="float">
            <text:p>0.2817</text:p>
          </table:table-cell>
          <table:table-cell office:value-type="float" office:value="0.1186" calcext:value-type="float">
            <text:p>0.1186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249" calcext:value-type="float">
            <text:p>-0.249</text:p>
          </table:table-cell>
          <table:table-cell office:value-type="float" office:value="-1.2563" calcext:value-type="float">
            <text:p>-1.2563</text:p>
          </table:table-cell>
          <table:table-cell office:value-type="float" office:value="-1.7136" calcext:value-type="float">
            <text:p>-1.7136</text:p>
          </table:table-cell>
          <table:table-cell table:number-columns-repeated="1013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office:value-type="float" office:value="2.1213" calcext:value-type="float">
            <text:p>2.1213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1.2247" calcext:value-type="float">
            <text:p>1.2247</text:p>
          </table:table-cell>
          <table:table-cell table:style-name="ce2" office:value-type="float" office:value="0.5764" calcext:value-type="float">
            <text:p>0.5764</text:p>
          </table:table-cell>
          <table:table-cell office:value-type="float" office:value="0.3969" calcext:value-type="float">
            <text:p>0.3969</text:p>
          </table:table-cell>
          <table:table-cell office:value-type="float" office:value="0.1955" calcext:value-type="float">
            <text:p>0.1955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4353" calcext:value-type="float">
            <text:p>-0.4353</text:p>
          </table:table-cell>
          <table:table-cell office:value-type="float" office:value="-1.369" calcext:value-type="float">
            <text:p>-1.369</text:p>
          </table:table-cell>
          <table:table-cell table:number-columns-repeated="1013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float" office:value="2.4495" calcext:value-type="float">
            <text:p>2.4495</text:p>
          </table:table-cell>
          <table:table-cell office:value-type="float" office:value="2.1213" calcext:value-type="float">
            <text:p>2.1213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1.2247" calcext:value-type="float">
            <text:p>1.2247</text:p>
          </table:table-cell>
          <table:table-cell table:style-name="ce2" office:value-type="float" office:value="0.60645" calcext:value-type="float">
            <text:p>0.60645</text:p>
          </table:table-cell>
          <table:table-cell office:value-type="float" office:value="0.3969" calcext:value-type="float">
            <text:p>0.3969</text:p>
          </table:table-cell>
          <table:table-cell office:value-type="float" office:value="0.11863" calcext:value-type="float">
            <text:p>0.11863</text:p>
          </table:table-cell>
          <table:table-cell table:style-name="ce9" office:value-type="float" office:value="-0.765" calcext:value-type="float">
            <text:p>-0.765</text:p>
          </table:table-cell>
          <table:table-cell office:value-type="float" office:value="-1.498" calcext:value-type="float">
            <text:p>-1.498</text:p>
          </table:table-cell>
          <table:table-cell table:number-columns-repeated="1013"/>
        </table:table-row>
        <table:table-row table:style-name="ro3">
          <table:table-cell office:value-type="float" office:value="2.5" calcext:value-type="float">
            <text:p>2.5</text:p>
          </table:table-cell>
          <table:table-cell/>
          <table:table-cell office:value-type="float" office:value="2.7386" calcext:value-type="float">
            <text:p>2.7386</text:p>
          </table:table-cell>
          <table:table-cell office:value-type="float" office:value="2.4495" calcext:value-type="float">
            <text:p>2.4495</text:p>
          </table:table-cell>
          <table:table-cell office:value-type="float" office:value="2.1213" calcext:value-type="float">
            <text:p>2.1213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1.2247" calcext:value-type="float">
            <text:p>1.2247</text:p>
          </table:table-cell>
          <table:table-cell table:style-name="ce2" office:value-type="float" office:value="0.5764" calcext:value-type="float">
            <text:p>0.5764</text:p>
          </table:table-cell>
          <table:table-cell office:value-type="float" office:value="0.2817" calcext:value-type="float">
            <text:p>0.2817</text:p>
          </table:table-cell>
          <table:table-cell office:value-type="float" office:value="-0.5168" calcext:value-type="float">
            <text:p>-0.5168</text:p>
          </table:table-cell>
          <table:table-cell office:value-type="float" office:value="-0.963" calcext:value-type="float">
            <text:p>-0.963</text:p>
          </table:table-cell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7386" calcext:value-type="float">
            <text:p>2.7386</text:p>
          </table:table-cell>
          <table:table-cell office:value-type="float" office:value="2.4495" calcext:value-type="float">
            <text:p>2.4495</text:p>
          </table:table-cell>
          <table:table-cell office:value-type="float" office:value="2.1213" calcext:value-type="float">
            <text:p>2.1213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1.2247" calcext:value-type="float">
            <text:p>1.2247</text:p>
          </table:table-cell>
          <table:table-cell table:style-name="ce2" office:value-type="float" office:value="0.470625" calcext:value-type="float">
            <text:p>0.4706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-0.7863" calcext:value-type="float">
            <text:p>-0.7863</text:p>
          </table:table-cell>
          <table:table-cell table:number-columns-repeated="1013"/>
        </table:table-row>
        <table:table-row table:style-name="ro3">
          <table:table-cell office:value-type="float" office:value="3.5" calcext:value-type="float">
            <text:p>3.5</text:p>
          </table:table-cell>
          <table:table-cell/>
          <table:table-cell office:value-type="float" office:value="3.2404" calcext:value-type="float">
            <text:p>3.2404</text:p>
          </table:table-cell>
          <table:table-cell office:value-type="float" office:value="3" calcext:value-type="float">
            <text:p>3</text:p>
          </table:table-cell>
          <table:table-cell office:value-type="float" office:value="2.7386" calcext:value-type="float">
            <text:p>2.7386</text:p>
          </table:table-cell>
          <table:table-cell office:value-type="float" office:value="2.4495" calcext:value-type="float">
            <text:p>2.4495</text:p>
          </table:table-cell>
          <table:table-cell office:value-type="float" office:value="2.1213" calcext:value-type="float">
            <text:p>2.1213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1.2247" calcext:value-type="float">
            <text:p>1.2247</text:p>
          </table:table-cell>
          <table:table-cell table:style-name="ce2" office:value-type="float" office:value="0.3328" calcext:value-type="float">
            <text:p>0.3328</text:p>
          </table:table-cell>
          <table:table-cell office:value-type="float" office:value="-0.556" calcext:value-type="float">
            <text:p>-0.556</text:p>
          </table:table-cell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office:value-type="float" office:value="3.4641" calcext:value-type="float">
            <text:p>3.4641</text:p>
          </table:table-cell>
          <table:table-cell office:value-type="float" office:value="3.2404" calcext:value-type="float">
            <text:p>3.2404</text:p>
          </table:table-cell>
          <table:table-cell office:value-type="float" office:value="3" calcext:value-type="float">
            <text:p>3</text:p>
          </table:table-cell>
          <table:table-cell office:value-type="float" office:value="2.7386" calcext:value-type="float">
            <text:p>2.7386</text:p>
          </table:table-cell>
          <table:table-cell office:value-type="float" office:value="2.4495" calcext:value-type="float">
            <text:p>2.4495</text:p>
          </table:table-cell>
          <table:table-cell office:value-type="float" office:value="2.1213" calcext:value-type="float">
            <text:p>2.1213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1.2247" calcext:value-type="float">
            <text:p>1.224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5">
          <table:table-cell table:style-name="Default"/>
          <table:table-cell/>
          <table:table-cell table:style-name="ce6"/>
          <table:table-cell table:number-columns-repeated="1021"/>
        </table:table-row>
        <table:table-row table:style-name="ro5">
          <table:table-cell table:style-name="Default"/>
          <table:table-cell/>
          <table:table-cell table:style-name="ce6" office:value-type="string" calcext:value-type="string" table:number-columns-spanned="5" table:number-rows-spanned="1">
            <text:p><text:s text:c="46"/>4 Stage – 4 Nodes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π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πs</text:p>
          </table:table-cell>
          <table:table-cell table:number-columns-repeated="1023"/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float" office:value="-0.765" calcext:value-type="float">
            <text:p>-0.765</text:p>
          </table:table-cell>
          <table:table-cell office:value-type="float" office:value="-1.097" calcext:value-type="float">
            <text:p>-1.097</text:p>
          </table:table-cell>
          <table:table-cell office:value-type="float" office:value="-1.275" calcext:value-type="float">
            <text:p>-1.275</text:p>
          </table:table-cell>
          <table:table-cell office:value-type="float" office:value="-1.552" calcext:value-type="float">
            <text:p>-1.552</text:p>
          </table:table-cell>
          <table:table-cell office:value-type="float" office:value="-1.735" calcext:value-type="float">
            <text:p>-1.735</text:p>
          </table:table-cell>
          <table:table-cell office:value-type="float" office:value="-1.9" calcext:value-type="float">
            <text:p>-1.9</text:p>
          </table:table-cell>
          <table:table-cell office:value-type="float" office:value="-2.104" calcext:value-type="float">
            <text:p>-2.104</text:p>
          </table:table-cell>
          <table:table-cell office:value-type="float" office:value="-2.667" calcext:value-type="float">
            <text:p>-2.667</text:p>
          </table:table-cell>
          <table:table-cell table:number-columns-repeated="1013"/>
        </table:table-row>
        <table:table-row table:style-name="ro3">
          <table:table-cell office:value-type="float" office:value="0.5" calcext:value-type="float">
            <text:p>0.5</text:p>
          </table:table-cell>
          <table:table-cell/>
          <table:table-cell office:value-type="float" office:value="1.633" calcext:value-type="float">
            <text:p>1.633</text:p>
          </table:table-cell>
          <table:table-cell table:style-name="ce2" office:value-type="float" office:value="0.5334" calcext:value-type="float">
            <text:p>0.5334</text:p>
          </table:table-cell>
          <table:table-cell office:value-type="float" office:value="0.2566" calcext:value-type="float">
            <text:p>0.2566</text:p>
          </table:table-cell>
          <table:table-cell table:style-name="ce9" office:value-type="float" office:value="0.04025" calcext:value-type="float">
            <text:p>0.04025</text:p>
          </table:table-cell>
          <table:table-cell office:value-type="float" office:value="-0.211" calcext:value-type="float">
            <text:p>-0.211</text:p>
          </table:table-cell>
          <table:table-cell office:value-type="float" office:value="-0.9719" calcext:value-type="float">
            <text:p>-0.9719</text:p>
          </table:table-cell>
          <table:table-cell office:value-type="float" office:value="-1.199" calcext:value-type="float">
            <text:p>-1.199</text:p>
          </table:table-cell>
          <table:table-cell office:value-type="float" office:value="-1.492" calcext:value-type="float">
            <text:p>-1.492</text:p>
          </table:table-cell>
          <table:table-cell office:value-type="float" office:value="-2.104" calcext:value-type="float">
            <text:p>-2.104</text:p>
          </table:table-cell>
          <table:table-cell table:number-columns-repeated="1013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float" office:value="2.3094" calcext:value-type="float">
            <text:p>2.3094</text:p>
          </table:table-cell>
          <table:table-cell office:value-type="float" office:value="1.633" calcext:value-type="float">
            <text:p>1.633</text:p>
          </table:table-cell>
          <table:table-cell table:style-name="ce2" office:value-type="float" office:value="0.5306" calcext:value-type="float">
            <text:p>0.5306</text:p>
          </table:table-cell>
          <table:table-cell office:value-type="float" office:value="0.4611" calcext:value-type="float">
            <text:p>0.4611</text:p>
          </table:table-cell>
          <table:table-cell table:style-name="ce9" office:value-type="float" office:value="0.0808" calcext:value-type="float">
            <text:p>0.0808</text:p>
          </table:table-cell>
          <table:table-cell office:value-type="float" office:value="-0.372" calcext:value-type="float">
            <text:p>-0.372</text:p>
          </table:table-cell>
          <table:table-cell office:value-type="float" office:value="-0.9099" calcext:value-type="float">
            <text:p>-0.9099</text:p>
          </table:table-cell>
          <table:table-cell office:value-type="float" office:value="-1.2074" calcext:value-type="float">
            <text:p>-1.2074</text:p>
          </table:table-cell>
          <table:table-cell office:value-type="float" office:value="-1.9003" calcext:value-type="float">
            <text:p>-1.9003</text:p>
          </table:table-cell>
          <table:table-cell table:number-columns-repeated="1013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office:value-type="float" office:value="2.8284" calcext:value-type="float">
            <text:p>2.8284</text:p>
          </table:table-cell>
          <table:table-cell office:value-type="float" office:value="2.3094" calcext:value-type="float">
            <text:p>2.3094</text:p>
          </table:table-cell>
          <table:table-cell office:value-type="float" office:value="1.633" calcext:value-type="float">
            <text:p>1.633</text:p>
          </table:table-cell>
          <table:table-cell table:style-name="ce2" office:value-type="float" office:value="0.744" calcext:value-type="float">
            <text:p>0.744</text:p>
          </table:table-cell>
          <table:table-cell office:value-type="float" office:value="0.3616" calcext:value-type="float">
            <text:p>0.3616</text:p>
          </table:table-cell>
          <table:table-cell office:value-type="float" office:value="-0.0824" calcext:value-type="float">
            <text:p>-0.0824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-0.972" calcext:value-type="float">
            <text:p>-0.972</text:p>
          </table:table-cell>
          <table:table-cell office:value-type="float" office:value="-1.735" calcext:value-type="float">
            <text:p>-1.735</text:p>
          </table:table-cell>
          <table:table-cell table:number-columns-repeated="1013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float" office:value="3.266" calcext:value-type="float">
            <text:p>3.266</text:p>
          </table:table-cell>
          <table:table-cell office:value-type="float" office:value="2.8284" calcext:value-type="float">
            <text:p>2.8284</text:p>
          </table:table-cell>
          <table:table-cell office:value-type="float" office:value="2.3094" calcext:value-type="float">
            <text:p>2.3094</text:p>
          </table:table-cell>
          <table:table-cell office:value-type="float" office:value="1.633" calcext:value-type="float">
            <text:p>1.633</text:p>
          </table:table-cell>
          <table:table-cell table:style-name="ce2" office:value-type="float" office:value="0.6656" calcext:value-type="float">
            <text:p>0.6656</text:p>
          </table:table-cell>
          <table:table-cell office:value-type="float" office:value="0.23" calcext:value-type="float">
            <text:p>0.23</text:p>
          </table:table-cell>
          <table:table-cell office:value-type="float" office:value="0.0808" calcext:value-type="float">
            <text:p>0.0808</text:p>
          </table:table-cell>
          <table:table-cell office:value-type="float" office:value="-0.822" calcext:value-type="float">
            <text:p>-0.822</text:p>
          </table:table-cell>
          <table:table-cell office:value-type="float" office:value="-1.552" calcext:value-type="float">
            <text:p>-1.552</text:p>
          </table:table-cell>
          <table:table-cell table:number-columns-repeated="1013"/>
        </table:table-row>
        <table:table-row table:style-name="ro3">
          <table:table-cell office:value-type="float" office:value="2.5" calcext:value-type="float">
            <text:p>2.5</text:p>
          </table:table-cell>
          <table:table-cell/>
          <table:table-cell office:value-type="float" office:value="3.6515" calcext:value-type="float">
            <text:p>3.6515</text:p>
          </table:table-cell>
          <table:table-cell office:value-type="float" office:value="3.266" calcext:value-type="float">
            <text:p>3.266</text:p>
          </table:table-cell>
          <table:table-cell office:value-type="float" office:value="2.8284" calcext:value-type="float">
            <text:p>2.8284</text:p>
          </table:table-cell>
          <table:table-cell office:value-type="float" office:value="2.3094" calcext:value-type="float">
            <text:p>2.3094</text:p>
          </table:table-cell>
          <table:table-cell office:value-type="float" office:value="1.633" calcext:value-type="float">
            <text:p>1.633</text:p>
          </table:table-cell>
          <table:table-cell table:style-name="ce2" office:value-type="float" office:value="0.5764" calcext:value-type="float">
            <text:p>0.5764</text:p>
          </table:table-cell>
          <table:table-cell office:value-type="float" office:value="0.4611" calcext:value-type="float">
            <text:p>0.4611</text:p>
          </table:table-cell>
          <table:table-cell office:value-type="float" office:value="-0.2746" calcext:value-type="float">
            <text:p>-0.2746</text:p>
          </table:table-cell>
          <table:table-cell office:value-type="float" office:value="-1.343" calcext:value-type="float">
            <text:p>-1.343</text:p>
          </table:table-cell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6515" calcext:value-type="float">
            <text:p>3.6515</text:p>
          </table:table-cell>
          <table:table-cell office:value-type="float" office:value="3.266" calcext:value-type="float">
            <text:p>3.266</text:p>
          </table:table-cell>
          <table:table-cell office:value-type="float" office:value="2.8284" calcext:value-type="float">
            <text:p>2.8284</text:p>
          </table:table-cell>
          <table:table-cell office:value-type="float" office:value="2.3094" calcext:value-type="float">
            <text:p>2.3094</text:p>
          </table:table-cell>
          <table:table-cell office:value-type="float" office:value="1.633" calcext:value-type="float">
            <text:p>1.633</text:p>
          </table:table-cell>
          <table:table-cell table:style-name="ce2" office:value-type="float" office:value="0.470625" calcext:value-type="float">
            <text:p>0.470625</text:p>
          </table:table-cell>
          <table:table-cell office:value-type="float" office:value="-0.062" calcext:value-type="float">
            <text:p>-0.062</text:p>
          </table:table-cell>
          <table:table-cell office:value-type="float" office:value="-1.097" calcext:value-type="float">
            <text:p>-1.097</text:p>
          </table:table-cell>
          <table:table-cell table:number-columns-repeated="1013"/>
        </table:table-row>
        <table:table-row table:style-name="ro3">
          <table:table-cell office:value-type="float" office:value="3.5" calcext:value-type="float">
            <text:p>3.5</text:p>
          </table:table-cell>
          <table:table-cell/>
          <table:table-cell office:value-type="float" office:value="4.32" calcext:value-type="float">
            <text:p>4.32</text:p>
          </table:table-cell>
          <table:table-cell office:value-type="float" office:value="4" calcext:value-type="float">
            <text:p>4</text:p>
          </table:table-cell>
          <table:table-cell office:value-type="float" office:value="3.6515" calcext:value-type="float">
            <text:p>3.6515</text:p>
          </table:table-cell>
          <table:table-cell office:value-type="float" office:value="3.266" calcext:value-type="float">
            <text:p>3.266</text:p>
          </table:table-cell>
          <table:table-cell office:value-type="float" office:value="2.8284" calcext:value-type="float">
            <text:p>2.8284</text:p>
          </table:table-cell>
          <table:table-cell office:value-type="float" office:value="2.3094" calcext:value-type="float">
            <text:p>2.3094</text:p>
          </table:table-cell>
          <table:table-cell office:value-type="float" office:value="1.633" calcext:value-type="float">
            <text:p>1.633</text:p>
          </table:table-cell>
          <table:table-cell table:style-name="ce2" office:value-type="float" office:value="0.3965" calcext:value-type="float">
            <text:p>0.3965</text:p>
          </table:table-cell>
          <table:table-cell office:value-type="float" office:value="-0.776" calcext:value-type="float">
            <text:p>-0.776</text:p>
          </table:table-cell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office:value-type="float" office:value="4.619" calcext:value-type="float">
            <text:p>4.619</text:p>
          </table:table-cell>
          <table:table-cell office:value-type="float" office:value="4.32" calcext:value-type="float">
            <text:p>4.32</text:p>
          </table:table-cell>
          <table:table-cell office:value-type="float" office:value="4" calcext:value-type="float">
            <text:p>4</text:p>
          </table:table-cell>
          <table:table-cell office:value-type="float" office:value="3.6515" calcext:value-type="float">
            <text:p>3.6515</text:p>
          </table:table-cell>
          <table:table-cell table:style-name="ce8" office:value-type="float" office:value="3.266" calcext:value-type="float">
            <text:p>3.266</text:p>
          </table:table-cell>
          <table:table-cell office:value-type="float" office:value="2.8284" calcext:value-type="float">
            <text:p>2.8284</text:p>
          </table:table-cell>
          <table:table-cell office:value-type="float" office:value="2.3094" calcext:value-type="float">
            <text:p>2.3094</text:p>
          </table:table-cell>
          <table:table-cell office:value-type="float" office:value="1.633" calcext:value-type="float">
            <text:p>1.63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Default"/>
          <table:table-cell table:number-columns-repeated="1023"/>
        </table:table-row>
        <table:table-row table:style-name="ro5">
          <table:table-cell table:style-name="Default"/>
          <table:table-cell/>
          <table:table-cell table:style-name="ce5" office:value-type="string" calcext:value-type="string" table:number-columns-spanned="6" table:number-rows-spanned="1">
            <text:p><text:s text:c="46"/>5 Stage – 4 Nodes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/>
          <table:table-cell table:style-name="ce4" office:value-type="string" calcext:value-type="string">
            <text:p>π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πs</text:p>
          </table:table-cell>
          <table:table-cell table:number-columns-repeated="1023"/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float" office:value="-0.847" calcext:value-type="float">
            <text:p>-0.847</text:p>
          </table:table-cell>
          <table:table-cell office:value-type="float" office:value="-1.3094" calcext:value-type="float">
            <text:p>-1.3094</text:p>
          </table:table-cell>
          <table:table-cell office:value-type="float" office:value="-1.604" calcext:value-type="float">
            <text:p>-1.604</text:p>
          </table:table-cell>
          <table:table-cell office:value-type="float" office:value="-1.8165" calcext:value-type="float">
            <text:p>-1.8165</text:p>
          </table:table-cell>
          <table:table-cell office:value-type="float" office:value="-2.082" calcext:value-type="float">
            <text:p>-2.082</text:p>
          </table:table-cell>
          <table:table-cell office:value-type="float" office:value="-2.3364" calcext:value-type="float">
            <text:p>-2.3364</text:p>
          </table:table-cell>
          <table:table-cell office:value-type="float" office:value="-2.8421" calcext:value-type="float">
            <text:p>-2.8421</text:p>
          </table:table-cell>
          <table:table-cell office:value-type="float" office:value="-3.333" calcext:value-type="float">
            <text:p>-3.333</text:p>
          </table:table-cell>
          <table:table-cell table:number-columns-repeated="1013"/>
        </table:table-row>
        <table:table-row table:style-name="ro3">
          <table:table-cell office:value-type="float" office:value="0.5" calcext:value-type="float">
            <text:p>0.5</text:p>
          </table:table-cell>
          <table:table-cell/>
          <table:table-cell office:value-type="float" office:value="2.04124" calcext:value-type="float">
            <text:p>2.04124</text:p>
          </table:table-cell>
          <table:table-cell table:style-name="ce2" office:value-type="float" office:value="0.6656" calcext:value-type="float">
            <text:p>0.6656</text:p>
          </table:table-cell>
          <table:table-cell office:value-type="float" office:value="0.27" calcext:value-type="float">
            <text:p>0.27</text:p>
          </table:table-cell>
          <table:table-cell office:value-type="float" office:value="-0.1211" calcext:value-type="float">
            <text:p>-0.1211</text:p>
          </table:table-cell>
          <table:table-cell office:value-type="float" office:value="-0.554" calcext:value-type="float">
            <text:p>-0.554</text:p>
          </table:table-cell>
          <table:table-cell office:value-type="float" office:value="-0.863" calcext:value-type="float">
            <text:p>-0.863</text:p>
          </table:table-cell>
          <table:table-cell office:value-type="float" office:value="-1.15" calcext:value-type="float">
            <text:p>-1.15</text:p>
          </table:table-cell>
          <table:table-cell office:value-type="float" office:value="-1.8466" calcext:value-type="float">
            <text:p>-1.8466</text:p>
          </table:table-cell>
          <table:table-cell office:value-type="float" office:value="-2.8421" calcext:value-type="float">
            <text:p>-2.8421</text:p>
          </table:table-cell>
          <table:table-cell table:number-columns-repeated="1013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float" office:value="2.88675" calcext:value-type="float">
            <text:p>2.88675</text:p>
          </table:table-cell>
          <table:table-cell office:value-type="float" office:value="2.04124" calcext:value-type="float">
            <text:p>2.04124</text:p>
          </table:table-cell>
          <table:table-cell table:style-name="ce2" office:value-type="float" office:value="0.79455" calcext:value-type="float">
            <text:p>0.79455</text:p>
          </table:table-cell>
          <table:table-cell office:value-type="float" office:value="0.392" calcext:value-type="float">
            <text:p>0.392</text:p>
          </table:table-cell>
          <table:table-cell office:value-type="float" office:value="-0.082" calcext:value-type="float">
            <text:p>-0.082</text:p>
          </table:table-cell>
          <table:table-cell office:value-type="float" office:value="-0.3779" calcext:value-type="float">
            <text:p>-0.3779</text:p>
          </table:table-cell>
          <table:table-cell office:value-type="float" office:value="-0.693" calcext:value-type="float">
            <text:p>-0.693</text:p>
          </table:table-cell>
          <table:table-cell office:value-type="float" office:value="-1.573" calcext:value-type="float">
            <text:p>-1.573</text:p>
          </table:table-cell>
          <table:table-cell office:value-type="float" office:value="-2.631" calcext:value-type="float">
            <text:p>-2.631</text:p>
          </table:table-cell>
          <table:table-cell table:number-columns-repeated="1013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office:value-type="float" office:value="3.5355" calcext:value-type="float">
            <text:p>3.5355</text:p>
          </table:table-cell>
          <table:table-cell office:value-type="float" office:value="2.88675" calcext:value-type="float">
            <text:p>2.88675</text:p>
          </table:table-cell>
          <table:table-cell office:value-type="float" office:value="2.04124" calcext:value-type="float">
            <text:p>2.04124</text:p>
          </table:table-cell>
          <table:table-cell table:style-name="ce2" office:value-type="float" office:value="0.8108" calcext:value-type="float">
            <text:p>0.8108</text:p>
          </table:table-cell>
          <table:table-cell office:value-type="float" office:value="0.288" calcext:value-type="float">
            <text:p>0.288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378" calcext:value-type="float">
            <text:p>-0.378</text:p>
          </table:table-cell>
          <table:table-cell office:value-type="float" office:value="-0.863" calcext:value-type="float">
            <text:p>-0.863</text:p>
          </table:table-cell>
          <table:table-cell office:value-type="float" office:value="-2.145" calcext:value-type="float">
            <text:p>-2.145</text:p>
          </table:table-cell>
          <table:table-cell table:number-columns-repeated="1013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float" office:value="4.0825" calcext:value-type="float">
            <text:p>4.0825</text:p>
          </table:table-cell>
          <table:table-cell office:value-type="float" office:value="3.5355" calcext:value-type="float">
            <text:p>3.5355</text:p>
          </table:table-cell>
          <table:table-cell office:value-type="float" office:value="2.88675" calcext:value-type="float">
            <text:p>2.88675</text:p>
          </table:table-cell>
          <table:table-cell office:value-type="float" office:value="2.04124" calcext:value-type="float">
            <text:p>2.04124</text:p>
          </table:table-cell>
          <table:table-cell table:style-name="ce2" office:value-type="float" office:value="0.7799" calcext:value-type="float">
            <text:p>0.7799</text:p>
          </table:table-cell>
          <table:table-cell office:value-type="float" office:value="0.288" calcext:value-type="float">
            <text:p>0.288</text:p>
          </table:table-cell>
          <table:table-cell office:value-type="float" office:value="-0.082" calcext:value-type="float">
            <text:p>-0.082</text:p>
          </table:table-cell>
          <table:table-cell office:value-type="float" office:value="-0.554" calcext:value-type="float">
            <text:p>-0.554</text:p>
          </table:table-cell>
          <table:table-cell office:value-type="float" office:value="-1.852" calcext:value-type="float">
            <text:p>-1.852</text:p>
          </table:table-cell>
          <table:table-cell table:number-columns-repeated="1013"/>
        </table:table-row>
        <table:table-row table:style-name="ro3">
          <table:table-cell office:value-type="float" office:value="2.5" calcext:value-type="float">
            <text:p>2.5</text:p>
          </table:table-cell>
          <table:table-cell/>
          <table:table-cell office:value-type="float" office:value="4.5643" calcext:value-type="float">
            <text:p>4.5643</text:p>
          </table:table-cell>
          <table:table-cell office:value-type="float" office:value="4.0825" calcext:value-type="float">
            <text:p>4.0825</text:p>
          </table:table-cell>
          <table:table-cell office:value-type="float" office:value="3.5355" calcext:value-type="float">
            <text:p>3.5355</text:p>
          </table:table-cell>
          <table:table-cell office:value-type="float" office:value="2.88675" calcext:value-type="float">
            <text:p>2.88675</text:p>
          </table:table-cell>
          <table:table-cell office:value-type="float" office:value="2.04124" calcext:value-type="float">
            <text:p>2.04124</text:p>
          </table:table-cell>
          <table:table-cell table:style-name="ce2" office:value-type="float" office:value="0.8108" calcext:value-type="float">
            <text:p>0.8108</text:p>
          </table:table-cell>
          <table:table-cell office:value-type="float" office:value="0.166" calcext:value-type="float">
            <text:p>0.166</text:p>
          </table:table-cell>
          <table:table-cell office:value-type="float" office:value="-0.3303" calcext:value-type="float">
            <text:p>-0.3303</text:p>
          </table:table-cell>
          <table:table-cell office:value-type="float" office:value="-1.604" calcext:value-type="float">
            <text:p>-1.604</text:p>
          </table:table-cell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5643" calcext:value-type="float">
            <text:p>4.5643</text:p>
          </table:table-cell>
          <table:table-cell office:value-type="float" office:value="4.0825" calcext:value-type="float">
            <text:p>4.0825</text:p>
          </table:table-cell>
          <table:table-cell office:value-type="float" office:value="3.5355" calcext:value-type="float">
            <text:p>3.5355</text:p>
          </table:table-cell>
          <table:table-cell office:value-type="float" office:value="2.88675" calcext:value-type="float">
            <text:p>2.88675</text:p>
          </table:table-cell>
          <table:table-cell office:value-type="float" office:value="2.04124" calcext:value-type="float">
            <text:p>2.04124</text:p>
          </table:table-cell>
          <table:table-cell table:style-name="ce2" office:value-type="float" office:value="0.79455" calcext:value-type="float">
            <text:p>0.79455</text:p>
          </table:table-cell>
          <table:table-cell office:value-type="float" office:value="0.27" calcext:value-type="float">
            <text:p>0.27</text:p>
          </table:table-cell>
          <table:table-cell office:value-type="float" office:value="-1.198" calcext:value-type="float">
            <text:p>-1.198</text:p>
          </table:table-cell>
          <table:table-cell table:number-columns-repeated="1013"/>
        </table:table-row>
        <table:table-row table:style-name="ro3">
          <table:table-cell office:value-type="float" office:value="3.5" calcext:value-type="float">
            <text:p>3.5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5" calcext:value-type="float">
            <text:p>5</text:p>
          </table:table-cell>
          <table:table-cell office:value-type="float" office:value="4.5643" calcext:value-type="float">
            <text:p>4.5643</text:p>
          </table:table-cell>
          <table:table-cell office:value-type="float" office:value="4.0825" calcext:value-type="float">
            <text:p>4.0825</text:p>
          </table:table-cell>
          <table:table-cell office:value-type="float" office:value="3.5355" calcext:value-type="float">
            <text:p>3.5355</text:p>
          </table:table-cell>
          <table:table-cell office:value-type="float" office:value="2.88675" calcext:value-type="float">
            <text:p>2.88675</text:p>
          </table:table-cell>
          <table:table-cell office:value-type="float" office:value="2.04124" calcext:value-type="float">
            <text:p>2.04124</text:p>
          </table:table-cell>
          <table:table-cell table:style-name="ce2" office:value-type="float" office:value="0.6656" calcext:value-type="float">
            <text:p>0.6656</text:p>
          </table:table-cell>
          <table:table-cell office:value-type="float" office:value="-0.926" calcext:value-type="float">
            <text:p>-0.926</text:p>
          </table:table-cell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office:value-type="float" office:value="5.7735" calcext:value-type="float">
            <text:p>5.7735</text:p>
          </table:table-cell>
          <table:table-cell office:value-type="float" office:value="5.4" calcext:value-type="float">
            <text:p>5.4</text:p>
          </table:table-cell>
          <table:table-cell office:value-type="float" office:value="5" calcext:value-type="float">
            <text:p>5</text:p>
          </table:table-cell>
          <table:table-cell office:value-type="float" office:value="4.5643" calcext:value-type="float">
            <text:p>4.5643</text:p>
          </table:table-cell>
          <table:table-cell office:value-type="float" office:value="4.0825" calcext:value-type="float">
            <text:p>4.0825</text:p>
          </table:table-cell>
          <table:table-cell office:value-type="float" office:value="3.5355" calcext:value-type="float">
            <text:p>3.5355</text:p>
          </table:table-cell>
          <table:table-cell office:value-type="float" office:value="2.88675" calcext:value-type="float">
            <text:p>2.88675</text:p>
          </table:table-cell>
          <table:table-cell office:value-type="float" office:value="2.04124" calcext:value-type="float">
            <text:p>2.0412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Default"/>
          <table:table-cell table:number-columns-repeated="1023"/>
        </table:table-row>
        <table:table-row table:style-name="ro5">
          <table:table-cell table:style-name="Default"/>
          <table:table-cell/>
          <table:table-cell table:style-name="ce6" office:value-type="string" calcext:value-type="string" table:number-columns-spanned="6" table:number-rows-spanned="1">
            <text:p><text:s text:c="45"/>6 Stage – 4 Nodes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/>
          <table:table-cell table:style-name="ce4" office:value-type="string" calcext:value-type="string">
            <text:p>π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πs</text:p>
          </table:table-cell>
          <table:table-cell table:number-columns-repeated="1023"/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.4144" calcext:value-type="float">
            <text:p>-1.4144</text:p>
          </table:table-cell>
          <table:table-cell office:value-type="float" office:value="-1.7296" calcext:value-type="float">
            <text:p>-1.7296</text:p>
          </table:table-cell>
          <table:table-cell office:value-type="float" office:value="-2.3274" calcext:value-type="float">
            <text:p>-2.3274</text:p>
          </table:table-cell>
          <table:table-cell office:value-type="float" office:value="-2.6022" calcext:value-type="float">
            <text:p>-2.6022</text:p>
          </table:table-cell>
          <table:table-cell office:value-type="float" office:value="-2.8505" calcext:value-type="float">
            <text:p>-2.8505</text:p>
          </table:table-cell>
          <table:table-cell office:value-type="float" office:value="-3.155" calcext:value-type="float">
            <text:p>-3.155</text:p>
          </table:table-cell>
          <table:table-cell office:value-type="float" office:value="-4" calcext:value-type="float">
            <text:p>-4</text:p>
          </table:table-cell>
          <table:table-cell table:number-columns-repeated="1013"/>
        </table:table-row>
        <table:table-row table:style-name="ro3">
          <table:table-cell office:value-type="float" office:value="0.5" calcext:value-type="float">
            <text:p>0.5</text:p>
          </table:table-cell>
          <table:table-cell/>
          <table:table-cell office:value-type="float" office:value="2.45" calcext:value-type="float">
            <text:p>2.45</text:p>
          </table:table-cell>
          <table:table-cell table:style-name="ce2" office:value-type="float" office:value="0.4258" calcext:value-type="float">
            <text:p>0.4258</text:p>
          </table:table-cell>
          <table:table-cell office:value-type="float" office:value="0.1678" calcext:value-type="float">
            <text:p>0.1678</text:p>
          </table:table-cell>
          <table:table-cell office:value-type="float" office:value="-0.149" calcext:value-type="float">
            <text:p>-0.149</text:p>
          </table:table-cell>
          <table:table-cell office:value-type="float" office:value="-0.98" calcext:value-type="float">
            <text:p>-0.98</text:p>
          </table:table-cell>
          <table:table-cell office:value-type="float" office:value="-1.268" calcext:value-type="float">
            <text:p>-1.268</text:p>
          </table:table-cell>
          <table:table-cell office:value-type="float" office:value="-1.67" calcext:value-type="float">
            <text:p>-1.67</text:p>
          </table:table-cell>
          <table:table-cell office:value-type="float" office:value="-2.188" calcext:value-type="float">
            <text:p>-2.188</text:p>
          </table:table-cell>
          <table:table-cell office:value-type="float" office:value="-3.155" calcext:value-type="float">
            <text:p>-3.155</text:p>
          </table:table-cell>
          <table:table-cell table:number-columns-repeated="1013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float" office:value="3.464" calcext:value-type="float">
            <text:p>3.464</text:p>
          </table:table-cell>
          <table:table-cell office:value-type="float" office:value="2.45" calcext:value-type="float">
            <text:p>2.45</text:p>
          </table:table-cell>
          <table:table-cell table:style-name="ce2" office:value-type="float" office:value="0.9412" calcext:value-type="float">
            <text:p>0.9412</text:p>
          </table:table-cell>
          <table:table-cell office:value-type="float" office:value="0.5634" calcext:value-type="float">
            <text:p>0.5634</text:p>
          </table:table-cell>
          <table:table-cell office:value-type="float" office:value="-0.302" calcext:value-type="float">
            <text:p>-0.302</text:p>
          </table:table-cell>
          <table:table-cell office:value-type="float" office:value="-0.873" calcext:value-type="float">
            <text:p>-0.873</text:p>
          </table:table-cell>
          <table:table-cell office:value-type="float" office:value="-1.28" calcext:value-type="float">
            <text:p>-1.28</text:p>
          </table:table-cell>
          <table:table-cell office:value-type="float" office:value="-1.67" calcext:value-type="float">
            <text:p>-1.67</text:p>
          </table:table-cell>
          <table:table-cell office:value-type="float" office:value="-2.85" calcext:value-type="float">
            <text:p>-2.85</text:p>
          </table:table-cell>
          <table:table-cell table:number-columns-repeated="1013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office:value-type="float" office:value="4.243" calcext:value-type="float">
            <text:p>4.243</text:p>
          </table:table-cell>
          <table:table-cell office:value-type="float" office:value="3.464" calcext:value-type="float">
            <text:p>3.464</text:p>
          </table:table-cell>
          <table:table-cell office:value-type="float" office:value="2.45" calcext:value-type="float">
            <text:p>2.45</text:p>
          </table:table-cell>
          <table:table-cell table:style-name="ce2" office:value-type="float" office:value="1.1528" calcext:value-type="float">
            <text:p>1.1528</text:p>
          </table:table-cell>
          <table:table-cell office:value-type="float" office:value="0.794" calcext:value-type="float">
            <text:p>0.794</text:p>
          </table:table-cell>
          <table:table-cell office:value-type="float" office:value="-0.275" calcext:value-type="float">
            <text:p>-0.275</text:p>
          </table:table-cell>
          <table:table-cell office:value-type="float" office:value="-0.7281" calcext:value-type="float">
            <text:p>-0.7281</text:p>
          </table:table-cell>
          <table:table-cell office:value-type="float" office:value="-0.9377" calcext:value-type="float">
            <text:p>-0.9377</text:p>
          </table:table-cell>
          <table:table-cell office:value-type="float" office:value="-2.2966" calcext:value-type="float">
            <text:p>-2.2966</text:p>
          </table:table-cell>
          <table:table-cell table:number-columns-repeated="1013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float" office:value="4.899" calcext:value-type="float">
            <text:p>4.899</text:p>
          </table:table-cell>
          <table:table-cell office:value-type="float" office:value="4.243" calcext:value-type="float">
            <text:p>4.243</text:p>
          </table:table-cell>
          <table:table-cell office:value-type="float" office:value="3.464" calcext:value-type="float">
            <text:p>3.464</text:p>
          </table:table-cell>
          <table:table-cell office:value-type="float" office:value="2.45" calcext:value-type="float">
            <text:p>2.45</text:p>
          </table:table-cell>
          <table:table-cell table:style-name="ce2" office:value-type="float" office:value="1.2129" calcext:value-type="float">
            <text:p>1.2129</text:p>
          </table:table-cell>
          <table:table-cell office:value-type="float" office:value="0.1595" calcext:value-type="float">
            <text:p>0.1595</text:p>
          </table:table-cell>
          <table:table-cell office:value-type="float" office:value="-0.302" calcext:value-type="float">
            <text:p>-0.302</text:p>
          </table:table-cell>
          <table:table-cell office:value-type="float" office:value="-0.88" calcext:value-type="float">
            <text:p>-0.88</text:p>
          </table:table-cell>
          <table:table-cell office:value-type="float" office:value="-2.327" calcext:value-type="float">
            <text:p>-2.327</text:p>
          </table:table-cell>
          <table:table-cell table:number-columns-repeated="1013"/>
        </table:table-row>
        <table:table-row table:style-name="ro3">
          <table:table-cell office:value-type="float" office:value="2.5" calcext:value-type="float">
            <text:p>2.5</text:p>
          </table:table-cell>
          <table:table-cell/>
          <table:table-cell office:value-type="float" office:value="5.477" calcext:value-type="float">
            <text:p>5.477</text:p>
          </table:table-cell>
          <table:table-cell office:value-type="float" office:value="4.899" calcext:value-type="float">
            <text:p>4.899</text:p>
          </table:table-cell>
          <table:table-cell office:value-type="float" office:value="4.243" calcext:value-type="float">
            <text:p>4.243</text:p>
          </table:table-cell>
          <table:table-cell office:value-type="float" office:value="3.464" calcext:value-type="float">
            <text:p>3.464</text:p>
          </table:table-cell>
          <table:table-cell office:value-type="float" office:value="2.45" calcext:value-type="float">
            <text:p>2.45</text:p>
          </table:table-cell>
          <table:table-cell table:style-name="ce2" office:value-type="float" office:value="1.1528" calcext:value-type="float">
            <text:p>1.1528</text:p>
          </table:table-cell>
          <table:table-cell office:value-type="float" office:value="0.5634" calcext:value-type="float">
            <text:p>0.5634</text:p>
          </table:table-cell>
          <table:table-cell office:value-type="float" office:value="-0.2278" calcext:value-type="float">
            <text:p>-0.2278</text:p>
          </table:table-cell>
          <table:table-cell office:value-type="float" office:value="-1.885" calcext:value-type="float">
            <text:p>-1.885</text:p>
          </table:table-cell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.477" calcext:value-type="float">
            <text:p>5.477</text:p>
          </table:table-cell>
          <table:table-cell office:value-type="float" office:value="4.899" calcext:value-type="float">
            <text:p>4.899</text:p>
          </table:table-cell>
          <table:table-cell office:value-type="float" office:value="4.243" calcext:value-type="float">
            <text:p>4.243</text:p>
          </table:table-cell>
          <table:table-cell office:value-type="float" office:value="3.464" calcext:value-type="float">
            <text:p>3.464</text:p>
          </table:table-cell>
          <table:table-cell office:value-type="float" office:value="2.45" calcext:value-type="float">
            <text:p>2.45</text:p>
          </table:table-cell>
          <table:table-cell table:style-name="ce2" office:value-type="float" office:value="0.94125" calcext:value-type="float">
            <text:p>0.94125</text:p>
          </table:table-cell>
          <table:table-cell office:value-type="float" office:value="0.32425" calcext:value-type="float">
            <text:p>0.32425</text:p>
          </table:table-cell>
          <table:table-cell office:value-type="float" office:value="-1.646" calcext:value-type="float">
            <text:p>-1.646</text:p>
          </table:table-cell>
          <table:table-cell table:number-columns-repeated="1013"/>
        </table:table-row>
        <table:table-row table:style-name="ro3">
          <table:table-cell office:value-type="float" office:value="3.5" calcext:value-type="float">
            <text:p>3.5</text:p>
          </table:table-cell>
          <table:table-cell/>
          <table:table-cell office:value-type="float" office:value="6.481" calcext:value-type="float">
            <text:p>6.481</text:p>
          </table:table-cell>
          <table:table-cell office:value-type="float" office:value="6" calcext:value-type="float">
            <text:p>6</text:p>
          </table:table-cell>
          <table:table-cell office:value-type="float" office:value="5.477" calcext:value-type="float">
            <text:p>5.477</text:p>
          </table:table-cell>
          <table:table-cell office:value-type="float" office:value="4.899" calcext:value-type="float">
            <text:p>4.899</text:p>
          </table:table-cell>
          <table:table-cell office:value-type="float" office:value="4.243" calcext:value-type="float">
            <text:p>4.243</text:p>
          </table:table-cell>
          <table:table-cell office:value-type="float" office:value="3.464" calcext:value-type="float">
            <text:p>3.464</text:p>
          </table:table-cell>
          <table:table-cell office:value-type="float" office:value="2.45" calcext:value-type="float">
            <text:p>2.45</text:p>
          </table:table-cell>
          <table:table-cell table:style-name="ce2" office:value-type="float" office:value="0.8465" calcext:value-type="float">
            <text:p>0.8465</text:p>
          </table:table-cell>
          <table:table-cell office:value-type="float" office:value="-1.1637" calcext:value-type="float">
            <text:p>-1.1637</text:p>
          </table:table-cell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office:value-type="float" office:value="6.93" calcext:value-type="float">
            <text:p>6.93</text:p>
          </table:table-cell>
          <table:table-cell office:value-type="float" office:value="6.481" calcext:value-type="float">
            <text:p>6.481</text:p>
          </table:table-cell>
          <table:table-cell office:value-type="float" office:value="6" calcext:value-type="float">
            <text:p>6</text:p>
          </table:table-cell>
          <table:table-cell office:value-type="float" office:value="5.477" calcext:value-type="float">
            <text:p>5.477</text:p>
          </table:table-cell>
          <table:table-cell office:value-type="float" office:value="4.899" calcext:value-type="float">
            <text:p>4.899</text:p>
          </table:table-cell>
          <table:table-cell office:value-type="float" office:value="4.243" calcext:value-type="float">
            <text:p>4.243</text:p>
          </table:table-cell>
          <table:table-cell office:value-type="float" office:value="3.464" calcext:value-type="float">
            <text:p>3.464</text:p>
          </table:table-cell>
          <table:table-cell office:value-type="float" office:value="2.45" calcext:value-type="float">
            <text:p>2.4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Default"/>
          <table:table-cell table:number-columns-repeated="1023"/>
        </table:table-row>
        <table:table-row table:style-name="ro5">
          <table:table-cell table:style-name="Default"/>
          <table:table-cell/>
          <table:table-cell table:style-name="ce5" office:value-type="string" calcext:value-type="string" table:number-columns-spanned="6" table:number-rows-spanned="1">
            <text:p><text:s text:c="45"/>7 Stage – 4 Nodes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/>
          <table:table-cell table:style-name="ce4" office:value-type="string" calcext:value-type="string">
            <text:p>π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πs</text:p>
          </table:table-cell>
          <table:table-cell table:number-columns-repeated="1023"/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float" office:value="-1.13" calcext:value-type="float">
            <text:p>-1.13</text:p>
          </table:table-cell>
          <table:table-cell office:value-type="float" office:value="-1.603" calcext:value-type="float">
            <text:p>-1.603</text:p>
          </table:table-cell>
          <table:table-cell office:value-type="float" office:value="-2.262" calcext:value-type="float">
            <text:p>-2.262</text:p>
          </table:table-cell>
          <table:table-cell office:value-type="float" office:value="-2.317" calcext:value-type="float">
            <text:p>-2.317</text:p>
          </table:table-cell>
          <table:table-cell office:value-type="float" office:value="-2.7535" calcext:value-type="float">
            <text:p>-2.7535</text:p>
          </table:table-cell>
          <table:table-cell office:value-type="float" office:value="-3.363" calcext:value-type="float">
            <text:p>-3.363</text:p>
          </table:table-cell>
          <table:table-cell office:value-type="float" office:value="-3.773" calcext:value-type="float">
            <text:p>-3.773</text:p>
          </table:table-cell>
          <table:table-cell office:value-type="float" office:value="-4.667" calcext:value-type="float">
            <text:p>-4.667</text:p>
          </table:table-cell>
          <table:table-cell table:number-columns-repeated="1013"/>
        </table:table-row>
        <table:table-row table:style-name="ro3">
          <table:table-cell office:value-type="float" office:value="0.5" calcext:value-type="float">
            <text:p>0.5</text:p>
          </table:table-cell>
          <table:table-cell/>
          <table:table-cell office:value-type="float" office:value="2.858" calcext:value-type="float">
            <text:p>2.858</text:p>
          </table:table-cell>
          <table:table-cell table:style-name="ce2" office:value-type="float" office:value="0.88" calcext:value-type="float">
            <text:p>0.88</text:p>
          </table:table-cell>
          <table:table-cell office:value-type="float" office:value="0.299" calcext:value-type="float">
            <text:p>0.299</text:p>
          </table:table-cell>
          <table:table-cell office:value-type="float" office:value="-0.347" calcext:value-type="float">
            <text:p>-0.347</text:p>
          </table:table-cell>
          <table:table-cell office:value-type="float" office:value="-0.744" calcext:value-type="float">
            <text:p>-0.744</text:p>
          </table:table-cell>
          <table:table-cell office:value-type="float" office:value="-1.18" calcext:value-type="float">
            <text:p>-1.18</text:p>
          </table:table-cell>
          <table:table-cell office:value-type="float" office:value="-2.147" calcext:value-type="float">
            <text:p>-2.147</text:p>
          </table:table-cell>
          <table:table-cell office:value-type="float" office:value="-2.28" calcext:value-type="float">
            <text:p>-2.28</text:p>
          </table:table-cell>
          <table:table-cell office:value-type="float" office:value="-3.845" calcext:value-type="float">
            <text:p>-3.845</text:p>
          </table:table-cell>
          <table:table-cell table:number-columns-repeated="1013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float" office:value="4.04" calcext:value-type="float">
            <text:p>4.04</text:p>
          </table:table-cell>
          <table:table-cell office:value-type="float" office:value="2.858" calcext:value-type="float">
            <text:p>2.858</text:p>
          </table:table-cell>
          <table:table-cell table:style-name="ce2" office:value-type="float" office:value="1.05" calcext:value-type="float">
            <text:p>1.05</text:p>
          </table:table-cell>
          <table:table-cell office:value-type="float" office:value="0.56" calcext:value-type="float">
            <text:p>0.56</text:p>
          </table:table-cell>
          <table:table-cell office:value-type="float" office:value="-0.133" calcext:value-type="float">
            <text:p>-0.133</text:p>
          </table:table-cell>
          <table:table-cell office:value-type="float" office:value="-0.6935" calcext:value-type="float">
            <text:p>-0.6935</text:p>
          </table:table-cell>
          <table:table-cell office:value-type="float" office:value="-1.1466" calcext:value-type="float">
            <text:p>-1.1466</text:p>
          </table:table-cell>
          <table:table-cell office:value-type="float" office:value="-1.66" calcext:value-type="float">
            <text:p>-1.66</text:p>
          </table:table-cell>
          <table:table-cell office:value-type="float" office:value="-3.56" calcext:value-type="float">
            <text:p>-3.56</text:p>
          </table:table-cell>
          <table:table-cell table:number-columns-repeated="1013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office:value-type="float" office:value="4.95" calcext:value-type="float">
            <text:p>4.95</text:p>
          </table:table-cell>
          <table:table-cell office:value-type="float" office:value="4.04" calcext:value-type="float">
            <text:p>4.04</text:p>
          </table:table-cell>
          <table:table-cell office:value-type="float" office:value="2.858" calcext:value-type="float">
            <text:p>2.858</text:p>
          </table:table-cell>
          <table:table-cell table:style-name="ce2" office:value-type="float" office:value="1.177" calcext:value-type="float">
            <text:p>1.177</text:p>
          </table:table-cell>
          <table:table-cell office:value-type="float" office:value="0.65" calcext:value-type="float">
            <text:p>0.65</text:p>
          </table:table-cell>
          <table:table-cell office:value-type="float" office:value="-0.116" calcext:value-type="float">
            <text:p>-0.116</text:p>
          </table:table-cell>
          <table:table-cell office:value-type="float" office:value="-0.6935" calcext:value-type="float">
            <text:p>-0.6935</text:p>
          </table:table-cell>
          <table:table-cell office:value-type="float" office:value="-0.7263" calcext:value-type="float">
            <text:p>-0.7263</text:p>
          </table:table-cell>
          <table:table-cell office:value-type="float" office:value="-2.7535" calcext:value-type="float">
            <text:p>-2.7535</text:p>
          </table:table-cell>
          <table:table-cell table:number-columns-repeated="1013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float" office:value="5.7155" calcext:value-type="float">
            <text:p>5.7155</text:p>
          </table:table-cell>
          <table:table-cell office:value-type="float" office:value="4.95" calcext:value-type="float">
            <text:p>4.95</text:p>
          </table:table-cell>
          <table:table-cell office:value-type="float" office:value="4.04" calcext:value-type="float">
            <text:p>4.04</text:p>
          </table:table-cell>
          <table:table-cell office:value-type="float" office:value="2.858" calcext:value-type="float">
            <text:p>2.858</text:p>
          </table:table-cell>
          <table:table-cell table:style-name="ce2" office:value-type="float" office:value="1.213" calcext:value-type="float">
            <text:p>1.213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04432" calcext:value-type="float">
            <text:p>0.04432</text:p>
          </table:table-cell>
          <table:table-cell office:value-type="float" office:value="-1.47132" calcext:value-type="float">
            <text:p>-1.47132</text:p>
          </table:table-cell>
          <table:table-cell office:value-type="float" office:value="-2.6113" calcext:value-type="float">
            <text:p>-2.6113</text:p>
          </table:table-cell>
          <table:table-cell table:number-columns-repeated="1013"/>
        </table:table-row>
        <table:table-row table:style-name="ro3">
          <table:table-cell office:value-type="float" office:value="2.5" calcext:value-type="float">
            <text:p>2.5</text:p>
          </table:table-cell>
          <table:table-cell/>
          <table:table-cell office:value-type="float" office:value="6.39" calcext:value-type="float">
            <text:p>6.39</text:p>
          </table:table-cell>
          <table:table-cell office:value-type="float" office:value="5.7155" calcext:value-type="float">
            <text:p>5.7155</text:p>
          </table:table-cell>
          <table:table-cell office:value-type="float" office:value="4.95" calcext:value-type="float">
            <text:p>4.95</text:p>
          </table:table-cell>
          <table:table-cell office:value-type="float" office:value="4.04" calcext:value-type="float">
            <text:p>4.04</text:p>
          </table:table-cell>
          <table:table-cell office:value-type="float" office:value="2.858" calcext:value-type="float">
            <text:p>2.858</text:p>
          </table:table-cell>
          <table:table-cell table:style-name="ce2" office:value-type="float" office:value="1.17" calcext:value-type="float">
            <text:p>1.17</text:p>
          </table:table-cell>
          <table:table-cell office:value-type="float" office:value="0.56" calcext:value-type="float">
            <text:p>0.56</text:p>
          </table:table-cell>
          <table:table-cell office:value-type="float" office:value="-0.79" calcext:value-type="float">
            <text:p>-0.79</text:p>
          </table:table-cell>
          <table:table-cell office:value-type="float" office:value="-2.262" calcext:value-type="float">
            <text:p>-2.262</text:p>
          </table:table-cell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.39" calcext:value-type="float">
            <text:p>6.39</text:p>
          </table:table-cell>
          <table:table-cell office:value-type="float" office:value="5.7155" calcext:value-type="float">
            <text:p>5.7155</text:p>
          </table:table-cell>
          <table:table-cell office:value-type="float" office:value="4.95" calcext:value-type="float">
            <text:p>4.95</text:p>
          </table:table-cell>
          <table:table-cell office:value-type="float" office:value="4.04" calcext:value-type="float">
            <text:p>4.04</text:p>
          </table:table-cell>
          <table:table-cell office:value-type="float" office:value="2.858" calcext:value-type="float">
            <text:p>2.858</text:p>
          </table:table-cell>
          <table:table-cell table:style-name="ce2" office:value-type="float" office:value="1.051" calcext:value-type="float">
            <text:p>1.051</text:p>
          </table:table-cell>
          <table:table-cell office:value-type="float" office:value="0.1746" calcext:value-type="float">
            <text:p>0.1746</text:p>
          </table:table-cell>
          <table:table-cell office:value-type="float" office:value="-1.614" calcext:value-type="float">
            <text:p>-1.614</text:p>
          </table:table-cell>
          <table:table-cell table:number-columns-repeated="1013"/>
        </table:table-row>
        <table:table-row table:style-name="ro3">
          <table:table-cell office:value-type="float" office:value="3.5" calcext:value-type="float">
            <text:p>3.5</text:p>
          </table:table-cell>
          <table:table-cell/>
          <table:table-cell office:value-type="float" office:value="7.561" calcext:value-type="float">
            <text:p>7.561</text:p>
          </table:table-cell>
          <table:table-cell office:value-type="float" office:value="7" calcext:value-type="float">
            <text:p>7</text:p>
          </table:table-cell>
          <table:table-cell office:value-type="float" office:value="6.39" calcext:value-type="float">
            <text:p>6.39</text:p>
          </table:table-cell>
          <table:table-cell office:value-type="float" office:value="5.7155" calcext:value-type="float">
            <text:p>5.7155</text:p>
          </table:table-cell>
          <table:table-cell office:value-type="float" office:value="4.95" calcext:value-type="float">
            <text:p>4.95</text:p>
          </table:table-cell>
          <table:table-cell office:value-type="float" office:value="4.04" calcext:value-type="float">
            <text:p>4.04</text:p>
          </table:table-cell>
          <table:table-cell office:value-type="float" office:value="2.858" calcext:value-type="float">
            <text:p>2.858</text:p>
          </table:table-cell>
          <table:table-cell table:style-name="ce2" office:value-type="float" office:value="0.7435" calcext:value-type="float">
            <text:p>0.7435</text:p>
          </table:table-cell>
          <table:table-cell office:value-type="float" office:value="-1.13" calcext:value-type="float">
            <text:p>-1.13</text:p>
          </table:table-cell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office:value-type="float" office:value="8.083" calcext:value-type="float">
            <text:p>8.083</text:p>
          </table:table-cell>
          <table:table-cell office:value-type="float" office:value="7.561" calcext:value-type="float">
            <text:p>7.561</text:p>
          </table:table-cell>
          <table:table-cell office:value-type="float" office:value="7" calcext:value-type="float">
            <text:p>7</text:p>
          </table:table-cell>
          <table:table-cell office:value-type="float" office:value="6.39" calcext:value-type="float">
            <text:p>6.39</text:p>
          </table:table-cell>
          <table:table-cell office:value-type="float" office:value="5.7155" calcext:value-type="float">
            <text:p>5.7155</text:p>
          </table:table-cell>
          <table:table-cell office:value-type="float" office:value="4.95" calcext:value-type="float">
            <text:p>4.95</text:p>
          </table:table-cell>
          <table:table-cell office:value-type="float" office:value="4.04" calcext:value-type="float">
            <text:p>4.04</text:p>
          </table:table-cell>
          <table:table-cell office:value-type="float" office:value="2.858" calcext:value-type="float">
            <text:p>2.85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s and t potentials</text:p>
          </table:table-cell>
          <table:table-cell table:style-name="ce10" office:value-type="string" calcext:value-type="string">
            <text:p>4 – 4</text:p>
          </table:table-cell>
          <table:table-cell table:style-name="ce10" office:value-type="string" calcext:value-type="string">
            <text:p>4 – 3</text:p>
          </table:table-cell>
          <table:table-cell table:style-name="ce3" office:value-type="string" calcext:value-type="string">
            <text:p>4-2</text:p>
          </table:table-cell>
          <table:table-cell table:style-name="ce3" office:value-type="string" calcext:value-type="string">
            <text:p>4 -1</text:p>
          </table:table-cell>
          <table:table-cell table:style-name="ce3" office:value-type="string" calcext:value-type="string">
            <text:p>4 -0</text:p>
          </table:table-cell>
          <table:table-cell table:style-name="ce3" office:value-type="string" calcext:value-type="string">
            <text:p>3 -3</text:p>
          </table:table-cell>
          <table:table-cell table:style-name="ce3" office:value-type="string" calcext:value-type="string">
            <text:p>3 -2 </text:p>
          </table:table-cell>
          <table:table-cell table:style-name="ce3" office:value-type="string" calcext:value-type="string">
            <text:p>3 -1</text:p>
          </table:table-cell>
          <table:table-cell table:style-name="ce3" office:value-type="string" calcext:value-type="string">
            <text:p>3 – 0</text:p>
          </table:table-cell>
          <table:table-cell table:style-name="ce3" office:value-type="string" calcext:value-type="string">
            <text:p>2 – 2</text:p>
          </table:table-cell>
          <table:table-cell table:style-name="ce3" office:value-type="string" calcext:value-type="string">
            <text:p>2 – 1</text:p>
          </table:table-cell>
          <table:table-cell table:style-name="ce3" office:value-type="string" calcext:value-type="string">
            <text:p>2 – 0</text:p>
          </table:table-cell>
          <table:table-cell table:style-name="ce3" office:value-type="string" calcext:value-type="string">
            <text:p>1 – 1</text:p>
          </table:table-cell>
          <table:table-cell table:style-name="ce3" office:value-type="string" calcext:value-type="string">
            <text:p>1 – 0</text:p>
          </table:table-cell>
          <table:table-cell table:style-name="ce3" office:value-type="string" calcext:value-type="string">
            <text:p>0 – 0</text:p>
          </table:table-cell>
          <table:table-cell table:style-name="ce9" table:number-columns-repeated="1007"/>
        </table:table-row>
        <table:table-row table:style-name="ro3">
          <table:table-cell office:value-type="string" calcext:value-type="string">
            <text:p>stage</text:p>
          </table:table-cell>
          <table:table-cell table:number-columns-repeated="1023"/>
        </table:table-row>
        <table:table-row table:style-name="ro3"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2.4495" calcext:value-type="float">
            <text:p>2.4495</text:p>
          </table:table-cell>
          <table:table-cell office:value-type="float" office:value="3" calcext:value-type="float">
            <text:p>3</text:p>
          </table:table-cell>
          <table:table-cell office:value-type="float" office:value="3.4641" calcext:value-type="float">
            <text:p>3.4641</text:p>
          </table:table-cell>
          <table:table-cell office:value-type="float" office:value="0.470625" calcext:value-type="float">
            <text:p>0.470625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2.4495" calcext:value-type="float">
            <text:p>2.4495</text:p>
          </table:table-cell>
          <table:table-cell office:value-type="float" office:value="3" calcext:value-type="float">
            <text:p>3</text:p>
          </table:table-cell>
          <table:table-cell office:value-type="float" office:value="0.60645" calcext:value-type="float">
            <text:p>0.60645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2.4495" calcext:value-type="float">
            <text:p>2.4495</text:p>
          </table:table-cell>
          <table:table-cell office:value-type="float" office:value="0.470625" calcext:value-type="float">
            <text:p>0.470625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3094" calcext:value-type="float">
            <text:p>2.3094</text:p>
          </table:table-cell>
          <table:table-cell office:value-type="float" office:value="3.266" calcext:value-type="float">
            <text:p>3.266</text:p>
          </table:table-cell>
          <table:table-cell office:value-type="float" office:value="4" calcext:value-type="float">
            <text:p>4</text:p>
          </table:table-cell>
          <table:table-cell office:value-type="float" office:value="4.619" calcext:value-type="float">
            <text:p>4.619</text:p>
          </table:table-cell>
          <table:table-cell office:value-type="float" office:value="0.59254" calcext:value-type="float">
            <text:p>0.59254</text:p>
          </table:table-cell>
          <table:table-cell office:value-type="float" office:value="2.3094" calcext:value-type="float">
            <text:p>2.3094</text:p>
          </table:table-cell>
          <table:table-cell office:value-type="float" office:value="3.266" calcext:value-type="float">
            <text:p>3.266</text:p>
          </table:table-cell>
          <table:table-cell office:value-type="float" office:value="4" calcext:value-type="float">
            <text:p>4</text:p>
          </table:table-cell>
          <table:table-cell office:value-type="float" office:value="0.6656" calcext:value-type="float">
            <text:p>0.6656</text:p>
          </table:table-cell>
          <table:table-cell office:value-type="float" office:value="2.3094" calcext:value-type="float">
            <text:p>2.3094</text:p>
          </table:table-cell>
          <table:table-cell office:value-type="float" office:value="3.266" calcext:value-type="float">
            <text:p>3.266</text:p>
          </table:table-cell>
          <table:table-cell office:value-type="float" office:value="0.5306" calcext:value-type="float">
            <text:p>0.5306</text:p>
          </table:table-cell>
          <table:table-cell office:value-type="float" office:value="2.3094" calcext:value-type="float">
            <text:p>2.309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88675" calcext:value-type="float">
            <text:p>2.88675</text:p>
          </table:table-cell>
          <table:table-cell office:value-type="float" office:value="4.0825" calcext:value-type="float">
            <text:p>4.0825</text:p>
          </table:table-cell>
          <table:table-cell office:value-type="float" office:value="5" calcext:value-type="float">
            <text:p>5</text:p>
          </table:table-cell>
          <table:table-cell office:value-type="float" office:value="5.7735" calcext:value-type="float">
            <text:p>5.7735</text:p>
          </table:table-cell>
          <table:table-cell office:value-type="float" office:value="0.79455" calcext:value-type="float">
            <text:p>0.79455</text:p>
          </table:table-cell>
          <table:table-cell office:value-type="float" office:value="2.88675" calcext:value-type="float">
            <text:p>2.88675</text:p>
          </table:table-cell>
          <table:table-cell office:value-type="float" office:value="4.0825" calcext:value-type="float">
            <text:p>4.0825</text:p>
          </table:table-cell>
          <table:table-cell office:value-type="float" office:value="5" calcext:value-type="float">
            <text:p>5</text:p>
          </table:table-cell>
          <table:table-cell office:value-type="float" office:value="0.7799" calcext:value-type="float">
            <text:p>0.7799</text:p>
          </table:table-cell>
          <table:table-cell office:value-type="float" office:value="2.88675" calcext:value-type="float">
            <text:p>2.88675</text:p>
          </table:table-cell>
          <table:table-cell office:value-type="float" office:value="4.0825" calcext:value-type="float">
            <text:p>4.0825</text:p>
          </table:table-cell>
          <table:table-cell office:value-type="float" office:value="0.79455" calcext:value-type="float">
            <text:p>0.79455</text:p>
          </table:table-cell>
          <table:table-cell office:value-type="float" office:value="2.88675" calcext:value-type="float">
            <text:p>2.8867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464" calcext:value-type="float">
            <text:p>3.464</text:p>
          </table:table-cell>
          <table:table-cell office:value-type="float" office:value="4.899" calcext:value-type="float">
            <text:p>4.899</text:p>
          </table:table-cell>
          <table:table-cell office:value-type="float" office:value="6" calcext:value-type="float">
            <text:p>6</text:p>
          </table:table-cell>
          <table:table-cell office:value-type="float" office:value="6.93" calcext:value-type="float">
            <text:p>6.93</text:p>
          </table:table-cell>
          <table:table-cell office:value-type="float" office:value="0.94125" calcext:value-type="float">
            <text:p>0.94125</text:p>
          </table:table-cell>
          <table:table-cell office:value-type="float" office:value="3.464" calcext:value-type="float">
            <text:p>3.464</text:p>
          </table:table-cell>
          <table:table-cell office:value-type="float" office:value="4.899" calcext:value-type="float">
            <text:p>4.899</text:p>
          </table:table-cell>
          <table:table-cell office:value-type="float" office:value="6" calcext:value-type="float">
            <text:p>6</text:p>
          </table:table-cell>
          <table:table-cell office:value-type="float" office:value="1.2129" calcext:value-type="float">
            <text:p>1.2129</text:p>
          </table:table-cell>
          <table:table-cell office:value-type="float" office:value="3.464" calcext:value-type="float">
            <text:p>3.464</text:p>
          </table:table-cell>
          <table:table-cell office:value-type="float" office:value="4.899" calcext:value-type="float">
            <text:p>4.899</text:p>
          </table:table-cell>
          <table:table-cell office:value-type="float" office:value="0.9412" calcext:value-type="float">
            <text:p>0.9412</text:p>
          </table:table-cell>
          <table:table-cell office:value-type="float" office:value="3.464" calcext:value-type="float">
            <text:p>3.46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04" calcext:value-type="float">
            <text:p>4.04</text:p>
          </table:table-cell>
          <table:table-cell office:value-type="float" office:value="5.7155" calcext:value-type="float">
            <text:p>5.7155</text:p>
          </table:table-cell>
          <table:table-cell office:value-type="float" office:value="7" calcext:value-type="float">
            <text:p>7</text:p>
          </table:table-cell>
          <table:table-cell office:value-type="float" office:value="8.083" calcext:value-type="float">
            <text:p>8.083</text:p>
          </table:table-cell>
          <table:table-cell office:value-type="float" office:value="1.051" calcext:value-type="float">
            <text:p>1.051</text:p>
          </table:table-cell>
          <table:table-cell office:value-type="float" office:value="4.04" calcext:value-type="float">
            <text:p>4.04</text:p>
          </table:table-cell>
          <table:table-cell office:value-type="float" office:value="5.7155" calcext:value-type="float">
            <text:p>5.7155</text:p>
          </table:table-cell>
          <table:table-cell office:value-type="float" office:value="7" calcext:value-type="float">
            <text:p>7</text:p>
          </table:table-cell>
          <table:table-cell office:value-type="float" office:value="1.313" calcext:value-type="float">
            <text:p>1.313</text:p>
          </table:table-cell>
          <table:table-cell office:value-type="float" office:value="4.04" calcext:value-type="float">
            <text:p>4.04</text:p>
          </table:table-cell>
          <table:table-cell office:value-type="float" office:value="5.7155" calcext:value-type="float">
            <text:p>5.7155</text:p>
          </table:table-cell>
          <table:table-cell office:value-type="float" office:value="1.05" calcext:value-type="float">
            <text:p>1.05</text:p>
          </table:table-cell>
          <table:table-cell office:value-type="float" office:value="4.04" calcext:value-type="float">
            <text:p>4.0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 table:number-rows-repeated="11">
          <table:table-cell table:style-name="Default"/>
          <table:table-cell table:number-columns-repeated="1023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Arial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4.11pt" fo:margin-bottom="1.59pt" fo:margin-left="39.2pt" fo:margin-right="9.21pt" style:scale-to="74%" style:writing-mode="lr-tb"/>
      <style:header-style>
        <style:header-footer-properties fo:min-height="-6.94pt" fo:margin-left="0pt" fo:margin-right="0pt" fo:margin-bottom="7.09pt"/>
      </style:header-style>
      <style:footer-style>
        <style:header-footer-properties fo:min-height="2.41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6">00/00/0000</text:date>, <text:time style:data-style-name="N2" text:time-value="10:09:09.3974623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3:51:47.654554522</meta:creation-date>
    <meta:editing-duration>P1DT6H52M55S</meta:editing-duration>
    <meta:editing-cycles>12</meta:editing-cycles>
    <meta:generator>LibreOffice/5.2.6.2$Linux_X86_64 LibreOffice_project/20m0$Build-2</meta:generator>
    <meta:print-date>2017-06-29T16:34:46.189715110</meta:print-date>
    <dc:date>2017-07-06T15:59:31.993818371</dc:date>
    <meta:document-statistic meta:table-count="3" meta:cell-count="2003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8.982cm" svg:height="11.432cm" xlink:href=".." xlink:type="simple" chart:class="chart:bar" chart:style-name="ch1">
        <chart:title svg:x="7.225cm" svg:y="0.364cm" chart:style-name="ch2">
          <text:p>Instationary Gas Flows</text:p>
        </chart:title>
        <chart:subtitle svg:x="7.873cm" svg:y="1.371cm" chart:style-name="ch3">
          <text:p>3 Stage - 4 Nodes</text:p>
        </chart:subtitle>
        <chart:plot-area chart:style-name="ch4" table:cell-range-address="'4 Nodes Stationary flow'.C4:'4 Nodes Stationary flow'.K12" svg:x="1.39cm" svg:y="2.282cm" svg:width="17.213cm" svg:height="7.941cm">
          <chartooo:coordinate-region svg:x="1.932cm" svg:y="2.481cm" svg:width="16.671cm" svg:height="7.543cm"/>
          <chart:axis chart:dimension="x" chart:name="primary-x" chart:style-name="ch5">
            <chart:title svg:x="9.224cm" svg:y="10.451cm" chart:style-name="ch6">
              <text:p>potentials</text:p>
            </chart:title>
            <chart:grid chart:style-name="ch7" chart:class="major"/>
          </chart:axis>
          <chart:axis chart:dimension="y" chart:name="primary-y" chart:style-name="ch8">
            <chart:title svg:x="0.451cm" svg:y="7.116cm" chart:style-name="ch9">
              <text:p>flow values</text:p>
            </chart:title>
            <chart:grid chart:style-name="ch7" chart:class="major"/>
          </chart:axis>
          <chart:series chart:style-name="ch10" chart:values-cell-range-address="'4 Nodes Stationary flow'.C4:'4 Nodes Stationary flow'.C12" chart:class="chart:bar">
            <chart:data-point chart:repeated="9"/>
          </chart:series>
          <chart:series chart:style-name="ch11" chart:values-cell-range-address="'4 Nodes Stationary flow'.D4:'4 Nodes Stationary flow'.D12" chart:class="chart:bar">
            <chart:data-point chart:repeated="9"/>
          </chart:series>
          <chart:series chart:style-name="ch12" chart:values-cell-range-address="'4 Nodes Stationary flow'.E4:'4 Nodes Stationary flow'.E12" chart:class="chart:bar">
            <chart:data-point chart:repeated="9"/>
          </chart:series>
          <chart:series chart:style-name="ch13" chart:values-cell-range-address="'4 Nodes Stationary flow'.F4:'4 Nodes Stationary flow'.F12" chart:class="chart:bar">
            <chart:data-point chart:repeated="9"/>
          </chart:series>
          <chart:series chart:style-name="ch14" chart:values-cell-range-address="'4 Nodes Stationary flow'.G4:'4 Nodes Stationary flow'.G12" chart:class="chart:bar">
            <chart:data-point chart:repeated="9"/>
          </chart:series>
          <chart:series chart:style-name="ch15" chart:values-cell-range-address="'4 Nodes Stationary flow'.H4:'4 Nodes Stationary flow'.H12" chart:class="chart:bar">
            <chart:data-point chart:repeated="9"/>
          </chart:series>
          <chart:series chart:style-name="ch16" chart:values-cell-range-address="'4 Nodes Stationary flow'.I4:'4 Nodes Stationary flow'.I12" chart:class="chart:bar">
            <chart:data-point chart:repeated="9"/>
          </chart:series>
          <chart:series chart:style-name="ch17" chart:values-cell-range-address="'4 Nodes Stationary flow'.J4:'4 Nodes Stationary flow'.J12" chart:class="chart:bar">
            <chart:data-point chart:repeated="9"/>
          </chart:series>
          <chart:series chart:style-name="ch18" chart:values-cell-range-address="'4 Nodes Stationary flow'.K4:'4 Nodes Stationary flow'.K12" chart:class="chart:bar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4 Nodes Stationary flow'.C4:'4 Nodes Stationary flow'.C12</svg:desc>
                </draw:g>
              </table:table-cell>
              <table:table-cell office:value-type="float" office:value="-0.556">
                <text:p>-0.556</text:p>
                <draw:g>
                  <svg:desc>'4 Nodes Stationary flow'.D4:'4 Nodes Stationary flow'.D12</svg:desc>
                </draw:g>
              </table:table-cell>
              <table:table-cell office:value-type="float" office:value="-0.7863">
                <text:p>-0.7863</text:p>
                <draw:g>
                  <svg:desc>'4 Nodes Stationary flow'.E4:'4 Nodes Stationary flow'.E12</svg:desc>
                </draw:g>
              </table:table-cell>
              <table:table-cell office:value-type="float" office:value="-0.963">
                <text:p>-0.963</text:p>
                <draw:g>
                  <svg:desc>'4 Nodes Stationary flow'.F4:'4 Nodes Stationary flow'.F12</svg:desc>
                </draw:g>
              </table:table-cell>
              <table:table-cell office:value-type="float" office:value="-1.1623">
                <text:p>-1.1623</text:p>
                <draw:g>
                  <svg:desc>'4 Nodes Stationary flow'.G4:'4 Nodes Stationary flow'.G12</svg:desc>
                </draw:g>
              </table:table-cell>
              <table:table-cell office:value-type="float" office:value="-1.369">
                <text:p>-1.369</text:p>
                <draw:g>
                  <svg:desc>'4 Nodes Stationary flow'.H4:'4 Nodes Stationary flow'.H12</svg:desc>
                </draw:g>
              </table:table-cell>
              <table:table-cell office:value-type="float" office:value="-1.573">
                <text:p>-1.573</text:p>
                <draw:g>
                  <svg:desc>'4 Nodes Stationary flow'.I4:'4 Nodes Stationary flow'.I12</svg:desc>
                </draw:g>
              </table:table-cell>
              <table:table-cell office:value-type="float" office:value="-1.8667">
                <text:p>-1.8667</text:p>
                <draw:g>
                  <svg:desc>'4 Nodes Stationary flow'.J4:'4 Nodes Stationary flow'.J12</svg:desc>
                </draw:g>
              </table:table-cell>
              <table:table-cell office:value-type="float" office:value="-2">
                <text:p>-2</text:p>
                <draw:g>
                  <svg:desc>'4 Nodes Stationary flow'.K4:'4 Nodes Stationary flow'.K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247">
                <text:p>1.2247</text:p>
              </table:table-cell>
              <table:table-cell office:value-type="float" office:value="0.3328">
                <text:p>0.3328</text:p>
              </table:table-cell>
              <table:table-cell office:value-type="float" office:value="0.084">
                <text:p>0.084</text:p>
              </table:table-cell>
              <table:table-cell office:value-type="float" office:value="-0.1138">
                <text:p>-0.1138</text:p>
              </table:table-cell>
              <table:table-cell office:value-type="float" office:value="-0.2837">
                <text:p>-0.2837</text:p>
              </table:table-cell>
              <table:table-cell office:value-type="float" office:value="-1.011">
                <text:p>-1.011</text:p>
              </table:table-cell>
              <table:table-cell office:value-type="float" office:value="-1.2564">
                <text:p>-1.2564</text:p>
              </table:table-cell>
              <table:table-cell office:value-type="float" office:value="-1.503">
                <text:p>-1.503</text:p>
              </table:table-cell>
              <table:table-cell office:value-type="float" office:value="-1.8667">
                <text:p>-1.8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3205">
                <text:p>1.73205</text:p>
              </table:table-cell>
              <table:table-cell office:value-type="float" office:value="1.2247">
                <text:p>1.2247</text:p>
              </table:table-cell>
              <table:table-cell office:value-type="float" office:value="0.470625">
                <text:p>0.470625</text:p>
              </table:table-cell>
              <table:table-cell office:value-type="float" office:value="0.2817">
                <text:p>0.2817</text:p>
              </table:table-cell>
              <table:table-cell office:value-type="float" office:value="0.1186">
                <text:p>0.1186</text:p>
              </table:table-cell>
              <table:table-cell office:value-type="float" office:value="-0.044">
                <text:p>-0.044</text:p>
              </table:table-cell>
              <table:table-cell office:value-type="float" office:value="-0.249">
                <text:p>-0.249</text:p>
              </table:table-cell>
              <table:table-cell office:value-type="float" office:value="-1.2563">
                <text:p>-1.2563</text:p>
              </table:table-cell>
              <table:table-cell office:value-type="float" office:value="-1.7136">
                <text:p>-1.7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213">
                <text:p>2.1213</text:p>
              </table:table-cell>
              <table:table-cell office:value-type="float" office:value="1.73205">
                <text:p>1.73205</text:p>
              </table:table-cell>
              <table:table-cell office:value-type="float" office:value="1.2247">
                <text:p>1.2247</text:p>
              </table:table-cell>
              <table:table-cell office:value-type="float" office:value="0.5764">
                <text:p>0.5764</text:p>
              </table:table-cell>
              <table:table-cell office:value-type="float" office:value="0.3969">
                <text:p>0.3969</text:p>
              </table:table-cell>
              <table:table-cell office:value-type="float" office:value="0.1955">
                <text:p>0.1955</text:p>
              </table:table-cell>
              <table:table-cell office:value-type="float" office:value="-0.044">
                <text:p>-0.044</text:p>
              </table:table-cell>
              <table:table-cell office:value-type="float" office:value="-0.4353">
                <text:p>-0.4353</text:p>
              </table:table-cell>
              <table:table-cell office:value-type="float" office:value="-1.369">
                <text:p>-1.3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495">
                <text:p>2.4495</text:p>
              </table:table-cell>
              <table:table-cell office:value-type="float" office:value="2.1213">
                <text:p>2.1213</text:p>
              </table:table-cell>
              <table:table-cell office:value-type="float" office:value="1.73205">
                <text:p>1.73205</text:p>
              </table:table-cell>
              <table:table-cell office:value-type="float" office:value="1.2247">
                <text:p>1.2247</text:p>
              </table:table-cell>
              <table:table-cell office:value-type="float" office:value="0.60645">
                <text:p>0.60645</text:p>
              </table:table-cell>
              <table:table-cell office:value-type="float" office:value="0.3969">
                <text:p>0.3969</text:p>
              </table:table-cell>
              <table:table-cell office:value-type="float" office:value="0.11863">
                <text:p>0.11863</text:p>
              </table:table-cell>
              <table:table-cell office:value-type="float" office:value="-0.765">
                <text:p>-0.765</text:p>
              </table:table-cell>
              <table:table-cell office:value-type="float" office:value="-1.498">
                <text:p>-1.4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386">
                <text:p>2.7386</text:p>
              </table:table-cell>
              <table:table-cell office:value-type="float" office:value="2.4495">
                <text:p>2.4495</text:p>
              </table:table-cell>
              <table:table-cell office:value-type="float" office:value="2.1213">
                <text:p>2.1213</text:p>
              </table:table-cell>
              <table:table-cell office:value-type="float" office:value="1.73205">
                <text:p>1.73205</text:p>
              </table:table-cell>
              <table:table-cell office:value-type="float" office:value="1.2247">
                <text:p>1.2247</text:p>
              </table:table-cell>
              <table:table-cell office:value-type="float" office:value="0.5764">
                <text:p>0.5764</text:p>
              </table:table-cell>
              <table:table-cell office:value-type="float" office:value="0.2817">
                <text:p>0.2817</text:p>
              </table:table-cell>
              <table:table-cell office:value-type="float" office:value="-0.5168">
                <text:p>-0.5168</text:p>
              </table:table-cell>
              <table:table-cell office:value-type="float" office:value="-0.963">
                <text:p>-0.9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.7386">
                <text:p>2.7386</text:p>
              </table:table-cell>
              <table:table-cell office:value-type="float" office:value="2.4495">
                <text:p>2.4495</text:p>
              </table:table-cell>
              <table:table-cell office:value-type="float" office:value="2.1213">
                <text:p>2.1213</text:p>
              </table:table-cell>
              <table:table-cell office:value-type="float" office:value="1.73205">
                <text:p>1.73205</text:p>
              </table:table-cell>
              <table:table-cell office:value-type="float" office:value="1.2247">
                <text:p>1.2247</text:p>
              </table:table-cell>
              <table:table-cell office:value-type="float" office:value="0.470625">
                <text:p>0.470625</text:p>
              </table:table-cell>
              <table:table-cell office:value-type="float" office:value="0.0838">
                <text:p>0.0838</text:p>
              </table:table-cell>
              <table:table-cell office:value-type="float" office:value="-0.7863">
                <text:p>-0.78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404">
                <text:p>3.2404</text:p>
              </table:table-cell>
              <table:table-cell office:value-type="float" office:value="3">
                <text:p>3</text:p>
              </table:table-cell>
              <table:table-cell office:value-type="float" office:value="2.7386">
                <text:p>2.7386</text:p>
              </table:table-cell>
              <table:table-cell office:value-type="float" office:value="2.4495">
                <text:p>2.4495</text:p>
              </table:table-cell>
              <table:table-cell office:value-type="float" office:value="2.1213">
                <text:p>2.1213</text:p>
              </table:table-cell>
              <table:table-cell office:value-type="float" office:value="1.73205">
                <text:p>1.73205</text:p>
              </table:table-cell>
              <table:table-cell office:value-type="float" office:value="1.2247">
                <text:p>1.2247</text:p>
              </table:table-cell>
              <table:table-cell office:value-type="float" office:value="0.3328">
                <text:p>0.3328</text:p>
              </table:table-cell>
              <table:table-cell office:value-type="float" office:value="-0.556">
                <text:p>-0.5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4641">
                <text:p>3.4641</text:p>
              </table:table-cell>
              <table:table-cell office:value-type="float" office:value="3.2404">
                <text:p>3.2404</text:p>
              </table:table-cell>
              <table:table-cell office:value-type="float" office:value="3">
                <text:p>3</text:p>
              </table:table-cell>
              <table:table-cell office:value-type="float" office:value="2.7386">
                <text:p>2.7386</text:p>
              </table:table-cell>
              <table:table-cell office:value-type="float" office:value="2.4495">
                <text:p>2.4495</text:p>
              </table:table-cell>
              <table:table-cell office:value-type="float" office:value="2.1213">
                <text:p>2.1213</text:p>
              </table:table-cell>
              <table:table-cell office:value-type="float" office:value="1.73205">
                <text:p>1.73205</text:p>
              </table:table-cell>
              <table:table-cell office:value-type="float" office:value="1.2247">
                <text:p>1.224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3.O66:Sheet3.P106" svg:x="0.32cm" svg:y="0.18cm" svg:width="12.508cm" svg:height="8.64cm">
          <chartooo:coordinate-region svg:x="1.153cm" svg:y="0.379cm" svg:width="11.43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P66:Sheet3.P106" chart:class="chart:scatter">
            <chart:domain table:cell-range-address="Sheet3.O66:Sheet3.O106"/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O66:Sheet3.O106</svg:desc>
                </draw:g>
              </table:table-cell>
              <table:table-cell office:value-type="float" office:value="-1.71355585615">
                <text:p>-1.71355585615</text:p>
                <draw:g>
                  <svg:desc>Sheet3.P66:Sheet3.P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-1.17819554935">
                <text:p>-1.178195549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-0.960991335457">
                <text:p>-0.9609913354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-0.808169527721">
                <text:p>-0.8081695277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-0.682517517627">
                <text:p>-0.6825175176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-0.577311910276">
                <text:p>-0.5773119102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-0.492023578245">
                <text:p>-0.4920235782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-0.419603816868">
                <text:p>-0.4196038168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-0.356240453167">
                <text:p>-0.356240453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-0.299703100597">
                <text:p>-0.2997031005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-0.248912218976">
                <text:p>-0.2489122189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-0.203420531628">
                <text:p>-0.2034205316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-0.160596383297">
                <text:p>-0.1605963832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-0.119849044274">
                <text:p>-0.1198490442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-0.080999160504">
                <text:p>-0.0809991605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-0.0439125005325">
                <text:p>-0.04391250053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-0.00849234147457">
                <text:p>-0.008492341474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.0253250844073">
                <text:p>0.02532508440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.0575727298956">
                <text:p>0.05757272989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.0882588314643">
                <text:p>0.08825883146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-0.511176780119">
                <text:p>-0.5111767801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-0.461073219952">
                <text:p>-0.4610732199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-0.41082269266">
                <text:p>-0.410822692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213991369369">
                <text:p>0.2139913693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0.247379755846">
                <text:p>0.2473797558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.281685651841">
                <text:p>0.2816856518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0.31699561983">
                <text:p>0.316995619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0.353411189706">
                <text:p>0.3534111897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0.391052816942">
                <text:p>0.3910528169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0.430065313469">
                <text:p>0.4300653134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.470625488098">
                <text:p>0.4706254880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0.547722557505">
                <text:p>0.5477225575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0.774596669241">
                <text:p>0.7745966692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0.948683298051">
                <text:p>0.9486832980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0.653808663522">
                <text:p>0.6538086635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0.707106781187">
                <text:p>0.7071067811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1.3416407865">
                <text:p>1.34164078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1.44913767462">
                <text:p>1.449137674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1.54919333848">
                <text:p>1.549193338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1.64316767252">
                <text:p>1.643167672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1.732">
                <text:p>1.73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36cm" svg:y="4.201cm" style:legend-expansion="high" chart:style-name="ch2"/>
        <chart:plot-area chart:style-name="ch3" table:cell-range-address="Sheet3.Z46:Sheet3.AA86" svg:x="0.32cm" svg:y="0.18cm" svg:width="12.296cm" svg:height="8.64cm">
          <chartooo:coordinate-region svg:x="1.153cm" svg:y="0.379cm" svg:width="11.223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A46:Sheet3.AA86" chart:class="chart:scatter">
            <chart:domain table:cell-range-address="Sheet3.Z46:Sheet3.Z86"/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Z46:Sheet3.Z86</svg:desc>
                </draw:g>
              </table:table-cell>
              <table:table-cell office:value-type="float" office:value="-1.86683743581">
                <text:p>-1.86683743581</text:p>
                <draw:g>
                  <svg:desc>Sheet3.AA46:Sheet3.AA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-1.70177577937">
                <text:p>-1.701775779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-1.65190455121">
                <text:p>-1.65190455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-1.60214929934">
                <text:p>-1.602149299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-1.55250117135">
                <text:p>-1.552501171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-1.50295126968">
                <text:p>-1.502951269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-1.45349062373">
                <text:p>-1.453490623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-0.68981870848">
                <text:p>-0.689818708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-0.648358512721">
                <text:p>-0.6483585127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-0.610969225243">
                <text:p>-0.6109692252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-0.577311910276">
                <text:p>-0.5773119102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-0.547225861322">
                <text:p>-0.5472258613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-0.51978986142">
                <text:p>-0.519789861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-0.492122912961">
                <text:p>-0.4921229129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-0.463987150207">
                <text:p>-0.4639871502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-0.435356796322">
                <text:p>-0.4353567963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-0.406203574805">
                <text:p>-0.4062035748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-0.376496352628">
                <text:p>-0.3764963526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-0.346200714602">
                <text:p>-0.3462007146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-0.81418761659">
                <text:p>-0.814187616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-0.764901589235">
                <text:p>-0.7649015892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-0.715531653199">
                <text:p>-0.7155316531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-0.666060118781">
                <text:p>-0.6660601187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-0.184387341838">
                <text:p>-0.1843873418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0.14957377311">
                <text:p>-0.149573773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0.113777699486">
                <text:p>-0.1137776994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0769055635999">
                <text:p>-0.0769055635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0.0388475533132">
                <text:p>-0.03884755331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0.000526708301406">
                <text:p>0.0005267083014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0.04137407856">
                <text:p>0.041374078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.0838862196608">
                <text:p>0.08388621966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0.128301661451">
                <text:p>0.1283016614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0.174923902887">
                <text:p>0.1749239028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0.224149752388">
                <text:p>0.2241497523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0.276516098662">
                <text:p>0.2765160986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0.332782474034">
                <text:p>0.3327824740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0.394090444366">
                <text:p>0.3940904443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0.462312539575">
                <text:p>0.4623125395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0.948683298051">
                <text:p>0.9486832980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1.09544511501">
                <text:p>1.095445115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1.22474487139">
                <text:p>1.2247448713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044cm" svg:height="10.513cm" xlink:href=".." xlink:type="simple" chart:class="chart:line" chart:style-name="ch1">
        <chart:title svg:x="6.701cm" svg:y="0.436cm" chart:style-name="ch2">
          <text:p>Instationary Gas Flows</text:p>
        </chart:title>
        <chart:subtitle svg:x="7.404cm" svg:y="1.335cm" chart:style-name="ch3">
          <text:p>3 Stage - 4 Nodes</text:p>
        </chart:subtitle>
        <chart:plot-area chart:style-name="ch4" table:cell-range-address="'4 Nodes Stationary flow'.C4:'4 Nodes Stationary flow'.K12" svg:x="1.371cm" svg:y="2.228cm" svg:width="16.313cm" svg:height="7.094cm">
          <chartooo:coordinate-region svg:x="1.913cm" svg:y="2.427cm" svg:width="15.677cm" svg:height="6.696cm"/>
          <chart:axis chart:dimension="x" chart:name="primary-x" chart:style-name="ch5">
            <chart:title svg:x="8.848cm" svg:y="9.532cm" chart:style-name="ch6">
              <text:p>potential</text:p>
            </chart:title>
            <chart:grid chart:style-name="ch7" chart:class="major"/>
          </chart:axis>
          <chart:axis chart:dimension="y" chart:name="primary-y" chart:style-name="ch5">
            <chart:title svg:x="0.451cm" svg:y="6.547cm" chart:style-name="ch8">
              <text:p>flow value</text:p>
            </chart:title>
            <chart:grid chart:style-name="ch7" chart:class="major"/>
          </chart:axis>
          <chart:series chart:style-name="ch9" chart:values-cell-range-address="'4 Nodes Stationary flow'.C4:'4 Nodes Stationary flow'.C12" chart:class="chart:line">
            <chart:data-point chart:repeated="9"/>
          </chart:series>
          <chart:series chart:style-name="ch10" chart:values-cell-range-address="'4 Nodes Stationary flow'.D4:'4 Nodes Stationary flow'.D12" chart:class="chart:line">
            <chart:data-point chart:repeated="9"/>
          </chart:series>
          <chart:series chart:style-name="ch11" chart:values-cell-range-address="'4 Nodes Stationary flow'.E4:'4 Nodes Stationary flow'.E12" chart:class="chart:line">
            <chart:data-point chart:repeated="9"/>
          </chart:series>
          <chart:series chart:style-name="ch12" chart:values-cell-range-address="'4 Nodes Stationary flow'.F4:'4 Nodes Stationary flow'.F12" chart:class="chart:line">
            <chart:data-point chart:repeated="9"/>
          </chart:series>
          <chart:series chart:style-name="ch13" chart:values-cell-range-address="'4 Nodes Stationary flow'.G4:'4 Nodes Stationary flow'.G12" chart:class="chart:line">
            <chart:data-point chart:repeated="9"/>
          </chart:series>
          <chart:series chart:style-name="ch14" chart:values-cell-range-address="'4 Nodes Stationary flow'.H4:'4 Nodes Stationary flow'.H12" chart:class="chart:line">
            <chart:data-point chart:repeated="9"/>
          </chart:series>
          <chart:series chart:style-name="ch15" chart:values-cell-range-address="'4 Nodes Stationary flow'.I4:'4 Nodes Stationary flow'.I12" chart:class="chart:line">
            <chart:data-point chart:repeated="9"/>
          </chart:series>
          <chart:series chart:style-name="ch16" chart:values-cell-range-address="'4 Nodes Stationary flow'.J4:'4 Nodes Stationary flow'.J12" chart:class="chart:line">
            <chart:data-point chart:repeated="9"/>
          </chart:series>
          <chart:series chart:style-name="ch17" chart:values-cell-range-address="'4 Nodes Stationary flow'.K4:'4 Nodes Stationary flow'.K12" chart:class="chart:line"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4 Nodes Stationary flow'.C4:'4 Nodes Stationary flow'.C12</svg:desc>
                </draw:g>
              </table:table-cell>
              <table:table-cell office:value-type="float" office:value="-0.556">
                <text:p>-0.556</text:p>
                <draw:g>
                  <svg:desc>'4 Nodes Stationary flow'.D4:'4 Nodes Stationary flow'.D12</svg:desc>
                </draw:g>
              </table:table-cell>
              <table:table-cell office:value-type="float" office:value="-0.7863">
                <text:p>-0.7863</text:p>
                <draw:g>
                  <svg:desc>'4 Nodes Stationary flow'.E4:'4 Nodes Stationary flow'.E12</svg:desc>
                </draw:g>
              </table:table-cell>
              <table:table-cell office:value-type="float" office:value="-0.963">
                <text:p>-0.963</text:p>
                <draw:g>
                  <svg:desc>'4 Nodes Stationary flow'.F4:'4 Nodes Stationary flow'.F12</svg:desc>
                </draw:g>
              </table:table-cell>
              <table:table-cell office:value-type="float" office:value="-1.1623">
                <text:p>-1.1623</text:p>
                <draw:g>
                  <svg:desc>'4 Nodes Stationary flow'.G4:'4 Nodes Stationary flow'.G12</svg:desc>
                </draw:g>
              </table:table-cell>
              <table:table-cell office:value-type="float" office:value="-1.369">
                <text:p>-1.369</text:p>
                <draw:g>
                  <svg:desc>'4 Nodes Stationary flow'.H4:'4 Nodes Stationary flow'.H12</svg:desc>
                </draw:g>
              </table:table-cell>
              <table:table-cell office:value-type="float" office:value="-1.573">
                <text:p>-1.573</text:p>
                <draw:g>
                  <svg:desc>'4 Nodes Stationary flow'.I4:'4 Nodes Stationary flow'.I12</svg:desc>
                </draw:g>
              </table:table-cell>
              <table:table-cell office:value-type="float" office:value="-1.8667">
                <text:p>-1.8667</text:p>
                <draw:g>
                  <svg:desc>'4 Nodes Stationary flow'.J4:'4 Nodes Stationary flow'.J12</svg:desc>
                </draw:g>
              </table:table-cell>
              <table:table-cell office:value-type="float" office:value="-2">
                <text:p>-2</text:p>
                <draw:g>
                  <svg:desc>'4 Nodes Stationary flow'.K4:'4 Nodes Stationary flow'.K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247">
                <text:p>1.2247</text:p>
              </table:table-cell>
              <table:table-cell office:value-type="float" office:value="0.3328">
                <text:p>0.3328</text:p>
              </table:table-cell>
              <table:table-cell office:value-type="float" office:value="0.084">
                <text:p>0.084</text:p>
              </table:table-cell>
              <table:table-cell office:value-type="float" office:value="-0.1138">
                <text:p>-0.1138</text:p>
              </table:table-cell>
              <table:table-cell office:value-type="float" office:value="-0.2837">
                <text:p>-0.2837</text:p>
              </table:table-cell>
              <table:table-cell office:value-type="float" office:value="-1.011">
                <text:p>-1.011</text:p>
              </table:table-cell>
              <table:table-cell office:value-type="float" office:value="-1.2564">
                <text:p>-1.2564</text:p>
              </table:table-cell>
              <table:table-cell office:value-type="float" office:value="-1.503">
                <text:p>-1.503</text:p>
              </table:table-cell>
              <table:table-cell office:value-type="float" office:value="-1.8667">
                <text:p>-1.8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3205">
                <text:p>1.73205</text:p>
              </table:table-cell>
              <table:table-cell office:value-type="float" office:value="1.2247">
                <text:p>1.2247</text:p>
              </table:table-cell>
              <table:table-cell office:value-type="float" office:value="0.470625">
                <text:p>0.470625</text:p>
              </table:table-cell>
              <table:table-cell office:value-type="float" office:value="0.2817">
                <text:p>0.2817</text:p>
              </table:table-cell>
              <table:table-cell office:value-type="float" office:value="0.1186">
                <text:p>0.1186</text:p>
              </table:table-cell>
              <table:table-cell office:value-type="float" office:value="-0.044">
                <text:p>-0.044</text:p>
              </table:table-cell>
              <table:table-cell office:value-type="float" office:value="-0.249">
                <text:p>-0.249</text:p>
              </table:table-cell>
              <table:table-cell office:value-type="float" office:value="-1.2563">
                <text:p>-1.2563</text:p>
              </table:table-cell>
              <table:table-cell office:value-type="float" office:value="-1.7136">
                <text:p>-1.7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213">
                <text:p>2.1213</text:p>
              </table:table-cell>
              <table:table-cell office:value-type="float" office:value="1.73205">
                <text:p>1.73205</text:p>
              </table:table-cell>
              <table:table-cell office:value-type="float" office:value="1.2247">
                <text:p>1.2247</text:p>
              </table:table-cell>
              <table:table-cell office:value-type="float" office:value="0.5764">
                <text:p>0.5764</text:p>
              </table:table-cell>
              <table:table-cell office:value-type="float" office:value="0.3969">
                <text:p>0.3969</text:p>
              </table:table-cell>
              <table:table-cell office:value-type="float" office:value="0.1955">
                <text:p>0.1955</text:p>
              </table:table-cell>
              <table:table-cell office:value-type="float" office:value="-0.044">
                <text:p>-0.044</text:p>
              </table:table-cell>
              <table:table-cell office:value-type="float" office:value="-0.4353">
                <text:p>-0.4353</text:p>
              </table:table-cell>
              <table:table-cell office:value-type="float" office:value="-1.369">
                <text:p>-1.3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495">
                <text:p>2.4495</text:p>
              </table:table-cell>
              <table:table-cell office:value-type="float" office:value="2.1213">
                <text:p>2.1213</text:p>
              </table:table-cell>
              <table:table-cell office:value-type="float" office:value="1.73205">
                <text:p>1.73205</text:p>
              </table:table-cell>
              <table:table-cell office:value-type="float" office:value="1.2247">
                <text:p>1.2247</text:p>
              </table:table-cell>
              <table:table-cell office:value-type="float" office:value="0.60645">
                <text:p>0.60645</text:p>
              </table:table-cell>
              <table:table-cell office:value-type="float" office:value="0.3969">
                <text:p>0.3969</text:p>
              </table:table-cell>
              <table:table-cell office:value-type="float" office:value="0.11863">
                <text:p>0.11863</text:p>
              </table:table-cell>
              <table:table-cell office:value-type="float" office:value="-0.765">
                <text:p>-0.765</text:p>
              </table:table-cell>
              <table:table-cell office:value-type="float" office:value="-1.498">
                <text:p>-1.4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386">
                <text:p>2.7386</text:p>
              </table:table-cell>
              <table:table-cell office:value-type="float" office:value="2.4495">
                <text:p>2.4495</text:p>
              </table:table-cell>
              <table:table-cell office:value-type="float" office:value="2.1213">
                <text:p>2.1213</text:p>
              </table:table-cell>
              <table:table-cell office:value-type="float" office:value="1.73205">
                <text:p>1.73205</text:p>
              </table:table-cell>
              <table:table-cell office:value-type="float" office:value="1.2247">
                <text:p>1.2247</text:p>
              </table:table-cell>
              <table:table-cell office:value-type="float" office:value="0.5764">
                <text:p>0.5764</text:p>
              </table:table-cell>
              <table:table-cell office:value-type="float" office:value="0.2817">
                <text:p>0.2817</text:p>
              </table:table-cell>
              <table:table-cell office:value-type="float" office:value="-0.5168">
                <text:p>-0.5168</text:p>
              </table:table-cell>
              <table:table-cell office:value-type="float" office:value="-0.963">
                <text:p>-0.9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.7386">
                <text:p>2.7386</text:p>
              </table:table-cell>
              <table:table-cell office:value-type="float" office:value="2.4495">
                <text:p>2.4495</text:p>
              </table:table-cell>
              <table:table-cell office:value-type="float" office:value="2.1213">
                <text:p>2.1213</text:p>
              </table:table-cell>
              <table:table-cell office:value-type="float" office:value="1.73205">
                <text:p>1.73205</text:p>
              </table:table-cell>
              <table:table-cell office:value-type="float" office:value="1.2247">
                <text:p>1.2247</text:p>
              </table:table-cell>
              <table:table-cell office:value-type="float" office:value="0.470625">
                <text:p>0.470625</text:p>
              </table:table-cell>
              <table:table-cell office:value-type="float" office:value="0.0838">
                <text:p>0.0838</text:p>
              </table:table-cell>
              <table:table-cell office:value-type="float" office:value="-0.7863">
                <text:p>-0.78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404">
                <text:p>3.2404</text:p>
              </table:table-cell>
              <table:table-cell office:value-type="float" office:value="3">
                <text:p>3</text:p>
              </table:table-cell>
              <table:table-cell office:value-type="float" office:value="2.7386">
                <text:p>2.7386</text:p>
              </table:table-cell>
              <table:table-cell office:value-type="float" office:value="2.4495">
                <text:p>2.4495</text:p>
              </table:table-cell>
              <table:table-cell office:value-type="float" office:value="2.1213">
                <text:p>2.1213</text:p>
              </table:table-cell>
              <table:table-cell office:value-type="float" office:value="1.73205">
                <text:p>1.73205</text:p>
              </table:table-cell>
              <table:table-cell office:value-type="float" office:value="1.2247">
                <text:p>1.2247</text:p>
              </table:table-cell>
              <table:table-cell office:value-type="float" office:value="0.3328">
                <text:p>0.3328</text:p>
              </table:table-cell>
              <table:table-cell office:value-type="float" office:value="-0.556">
                <text:p>-0.5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4641">
                <text:p>3.4641</text:p>
              </table:table-cell>
              <table:table-cell office:value-type="float" office:value="3.2404">
                <text:p>3.2404</text:p>
              </table:table-cell>
              <table:table-cell office:value-type="float" office:value="3">
                <text:p>3</text:p>
              </table:table-cell>
              <table:table-cell office:value-type="float" office:value="2.7386">
                <text:p>2.7386</text:p>
              </table:table-cell>
              <table:table-cell office:value-type="float" office:value="2.4495">
                <text:p>2.4495</text:p>
              </table:table-cell>
              <table:table-cell office:value-type="float" office:value="2.1213">
                <text:p>2.1213</text:p>
              </table:table-cell>
              <table:table-cell office:value-type="float" office:value="1.73205">
                <text:p>1.73205</text:p>
              </table:table-cell>
              <table:table-cell office:value-type="float" office:value="1.2247">
                <text:p>1.224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71cm" svg:height="9.962cm" xlink:href=".." xlink:type="simple" chart:class="chart:line" chart:style-name="ch1">
        <chart:title svg:x="6.589cm" svg:y="0.335cm" chart:style-name="ch2">
          <text:p>Instationary Gas Flows</text:p>
        </chart:title>
        <chart:subtitle svg:x="5.213cm" svg:y="1.313cm" chart:style-name="ch3">
          <text:p>Variation of flow values w.r.t stages of flow</text:p>
        </chart:subtitle>
        <chart:plot-area chart:style-name="ch4" table:cell-range-address="'4 Nodes Stationary flow'.C71:'4 Nodes Stationary flow'.Q75" svg:x="1.365cm" svg:y="2.195cm" svg:width="15.991cm" svg:height="6.587cm">
          <chartooo:coordinate-region svg:x="1.801cm" svg:y="2.394cm" svg:width="15.368cm" svg:height="5.741cm"/>
          <chart:axis chart:dimension="x" chart:name="primary-x" chart:style-name="ch5">
            <chart:title svg:x="7.517cm" svg:y="8.981cm" chart:style-name="ch6">
              <text:p>s-t potential combination</text:p>
            </chart:title>
            <chart:grid chart:style-name="ch7" chart:class="major"/>
          </chart:axis>
          <chart:axis chart:dimension="y" chart:name="primary-y" chart:style-name="ch5">
            <chart:title svg:x="0.451cm" svg:y="6.26cm" chart:style-name="ch8">
              <text:p>flow value</text:p>
            </chart:title>
            <chart:grid chart:style-name="ch7" chart:class="major"/>
          </chart:axis>
          <chart:series chart:style-name="ch9" chart:values-cell-range-address="'4 Nodes Stationary flow'.C71:'4 Nodes Stationary flow'.Q71" chart:class="chart:line">
            <chart:data-point chart:repeated="15"/>
          </chart:series>
          <chart:series chart:style-name="ch10" chart:values-cell-range-address="'4 Nodes Stationary flow'.C72:'4 Nodes Stationary flow'.Q72" chart:class="chart:line">
            <chart:data-point chart:repeated="15"/>
          </chart:series>
          <chart:series chart:style-name="ch11" chart:values-cell-range-address="'4 Nodes Stationary flow'.C73:'4 Nodes Stationary flow'.Q73" chart:class="chart:line">
            <chart:data-point chart:repeated="15"/>
          </chart:series>
          <chart:series chart:style-name="ch12" chart:values-cell-range-address="'4 Nodes Stationary flow'.C74:'4 Nodes Stationary flow'.Q74" chart:class="chart:line">
            <chart:data-point chart:repeated="15"/>
          </chart:series>
          <chart:series chart:style-name="ch13" chart:values-cell-range-address="'4 Nodes Stationary flow'.C75:'4 Nodes Stationary flow'.Q75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Row 7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4 Nodes Stationary flow'.C71:'4 Nodes Stationary flow'.Q71</svg:desc>
                </draw:g>
              </table:table-cell>
              <table:table-cell office:value-type="float" office:value="1.73205">
                <text:p>1.73205</text:p>
              </table:table-cell>
              <table:table-cell office:value-type="float" office:value="2.4495">
                <text:p>2.4495</text:p>
              </table:table-cell>
              <table:table-cell office:value-type="float" office:value="3">
                <text:p>3</text:p>
              </table:table-cell>
              <table:table-cell office:value-type="float" office:value="3.4641">
                <text:p>3.4641</text:p>
              </table:table-cell>
              <table:table-cell office:value-type="float" office:value="0.470625">
                <text:p>0.470625</text:p>
              </table:table-cell>
              <table:table-cell office:value-type="float" office:value="1.73205">
                <text:p>1.73205</text:p>
              </table:table-cell>
              <table:table-cell office:value-type="float" office:value="2.4495">
                <text:p>2.4495</text:p>
              </table:table-cell>
              <table:table-cell office:value-type="float" office:value="3">
                <text:p>3</text:p>
              </table:table-cell>
              <table:table-cell office:value-type="float" office:value="0.60645">
                <text:p>0.60645</text:p>
              </table:table-cell>
              <table:table-cell office:value-type="float" office:value="1.73205">
                <text:p>1.73205</text:p>
              </table:table-cell>
              <table:table-cell office:value-type="float" office:value="2.4495">
                <text:p>2.4495</text:p>
              </table:table-cell>
              <table:table-cell office:value-type="float" office:value="0.470625">
                <text:p>0.470625</text:p>
              </table:table-cell>
              <table:table-cell office:value-type="float" office:value="1.73205">
                <text:p>1.73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7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4 Nodes Stationary flow'.C72:'4 Nodes Stationary flow'.Q72</svg:desc>
                </draw:g>
              </table:table-cell>
              <table:table-cell office:value-type="float" office:value="2.3094">
                <text:p>2.3094</text:p>
              </table:table-cell>
              <table:table-cell office:value-type="float" office:value="3.266">
                <text:p>3.266</text:p>
              </table:table-cell>
              <table:table-cell office:value-type="float" office:value="4">
                <text:p>4</text:p>
              </table:table-cell>
              <table:table-cell office:value-type="float" office:value="4.619">
                <text:p>4.619</text:p>
              </table:table-cell>
              <table:table-cell office:value-type="float" office:value="0.59254">
                <text:p>0.59254</text:p>
              </table:table-cell>
              <table:table-cell office:value-type="float" office:value="2.3094">
                <text:p>2.3094</text:p>
              </table:table-cell>
              <table:table-cell office:value-type="float" office:value="3.266">
                <text:p>3.266</text:p>
              </table:table-cell>
              <table:table-cell office:value-type="float" office:value="4">
                <text:p>4</text:p>
              </table:table-cell>
              <table:table-cell office:value-type="float" office:value="0.6656">
                <text:p>0.6656</text:p>
              </table:table-cell>
              <table:table-cell office:value-type="float" office:value="2.3094">
                <text:p>2.3094</text:p>
              </table:table-cell>
              <table:table-cell office:value-type="float" office:value="3.266">
                <text:p>3.266</text:p>
              </table:table-cell>
              <table:table-cell office:value-type="float" office:value="0.5306">
                <text:p>0.5306</text:p>
              </table:table-cell>
              <table:table-cell office:value-type="float" office:value="2.3094">
                <text:p>2.3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7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4 Nodes Stationary flow'.C73:'4 Nodes Stationary flow'.Q73</svg:desc>
                </draw:g>
              </table:table-cell>
              <table:table-cell office:value-type="float" office:value="2.88675">
                <text:p>2.88675</text:p>
              </table:table-cell>
              <table:table-cell office:value-type="float" office:value="4.0825">
                <text:p>4.0825</text:p>
              </table:table-cell>
              <table:table-cell office:value-type="float" office:value="5">
                <text:p>5</text:p>
              </table:table-cell>
              <table:table-cell office:value-type="float" office:value="5.7735">
                <text:p>5.7735</text:p>
              </table:table-cell>
              <table:table-cell office:value-type="float" office:value="0.79455">
                <text:p>0.79455</text:p>
              </table:table-cell>
              <table:table-cell office:value-type="float" office:value="2.88675">
                <text:p>2.88675</text:p>
              </table:table-cell>
              <table:table-cell office:value-type="float" office:value="4.0825">
                <text:p>4.0825</text:p>
              </table:table-cell>
              <table:table-cell office:value-type="float" office:value="5">
                <text:p>5</text:p>
              </table:table-cell>
              <table:table-cell office:value-type="float" office:value="0.7799">
                <text:p>0.7799</text:p>
              </table:table-cell>
              <table:table-cell office:value-type="float" office:value="2.88675">
                <text:p>2.88675</text:p>
              </table:table-cell>
              <table:table-cell office:value-type="float" office:value="4.0825">
                <text:p>4.0825</text:p>
              </table:table-cell>
              <table:table-cell office:value-type="float" office:value="0.79455">
                <text:p>0.79455</text:p>
              </table:table-cell>
              <table:table-cell office:value-type="float" office:value="2.88675">
                <text:p>2.88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7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4 Nodes Stationary flow'.C74:'4 Nodes Stationary flow'.Q74</svg:desc>
                </draw:g>
              </table:table-cell>
              <table:table-cell office:value-type="float" office:value="3.464">
                <text:p>3.464</text:p>
              </table:table-cell>
              <table:table-cell office:value-type="float" office:value="4.899">
                <text:p>4.899</text:p>
              </table:table-cell>
              <table:table-cell office:value-type="float" office:value="6">
                <text:p>6</text:p>
              </table:table-cell>
              <table:table-cell office:value-type="float" office:value="6.93">
                <text:p>6.93</text:p>
              </table:table-cell>
              <table:table-cell office:value-type="float" office:value="0.94125">
                <text:p>0.94125</text:p>
              </table:table-cell>
              <table:table-cell office:value-type="float" office:value="3.464">
                <text:p>3.464</text:p>
              </table:table-cell>
              <table:table-cell office:value-type="float" office:value="4.899">
                <text:p>4.899</text:p>
              </table:table-cell>
              <table:table-cell office:value-type="float" office:value="6">
                <text:p>6</text:p>
              </table:table-cell>
              <table:table-cell office:value-type="float" office:value="1.2129">
                <text:p>1.2129</text:p>
              </table:table-cell>
              <table:table-cell office:value-type="float" office:value="3.464">
                <text:p>3.464</text:p>
              </table:table-cell>
              <table:table-cell office:value-type="float" office:value="4.899">
                <text:p>4.899</text:p>
              </table:table-cell>
              <table:table-cell office:value-type="float" office:value="0.9412">
                <text:p>0.9412</text:p>
              </table:table-cell>
              <table:table-cell office:value-type="float" office:value="3.464">
                <text:p>3.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4 Nodes Stationary flow'.C75:'4 Nodes Stationary flow'.Q75</svg:desc>
                </draw:g>
              </table:table-cell>
              <table:table-cell office:value-type="float" office:value="4.04">
                <text:p>4.04</text:p>
              </table:table-cell>
              <table:table-cell office:value-type="float" office:value="5.7155">
                <text:p>5.7155</text:p>
              </table:table-cell>
              <table:table-cell office:value-type="float" office:value="7">
                <text:p>7</text:p>
              </table:table-cell>
              <table:table-cell office:value-type="float" office:value="8.083">
                <text:p>8.083</text:p>
              </table:table-cell>
              <table:table-cell office:value-type="float" office:value="1.051">
                <text:p>1.051</text:p>
              </table:table-cell>
              <table:table-cell office:value-type="float" office:value="4.04">
                <text:p>4.04</text:p>
              </table:table-cell>
              <table:table-cell office:value-type="float" office:value="5.7155">
                <text:p>5.7155</text:p>
              </table:table-cell>
              <table:table-cell office:value-type="float" office:value="7">
                <text:p>7</text:p>
              </table:table-cell>
              <table:table-cell office:value-type="float" office:value="1.313">
                <text:p>1.313</text:p>
              </table:table-cell>
              <table:table-cell office:value-type="float" office:value="4.04">
                <text:p>4.04</text:p>
              </table:table-cell>
              <table:table-cell office:value-type="float" office:value="5.7155">
                <text:p>5.7155</text:p>
              </table:table-cell>
              <table:table-cell office:value-type="float" office:value="1.05">
                <text:p>1.05</text:p>
              </table:table-cell>
              <table:table-cell office:value-type="float" office:value="4.04">
                <text:p>4.0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34cm" svg:y="0.316cm" chart:style-name="ch2">
          <text:p>Instationary Gas Flows</text:p>
        </chart:title>
        <chart:subtitle svg:x="3.273cm" svg:y="1.275cm" chart:style-name="ch3">
          <text:p>Variation of flow values w.r.t number of nodes (3 stage)</text:p>
        </chart:subtitle>
        <chart:plot-area chart:style-name="ch4" table:cell-range-address="'Stationary 3 stage flow'.O34:'Stationary 3 stage flow'.AC39" svg:x="1.331cm" svg:y="2.138cm" svg:width="14.349cm" svg:height="5.701cm">
          <chartooo:coordinate-region svg:x="2.058cm" svg:y="2.337cm" svg:width="13.435cm" svg:height="4.855cm"/>
          <chart:axis chart:dimension="x" chart:name="primary-x" chart:style-name="ch5">
            <chart:title svg:x="6.662cm" svg:y="8.019cm" chart:style-name="ch6">
              <text:p>s-t potential combination</text:p>
            </chart:title>
            <chart:grid chart:style-name="ch7" chart:class="major"/>
          </chart:axis>
          <chart:axis chart:dimension="y" chart:name="primary-y" chart:style-name="ch5">
            <chart:title svg:x="0.451cm" svg:y="5.76cm" chart:style-name="ch8">
              <text:p>flow value</text:p>
            </chart:title>
            <chart:grid chart:style-name="ch7" chart:class="major"/>
          </chart:axis>
          <chart:series chart:style-name="ch9" chart:values-cell-range-address="'Stationary 3 stage flow'.O34:'Stationary 3 stage flow'.AC34" chart:class="chart:line">
            <chart:data-point chart:repeated="15"/>
          </chart:series>
          <chart:series chart:style-name="ch10" chart:values-cell-range-address="'Stationary 3 stage flow'.O35:'Stationary 3 stage flow'.AC35" chart:class="chart:line">
            <chart:data-point chart:repeated="15"/>
          </chart:series>
          <chart:series chart:style-name="ch11" chart:values-cell-range-address="'Stationary 3 stage flow'.O36:'Stationary 3 stage flow'.AC36" chart:class="chart:line">
            <chart:data-point chart:repeated="15"/>
          </chart:series>
          <chart:series chart:style-name="ch12" chart:values-cell-range-address="'Stationary 3 stage flow'.O37:'Stationary 3 stage flow'.AC37" chart:class="chart:line">
            <chart:data-point chart:repeated="15"/>
          </chart:series>
          <chart:series chart:style-name="ch13" chart:values-cell-range-address="'Stationary 3 stage flow'.O38:'Stationary 3 stage flow'.AC38" chart:class="chart:line">
            <chart:data-point chart:repeated="15"/>
          </chart:series>
          <chart:series chart:style-name="ch14" chart:values-cell-range-address="'Stationary 3 stage flow'.O39:'Stationary 3 stage flow'.AC39" chart:class="chart:line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Stationary 3 stage flow'.O34:'Stationary 3 stage flow'.AC34</svg:desc>
                </draw:g>
              </table:table-cell>
              <table:table-cell office:value-type="float" office:value="1.73205">
                <text:p>1.73205</text:p>
              </table:table-cell>
              <table:table-cell office:value-type="float" office:value="2.4495">
                <text:p>2.4495</text:p>
              </table:table-cell>
              <table:table-cell office:value-type="float" office:value="3">
                <text:p>3</text:p>
              </table:table-cell>
              <table:table-cell office:value-type="float" office:value="3.4641">
                <text:p>3.4641</text:p>
              </table:table-cell>
              <table:table-cell office:value-type="float" office:value="0.470625">
                <text:p>0.470625</text:p>
              </table:table-cell>
              <table:table-cell office:value-type="float" office:value="1.73205">
                <text:p>1.73205</text:p>
              </table:table-cell>
              <table:table-cell office:value-type="float" office:value="2.4495">
                <text:p>2.4495</text:p>
              </table:table-cell>
              <table:table-cell office:value-type="float" office:value="3">
                <text:p>3</text:p>
              </table:table-cell>
              <table:table-cell office:value-type="float" office:value="0.60645">
                <text:p>0.60645</text:p>
              </table:table-cell>
              <table:table-cell office:value-type="float" office:value="1.73205">
                <text:p>1.73205</text:p>
              </table:table-cell>
              <table:table-cell office:value-type="float" office:value="2.4495">
                <text:p>2.4495</text:p>
              </table:table-cell>
              <table:table-cell office:value-type="float" office:value="0.470625">
                <text:p>0.470625</text:p>
              </table:table-cell>
              <table:table-cell office:value-type="float" office:value="1.73205">
                <text:p>1.73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Stationary 3 stage flow'.O35:'Stationary 3 stage flow'.AC35</svg:desc>
                </draw:g>
              </table:table-cell>
              <table:table-cell office:value-type="float" office:value="1.5">
                <text:p>1.5</text:p>
              </table:table-cell>
              <table:table-cell office:value-type="float" office:value="2.1213">
                <text:p>2.1213</text:p>
              </table:table-cell>
              <table:table-cell office:value-type="float" office:value="2.5981">
                <text:p>2.5981</text:p>
              </table:table-cell>
              <table:table-cell office:value-type="float" office:value="3">
                <text:p>3</text:p>
              </table:table-cell>
              <table:table-cell office:value-type="float" office:value="0.4484">
                <text:p>0.4484</text:p>
              </table:table-cell>
              <table:table-cell office:value-type="float" office:value="1.5">
                <text:p>1.5</text:p>
              </table:table-cell>
              <table:table-cell office:value-type="float" office:value="2.1213">
                <text:p>2.1213</text:p>
              </table:table-cell>
              <table:table-cell office:value-type="float" office:value="2.5981">
                <text:p>2.5981</text:p>
              </table:table-cell>
              <table:table-cell office:value-type="float" office:value="0.5878">
                <text:p>0.5878</text:p>
              </table:table-cell>
              <table:table-cell office:value-type="float" office:value="0.955">
                <text:p>0.955</text:p>
              </table:table-cell>
              <table:table-cell office:value-type="float" office:value="2.1213">
                <text:p>2.1213</text:p>
              </table:table-cell>
              <table:table-cell office:value-type="float" office:value="0.4714">
                <text:p>0.4714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Stationary 3 stage flow'.O36:'Stationary 3 stage flow'.AC36</svg:desc>
                </draw:g>
              </table:table-cell>
              <table:table-cell office:value-type="float" office:value="1.3416">
                <text:p>1.3416</text:p>
              </table:table-cell>
              <table:table-cell office:value-type="float" office:value="1.8974">
                <text:p>1.8974</text:p>
              </table:table-cell>
              <table:table-cell office:value-type="float" office:value="2.3238">
                <text:p>2.3238</text:p>
              </table:table-cell>
              <table:table-cell office:value-type="float" office:value="2.6833">
                <text:p>2.6833</text:p>
              </table:table-cell>
              <table:table-cell office:value-type="float" office:value="0.4895">
                <text:p>0.4895</text:p>
              </table:table-cell>
              <table:table-cell office:value-type="float" office:value="0.9216">
                <text:p>0.9216</text:p>
              </table:table-cell>
              <table:table-cell office:value-type="float" office:value="1.8974">
                <text:p>1.8974</text:p>
              </table:table-cell>
              <table:table-cell office:value-type="float" office:value="2.3238">
                <text:p>2.3238</text:p>
              </table:table-cell>
              <table:table-cell office:value-type="float" office:value="0.632">
                <text:p>0.632</text:p>
              </table:table-cell>
              <table:table-cell office:value-type="float" office:value="0.9258">
                <text:p>0.9258</text:p>
              </table:table-cell>
              <table:table-cell office:value-type="float" office:value="1.8975">
                <text:p>1.8975</text:p>
              </table:table-cell>
              <table:table-cell office:value-type="float" office:value="0.523">
                <text:p>0.523</text:p>
              </table:table-cell>
              <table:table-cell office:value-type="float" office:value="1.3416">
                <text:p>1.3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3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Stationary 3 stage flow'.O37:'Stationary 3 stage flow'.AC37</svg:desc>
                </draw:g>
              </table:table-cell>
              <table:table-cell office:value-type="float" office:value="1.225">
                <text:p>1.225</text:p>
              </table:table-cell>
              <table:table-cell office:value-type="float" office:value="1.73205">
                <text:p>1.73205</text:p>
              </table:table-cell>
              <table:table-cell office:value-type="float" office:value="2.1213">
                <text:p>2.1213</text:p>
              </table:table-cell>
              <table:table-cell office:value-type="float" office:value="2.4495">
                <text:p>2.4495</text:p>
              </table:table-cell>
              <table:table-cell office:value-type="float" office:value="0.5053">
                <text:p>0.5053</text:p>
              </table:table-cell>
              <table:table-cell office:value-type="float" office:value="0.888">
                <text:p>0.888</text:p>
              </table:table-cell>
              <table:table-cell office:value-type="float" office:value="1.73205">
                <text:p>1.73205</text:p>
              </table:table-cell>
              <table:table-cell office:value-type="float" office:value="2.1213">
                <text:p>2.1213</text:p>
              </table:table-cell>
              <table:table-cell office:value-type="float" office:value="0.6916">
                <text:p>0.6916</text:p>
              </table:table-cell>
              <table:table-cell office:value-type="float" office:value="0.847">
                <text:p>0.847</text:p>
              </table:table-cell>
              <table:table-cell office:value-type="float" office:value="1.73205">
                <text:p>1.73205</text:p>
              </table:table-cell>
              <table:table-cell office:value-type="float" office:value="0.4896">
                <text:p>0.4896</text:p>
              </table:table-cell>
              <table:table-cell office:value-type="float" office:value="1.2247">
                <text:p>1.2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3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Stationary 3 stage flow'.O38:'Stationary 3 stage flow'.AC38</svg:desc>
                </draw:g>
              </table:table-cell>
              <table:table-cell office:value-type="float" office:value="1.134">
                <text:p>1.134</text:p>
              </table:table-cell>
              <table:table-cell office:value-type="float" office:value="1.6036">
                <text:p>1.6036</text:p>
              </table:table-cell>
              <table:table-cell office:value-type="float" office:value="1.964">
                <text:p>1.964</text:p>
              </table:table-cell>
              <table:table-cell office:value-type="float" office:value="2.2678">
                <text:p>2.2678</text:p>
              </table:table-cell>
              <table:table-cell office:value-type="float" office:value="0.50197">
                <text:p>0.50197</text:p>
              </table:table-cell>
              <table:table-cell office:value-type="float" office:value="0.82463">
                <text:p>0.82463</text:p>
              </table:table-cell>
              <table:table-cell office:value-type="float" office:value="1.6036">
                <text:p>1.6036</text:p>
              </table:table-cell>
              <table:table-cell office:value-type="float" office:value="1.964">
                <text:p>1.964</text:p>
              </table:table-cell>
              <table:table-cell office:value-type="float" office:value="0.68">
                <text:p>0.68</text:p>
              </table:table-cell>
              <table:table-cell office:value-type="float" office:value="0.866">
                <text:p>0.866</text:p>
              </table:table-cell>
              <table:table-cell office:value-type="float" office:value="1.6036">
                <text:p>1.6036</text:p>
              </table:table-cell>
              <table:table-cell office:value-type="float" office:value="0.5128">
                <text:p>0.5128</text:p>
              </table:table-cell>
              <table:table-cell office:value-type="float" office:value="1.134">
                <text:p>1.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Stationary 3 stage flow'.O39:'Stationary 3 stage flow'.AC39</svg:desc>
                </draw:g>
              </table:table-cell>
              <table:table-cell office:value-type="float" office:value="1.06066">
                <text:p>1.06066</text:p>
              </table:table-cell>
              <table:table-cell office:value-type="float" office:value="1.5">
                <text:p>1.5</text:p>
              </table:table-cell>
              <table:table-cell office:value-type="float" office:value="1.8371">
                <text:p>1.8371</text:p>
              </table:table-cell>
              <table:table-cell office:value-type="float" office:value="2.1213">
                <text:p>2.1213</text:p>
              </table:table-cell>
              <table:table-cell office:value-type="float" office:value="0.5354">
                <text:p>0.5354</text:p>
              </table:table-cell>
              <table:table-cell office:value-type="float" office:value="1.06066">
                <text:p>1.06066</text:p>
              </table:table-cell>
              <table:table-cell office:value-type="float" office:value="1.5">
                <text:p>1.5</text:p>
              </table:table-cell>
              <table:table-cell office:value-type="float" office:value="1.8371">
                <text:p>1.8371</text:p>
              </table:table-cell>
              <table:table-cell office:value-type="float" office:value="0.7055">
                <text:p>0.7055</text:p>
              </table:table-cell>
              <table:table-cell office:value-type="float" office:value="0.75">
                <text:p>0.75</text:p>
              </table:table-cell>
              <table:table-cell office:value-type="float" office:value="1.5">
                <text:p>1.5</text:p>
              </table:table-cell>
              <table:table-cell office:value-type="float" office:value="0.5366">
                <text:p>0.5366</text:p>
              </table:table-cell>
              <table:table-cell office:value-type="float" office:value="1.06066">
                <text:p>1.0606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3.A1:Sheet3.B41" svg:x="0.157cm" svg:y="0.179cm" svg:width="15.359cm" svg:height="8.639cm">
          <chartooo:coordinate-region svg:x="0.99cm" svg:y="0.378cm" svg:width="14.286cm" svg:height="8.24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3.B1:Sheet3.B41" chart:class="chart:scatter">
            <chart:domain table:cell-range-address="Sheet3.A1:Sheet3.A41"/>
            <chart:data-point chart:repeated="4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1:Sheet3.A41</svg:desc>
                </draw:g>
              </table:table-cell>
              <table:table-cell office:value-type="float" office:value="-1.16231707321">
                <text:p>-1.16231707321</text:p>
                <draw:g>
                  <svg:desc>Sheet3.B1:Sheet3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-0.860959436966">
                <text:p>-0.8609594369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-0.659867656194">
                <text:p>-0.6598676561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-0.511483123353">
                <text:p>-0.5114831233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-0.389394956417">
                <text:p>-0.3893949564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-0.283686943063">
                <text:p>-0.2836869430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-0.714131725464">
                <text:p>-0.7141317254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-0.103598036694">
                <text:p>-0.1035980366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-0.0244558583089">
                <text:p>-0.02445585830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-0.561919979436">
                <text:p>-0.5619199794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11863302954">
                <text:p>0.11863302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-0.642633966171">
                <text:p>-0.6426339661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244303429927">
                <text:p>0.2443034299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299233634194">
                <text:p>0.2992336341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349859176996">
                <text:p>0.3498591769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396865411611">
                <text:p>0.3968654116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.440768704504">
                <text:p>0.4407687045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.48301637946">
                <text:p>0.483016379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.524665337819">
                <text:p>0.5246653378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.565788191286">
                <text:p>0.5657881912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606450745682">
                <text:p>0.6064507456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0.547722557505">
                <text:p>0.5477225575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774596669241">
                <text:p>0.7745966692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948683298051">
                <text:p>0.9486832980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1.09544511501">
                <text:p>1.095445115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1.22474487139">
                <text:p>1.224744871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1.3416407865">
                <text:p>1.34164078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1.44913767462">
                <text:p>1.449137674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1.54919333848">
                <text:p>1.549193338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1.64316767252">
                <text:p>1.643167672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1.73205080757">
                <text:p>1.732050807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1.81659021246">
                <text:p>1.816590212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1.8973665961">
                <text:p>1.89736659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1.97484176581">
                <text:p>1.974841765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2.04939015319">
                <text:p>2.049390153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2.12132034356">
                <text:p>2.121320343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2.19089023002">
                <text:p>2.190890230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2.25831795813">
                <text:p>2.258317958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2.32379000772">
                <text:p>2.323790007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2.38746727726">
                <text:p>2.387467277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2.449489">
                <text:p>2.4494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27cm" svg:y="4.201cm" style:legend-expansion="high" chart:style-name="ch2"/>
        <chart:plot-area chart:style-name="ch3" table:cell-range-address="Sheet3.S1:Sheet3.T9" svg:x="0.32cm" svg:y="0.18cm" svg:width="12.587cm" svg:height="8.64cm">
          <chartooo:coordinate-region svg:x="1.153cm" svg:y="0.379cm" svg:width="11.514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T1:Sheet3.T9" chart:class="chart:scatter">
            <chart:domain table:cell-range-address="Sheet3.S1:Sheet3.S9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S1:Sheet3.S9</svg:desc>
                </draw:g>
              </table:table-cell>
              <table:table-cell office:value-type="float" office:value="-1.16227766022">
                <text:p>-1.16227766022</text:p>
                <draw:g>
                  <svg:desc>Sheet3.T1:Sheet3.T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-0.283686943063">
                <text:p>-0.2836869430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11863302954">
                <text:p>0.118633029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0.396865411611">
                <text:p>0.3968654116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606450745682">
                <text:p>0.606450745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1.22474487139">
                <text:p>1.224744871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.73205080757">
                <text:p>1.732050807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2.12132034356">
                <text:p>2.121320343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2.44948974278">
                <text:p>2.4494897427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087cm" svg:height="7.362cm" xlink:href=".." xlink:type="simple" chart:class="chart:scatter" chart:style-name="ch1">
        <chart:legend chart:legend-position="end" svg:x="10.261cm" svg:y="3.382cm" style:legend-expansion="high" chart:style-name="ch2"/>
        <chart:plot-area chart:style-name="ch3" table:cell-range-address="Sheet3.E1:Sheet3.F81" svg:x="0.261cm" svg:y="0.147cm" svg:width="9.739cm" svg:height="7.068cm">
          <chartooo:coordinate-region svg:x="1.094cm" svg:y="0.345cm" svg:width="8.667cm" svg:height="6.6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F1:Sheet3.F81" chart:class="chart:scatter">
            <chart:domain table:cell-range-address="Sheet3.E1:Sheet3.E81"/>
            <chart:data-point chart:repeated="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E1:Sheet3.E81</svg:desc>
                </draw:g>
              </table:table-cell>
              <table:table-cell office:value-type="float" office:value="-2.00000101734">
                <text:p>-2.00000101734</text:p>
                <draw:g>
                  <svg:desc>Sheet3.F1:Sheet3.F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-1.98742301569">
                <text:p>-1.987423015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-1.9746916107">
                <text:p>-1.9746916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-1.96180325836">
                <text:p>-1.961803258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-1.94875447568">
                <text:p>-1.948754475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-1.93554122619">
                <text:p>-1.935541226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-1.92215949453">
                <text:p>-1.922159494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-1.90860301796">
                <text:p>-1.908603017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-1.89486791794">
                <text:p>-1.894867917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-1.8809480771">
                <text:p>-1.88094807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-1.86683743581">
                <text:p>-1.866837435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-1.85252950978">
                <text:p>-1.852529509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-1.83801736346">
                <text:p>-1.838017363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-1.82329357773">
                <text:p>-1.823293577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-1.80835021193">
                <text:p>-1.808350211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-1.79317875981">
                <text:p>-1.793178759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-1.77777009891">
                <text:p>-1.777770098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-1.76211443252">
                <text:p>-1.762114432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-1.74620122331">
                <text:p>-1.746201223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-1.73001911723">
                <text:p>-1.730019117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71355585618">
                <text:p>-1.713555856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-1.69679817748">
                <text:p>-1.696798177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-1.67973169773">
                <text:p>-1.679731697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-1.66234077816">
                <text:p>-1.662340778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-1.6446083676">
                <text:p>-1.64460836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-1.62651581868">
                <text:p>-1.626515818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-1.4505388561">
                <text:p>-1.45053885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-1.43011454575">
                <text:p>-1.430114545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-1.40968146411">
                <text:p>-1.409681464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-1.38923547987">
                <text:p>-1.389235479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-1.3687724484">
                <text:p>-1.36877244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-1.34828825544">
                <text:p>-1.348288255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-1.32777876732">
                <text:p>-1.327778767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-1.30723981932">
                <text:p>-1.307239819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-1.28666719794">
                <text:p>-1.286667197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">
                <text:p>1.75</text:p>
              </table:table-cell>
              <table:table-cell office:value-type="float" office:value="-1.26605641361">
                <text:p>-1.266056413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-1.24540227729">
                <text:p>-1.245402277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">
                <text:p>1.85</text:p>
              </table:table-cell>
              <table:table-cell office:value-type="float" office:value="-1.2247040514">
                <text:p>-1.22470405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-1.20395299633">
                <text:p>-1.203952996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">
                <text:p>1.95</text:p>
              </table:table-cell>
              <table:table-cell office:value-type="float" office:value="-1.18328831149">
                <text:p>-1.183288311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-1.16227766017">
                <text:p>-1.162277660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-1.14134339799">
                <text:p>-1.141343397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">
                <text:p>2.1</text:p>
              </table:table-cell>
              <table:table-cell office:value-type="float" office:value="-1.12034024201">
                <text:p>-1.120340242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">
                <text:p>2.15</text:p>
              </table:table-cell>
              <table:table-cell office:value-type="float" office:value="-1.09930526077">
                <text:p>-1.099305260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">
                <text:p>2.2</text:p>
              </table:table-cell>
              <table:table-cell office:value-type="float" office:value="-1.0781036069">
                <text:p>-1.07810360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5">
                <text:p>2.25</text:p>
              </table:table-cell>
              <table:table-cell office:value-type="float" office:value="-1.05683567042">
                <text:p>-1.056835670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">
                <text:p>2.3</text:p>
              </table:table-cell>
              <table:table-cell office:value-type="float" office:value="-1.03586644674">
                <text:p>-1.035866446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">
                <text:p>2.35</text:p>
              </table:table-cell>
              <table:table-cell office:value-type="float" office:value="-1.01403460112">
                <text:p>-1.014034601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-0.994599124234">
                <text:p>-0.9945991242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5">
                <text:p>2.45</text:p>
              </table:table-cell>
              <table:table-cell office:value-type="float" office:value="-0.978935166963">
                <text:p>-0.9789351669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">
                <text:p>2.5</text:p>
              </table:table-cell>
              <table:table-cell office:value-type="float" office:value="-0.963016461077">
                <text:p>-0.9630164610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5">
                <text:p>2.55</text:p>
              </table:table-cell>
              <table:table-cell office:value-type="float" office:value="-0.946830157682">
                <text:p>-0.9468301576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">
                <text:p>2.6</text:p>
              </table:table-cell>
              <table:table-cell office:value-type="float" office:value="-0.930362290017">
                <text:p>-0.9303622900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">
                <text:p>2.65</text:p>
              </table:table-cell>
              <table:table-cell office:value-type="float" office:value="-0.913597632372">
                <text:p>-0.9135976323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">
                <text:p>2.7</text:p>
              </table:table-cell>
              <table:table-cell office:value-type="float" office:value="-0.896519535239">
                <text:p>-0.8965195352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">
                <text:p>2.75</text:p>
              </table:table-cell>
              <table:table-cell office:value-type="float" office:value="-0.879109731635">
                <text:p>-0.8791097316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">
                <text:p>2.8</text:p>
              </table:table-cell>
              <table:table-cell office:value-type="float" office:value="-0.861348108168">
                <text:p>-0.8613481081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">
                <text:p>2.85</text:p>
              </table:table-cell>
              <table:table-cell office:value-type="float" office:value="-0.843212793742">
                <text:p>-0.8432127937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">
                <text:p>2.9</text:p>
              </table:table-cell>
              <table:table-cell office:value-type="float" office:value="-0.824679154436">
                <text:p>-0.8246791544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">
                <text:p>2.95</text:p>
              </table:table-cell>
              <table:table-cell office:value-type="float" office:value="-0.805717377878">
                <text:p>-0.8057173778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-0.786299647847">
                <text:p>-0.7862996478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5">
                <text:p>3.05</text:p>
              </table:table-cell>
              <table:table-cell office:value-type="float" office:value="-0.766390096096">
                <text:p>-0.7663900960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">
                <text:p>3.1</text:p>
              </table:table-cell>
              <table:table-cell office:value-type="float" office:value="-0.745949343175">
                <text:p>-0.7459493431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5">
                <text:p>3.15</text:p>
              </table:table-cell>
              <table:table-cell office:value-type="float" office:value="-0.724932456008">
                <text:p>-0.7249324560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">
                <text:p>3.2</text:p>
              </table:table-cell>
              <table:table-cell office:value-type="float" office:value="-0.703287785308">
                <text:p>-0.7032877853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5">
                <text:p>3.25</text:p>
              </table:table-cell>
              <table:table-cell office:value-type="float" office:value="-0.680955244515">
                <text:p>-0.6809552445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">
                <text:p>3.3</text:p>
              </table:table-cell>
              <table:table-cell office:value-type="float" office:value="-0.657865484231">
                <text:p>-0.6578654842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5">
                <text:p>3.35</text:p>
              </table:table-cell>
              <table:table-cell office:value-type="float" office:value="-0.633935042834">
                <text:p>-0.6339350428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">
                <text:p>3.4</text:p>
              </table:table-cell>
              <table:table-cell office:value-type="float" office:value="-0.609065088248">
                <text:p>-0.6090650882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5">
                <text:p>3.45</text:p>
              </table:table-cell>
              <table:table-cell office:value-type="float" office:value="-0.583135315801">
                <text:p>-0.5831353158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">
                <text:p>3.5</text:p>
              </table:table-cell>
              <table:table-cell office:value-type="float" office:value="-0.555997813037">
                <text:p>-0.5559978130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5">
                <text:p>3.55</text:p>
              </table:table-cell>
              <table:table-cell office:value-type="float" office:value="-0.527465836964">
                <text:p>-0.5274658369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">
                <text:p>3.6</text:p>
              </table:table-cell>
              <table:table-cell office:value-type="float" office:value="-0.497299698505">
                <text:p>-0.4972996985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5">
                <text:p>3.65</text:p>
              </table:table-cell>
              <table:table-cell office:value-type="float" office:value="-0.465181145009">
                <text:p>-0.4651811450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7">
                <text:p>3.7</text:p>
              </table:table-cell>
              <table:table-cell office:value-type="float" office:value="-0.430674054084">
                <text:p>-0.4306740540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5">
                <text:p>3.75</text:p>
              </table:table-cell>
              <table:table-cell office:value-type="float" office:value="-0.393149823923">
                <text:p>-0.3931498239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8">
                <text:p>3.8</text:p>
              </table:table-cell>
              <table:table-cell office:value-type="float" office:value="-0.351643892654">
                <text:p>-0.3516438926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5">
                <text:p>3.85</text:p>
              </table:table-cell>
              <table:table-cell office:value-type="float" office:value="-0.304532532717">
                <text:p>-0.3045325327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9">
                <text:p>3.9</text:p>
              </table:table-cell>
              <table:table-cell office:value-type="float" office:value="-0.248649781058">
                <text:p>-0.2486497810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5">
                <text:p>3.95</text:p>
              </table:table-cell>
              <table:table-cell office:value-type="float" office:value="-0.175821937766">
                <text:p>-0.1758219377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0.00000131451508363">
                <text:p>0.0000013145150836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4.201cm" style:legend-expansion="high" chart:style-name="ch2"/>
        <chart:plot-area chart:style-name="ch3" table:cell-range-address="Sheet3.L34:Sheet3.M114" svg:x="0.32cm" svg:y="0.18cm" svg:width="12.455cm" svg:height="8.64cm">
          <chartooo:coordinate-region svg:x="1.153cm" svg:y="0.379cm" svg:width="11.382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M34:Sheet3.M114" chart:class="chart:scatter">
            <chart:domain table:cell-range-address="Sheet3.L34:Sheet3.L114"/>
            <chart:data-point chart:repeated="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L34:Sheet3.L114</svg:desc>
                </draw:g>
              </table:table-cell>
              <table:table-cell office:value-type="float" office:value="-1.16227766022">
                <text:p>-1.16227766022</text:p>
                <draw:g>
                  <svg:desc>Sheet3.M34:Sheet3.M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-0.958678656531">
                <text:p>-0.9586786565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-0.86292709388">
                <text:p>-0.862927093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-0.785064706279">
                <text:p>-0.7850647062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-0.659867656194">
                <text:p>-0.6598676561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-0.581400270823">
                <text:p>-0.5814002708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-0.511483123353">
                <text:p>-0.5114831233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-0.447946284719">
                <text:p>-0.4479462847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-0.389394956417">
                <text:p>-0.3893949564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-0.334871753535">
                <text:p>-0.3348717535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-0.283686943063">
                <text:p>-0.2836869430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-0.235324765233">
                <text:p>-0.235324765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-0.189387975672">
                <text:p>-0.1893879756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-0.145563156878">
                <text:p>-0.1455631568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-0.103598036694">
                <text:p>-0.1035980366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-0.0632861054879">
                <text:p>-0.06328610548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-0.0244558583089">
                <text:p>-0.02445585830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.013036927701">
                <text:p>0.0130369277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0493148633736">
                <text:p>0.04931486337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.084483193152">
                <text:p>0.0844831931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11863302954">
                <text:p>0.118633029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0.151843855222">
                <text:p>0.1518438552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0.184124253921">
                <text:p>0.1841242539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0.214942701226">
                <text:p>0.2149427012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0.244303429927">
                <text:p>0.2443034299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0.272358175517">
                <text:p>0.2723581755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0.299233634194">
                <text:p>0.2992336341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0.32503684838">
                <text:p>0.325036848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0.349859176996">
                <text:p>0.3498591769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0.373779281572">
                <text:p>0.3737792815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0.396865411611">
                <text:p>0.3968654116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0.419177180536">
                <text:p>0.4191771805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0.440768704504">
                <text:p>0.4407687045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0.461972234737">
                <text:p>0.4619722347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0.48301637946">
                <text:p>0.483016379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">
                <text:p>1.75</text:p>
              </table:table-cell>
              <table:table-cell office:value-type="float" office:value="0.503910980184">
                <text:p>0.5039109801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0.524665337819">
                <text:p>0.5246653378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">
                <text:p>1.85</text:p>
              </table:table-cell>
              <table:table-cell office:value-type="float" office:value="0.545288274891">
                <text:p>0.5452882748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0.565788191286">
                <text:p>0.5657881912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">
                <text:p>1.95</text:p>
              </table:table-cell>
              <table:table-cell office:value-type="float" office:value="0.586173114551">
                <text:p>0.5861731145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.606450745682">
                <text:p>0.6064507456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0.626628501144">
                <text:p>0.6266285011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">
                <text:p>2.1</text:p>
              </table:table-cell>
              <table:table-cell office:value-type="float" office:value="0.646713551819">
                <text:p>0.6467135518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">
                <text:p>2.15</text:p>
              </table:table-cell>
              <table:table-cell office:value-type="float" office:value="0.666712859475">
                <text:p>0.6667128594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">
                <text:p>2.2</text:p>
              </table:table-cell>
              <table:table-cell office:value-type="float" office:value="0.686633211313">
                <text:p>0.6866332113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5">
                <text:p>2.25</text:p>
              </table:table-cell>
              <table:table-cell office:value-type="float" office:value="0.706481253082">
                <text:p>0.7064812530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">
                <text:p>2.3</text:p>
              </table:table-cell>
              <table:table-cell office:value-type="float" office:value="0.948683298051">
                <text:p>0.9486832980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">
                <text:p>2.35</text:p>
              </table:table-cell>
              <table:table-cell office:value-type="float" office:value="1.0246950766">
                <text:p>1.02469507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1.09544511501">
                <text:p>1.095445115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5">
                <text:p>2.45</text:p>
              </table:table-cell>
              <table:table-cell office:value-type="float" office:value="1.16189500386">
                <text:p>1.161895003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">
                <text:p>2.5</text:p>
              </table:table-cell>
              <table:table-cell office:value-type="float" office:value="1.22474487139">
                <text:p>1.224744871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5">
                <text:p>2.55</text:p>
              </table:table-cell>
              <table:table-cell office:value-type="float" office:value="1.28452325787">
                <text:p>1.284523257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">
                <text:p>2.6</text:p>
              </table:table-cell>
              <table:table-cell office:value-type="float" office:value="1.3416407865">
                <text:p>1.34164078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">
                <text:p>2.65</text:p>
              </table:table-cell>
              <table:table-cell office:value-type="float" office:value="1.39642400438">
                <text:p>1.396424004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">
                <text:p>2.7</text:p>
              </table:table-cell>
              <table:table-cell office:value-type="float" office:value="1.44913767462">
                <text:p>1.449137674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">
                <text:p>2.7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">
                <text:p>2.8</text:p>
              </table:table-cell>
              <table:table-cell office:value-type="float" office:value="1.54919333848">
                <text:p>1.549193338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">
                <text:p>2.85</text:p>
              </table:table-cell>
              <table:table-cell office:value-type="float" office:value="1.59687194227">
                <text:p>1.596871942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">
                <text:p>2.9</text:p>
              </table:table-cell>
              <table:table-cell office:value-type="float" office:value="1.64316767252">
                <text:p>1.643167672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">
                <text:p>2.95</text:p>
              </table:table-cell>
              <table:table-cell office:value-type="float" office:value="1.68819430161">
                <text:p>1.688194301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1.73205080757">
                <text:p>1.732050807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5">
                <text:p>3.05</text:p>
              </table:table-cell>
              <table:table-cell office:value-type="float" office:value="1.77482393493">
                <text:p>1.774823934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">
                <text:p>3.1</text:p>
              </table:table-cell>
              <table:table-cell office:value-type="float" office:value="1.823345678">
                <text:p>1.8233456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5">
                <text:p>3.15</text:p>
              </table:table-cell>
              <table:table-cell office:value-type="float" office:value="1.8574175621">
                <text:p>1.85741756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">
                <text:p>3.2</text:p>
              </table:table-cell>
              <table:table-cell office:value-type="float" office:value="1.8973665961">
                <text:p>1.89736659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5">
                <text:p>3.25</text:p>
              </table:table-cell>
              <table:table-cell office:value-type="float" office:value="1.9364916731">
                <text:p>1.93649167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">
                <text:p>3.3</text:p>
              </table:table-cell>
              <table:table-cell office:value-type="float" office:value="1.97484176581">
                <text:p>1.974841765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5">
                <text:p>3.35</text:p>
              </table:table-cell>
              <table:table-cell office:value-type="float" office:value="2.01246117975">
                <text:p>2.012461179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">
                <text:p>3.4</text:p>
              </table:table-cell>
              <table:table-cell office:value-type="float" office:value="2.04939015319">
                <text:p>2.049390153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5">
                <text:p>3.45</text:p>
              </table:table-cell>
              <table:table-cell office:value-type="float" office:value="2.08566536146">
                <text:p>2.085665361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">
                <text:p>3.5</text:p>
              </table:table-cell>
              <table:table-cell office:value-type="float" office:value="2.12132034356">
                <text:p>2.121320343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5">
                <text:p>3.55</text:p>
              </table:table-cell>
              <table:table-cell office:value-type="float" office:value="2.15638586528">
                <text:p>2.156385865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">
                <text:p>3.6</text:p>
              </table:table-cell>
              <table:table-cell office:value-type="float" office:value="2.19089023002">
                <text:p>2.190890230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5">
                <text:p>3.65</text:p>
              </table:table-cell>
              <table:table-cell office:value-type="float" office:value="2.22485954613">
                <text:p>2.224859546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7">
                <text:p>3.7</text:p>
              </table:table-cell>
              <table:table-cell office:value-type="float" office:value="2.25831795813">
                <text:p>2.258317958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5">
                <text:p>3.75</text:p>
              </table:table-cell>
              <table:table-cell office:value-type="float" office:value="2.29128784748">
                <text:p>2.291287847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8">
                <text:p>3.8</text:p>
              </table:table-cell>
              <table:table-cell office:value-type="float" office:value="2.32379000772">
                <text:p>2.323790007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5">
                <text:p>3.85</text:p>
              </table:table-cell>
              <table:table-cell office:value-type="float" office:value="2.35584379788">
                <text:p>2.355843797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9">
                <text:p>3.9</text:p>
              </table:table-cell>
              <table:table-cell office:value-type="float" office:value="2.38746727726">
                <text:p>2.387467277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5">
                <text:p>3.95</text:p>
              </table:table-cell>
              <table:table-cell office:value-type="float" office:value="2.41867732449">
                <text:p>2.418677324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2.44948974278">
                <text:p>2.4494897427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42cm" svg:y="4.201cm" style:legend-expansion="high" chart:style-name="ch2"/>
        <chart:plot-area chart:style-name="ch3" table:cell-range-address="Sheet3.V24:Sheet3.W64" svg:x="0.254cm" svg:y="0.244cm" svg:width="12.4cm" svg:height="8.639cm">
          <chartooo:coordinate-region svg:x="1.987cm" svg:y="0.443cm" svg:width="10.428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W24:Sheet3.W64" chart:class="chart:scatter">
            <chart:domain table:cell-range-address="Sheet3.V24:Sheet3.V64"/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V24:Sheet3.V64</svg:desc>
                </draw:g>
              </table:table-cell>
              <table:table-cell office:value-type="float" office:value="0.0000107152835623">
                <text:p>0.0000107152835623</text:p>
                <draw:g>
                  <svg:desc>Sheet3.W24:Sheet3.W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547722557505">
                <text:p>0.5477225575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774596669241">
                <text:p>0.7745966692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948683298051">
                <text:p>0.9486832980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.09544511501">
                <text:p>1.095445115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.22474487139">
                <text:p>1.224744871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.3416407865">
                <text:p>1.34164078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1.44913767462">
                <text:p>1.449137674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1.54919333848">
                <text:p>1.549193338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.64316767252">
                <text:p>1.643167672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.73205080757">
                <text:p>1.732050807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1.81659021246">
                <text:p>1.816590212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1.8973665961">
                <text:p>1.89736659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1.97484176581">
                <text:p>1.974841765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2.04939015319">
                <text:p>2.049390153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2.12132034356">
                <text:p>2.121320343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2.19089023002">
                <text:p>2.190890230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2.25831795813">
                <text:p>2.258317958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.32379000772">
                <text:p>2.323790007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.38746727726">
                <text:p>2.387467277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.44948974278">
                <text:p>2.449489742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2.5099800796">
                <text:p>2.50998007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2.56904651573">
                <text:p>2.569046515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2.62678510731">
                <text:p>2.626785107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2.683281573">
                <text:p>2.6832815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2.73861278753">
                <text:p>2.738612787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2.79284800875">
                <text:p>2.792848008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2.84604989415">
                <text:p>2.846049894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2.89827534924">
                <text:p>2.898275349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2.94957624075">
                <text:p>2.949576240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3.0495901364">
                <text:p>3.04959013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3.09838667697">
                <text:p>3.098386676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3.14642654451">
                <text:p>3.146426544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3.19374388453">
                <text:p>3.193743884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3.2403703492">
                <text:p>3.24037034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3.28633534503">
                <text:p>3.286335345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3.33166624979">
                <text:p>3.331666249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3.37638860323">
                <text:p>3.376388603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3.4205262753">
                <text:p>3.42052627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3.464">
                <text:p>3.46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